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8.1972in" fo:margin-left="-0.6514in" table:align="left"/>
    </style:style>
    <style:style style:name="Table4.A" style:family="table-column">
      <style:table-column-properties style:column-width="2.825in"/>
    </style:style>
    <style:style style:name="Table4.B" style:family="table-column">
      <style:table-column-properties style:column-width="5.3722in"/>
    </style:style>
    <style:style style:name="Table4.1" style:family="table-row">
      <style:table-row-properties style:min-row-height="0.496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8.2313in" fo:margin-left="-0.6674in" table:align="left"/>
    </style:style>
    <style:style style:name="Table5.A" style:family="table-column">
      <style:table-column-properties style:column-width="2.9729in"/>
    </style:style>
    <style:style style:name="Table5.B" style:family="table-column">
      <style:table-column-properties style:column-width="5.258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3243in"/>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4.0028in" style:rel-column-width="37880*"/>
    </style:style>
    <style:style style:name="Table2.B" style:family="table-column">
      <style:table-column-properties style:column-width="2.9222in" style:rel-column-width="27655*"/>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4.0028in" style:rel-column-width="37880*"/>
    </style:style>
    <style:style style:name="Table1.B" style:family="table-column">
      <style:table-column-properties style:column-width="2.9222in" style:rel-column-width="27655*"/>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8993in" fo:margin-left="0.0215in" table:align="left"/>
    </style:style>
    <style:style style:name="Table3.A" style:family="table-column">
      <style:table-column-properties style:column-width="3.4375in"/>
    </style:style>
    <style:style style:name="Table3.B" style:family="table-column">
      <style:table-column-properties style:column-width="3.4618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transparent"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6" style:family="table">
      <style:table-properties style:width="6.9389in" fo:margin-left="0in" table:align="left"/>
    </style:style>
    <style:style style:name="Table6.A" style:family="table-column">
      <style:table-column-properties style:column-width="1.7313in"/>
    </style:style>
    <style:style style:name="Table6.C" style:family="table-column">
      <style:table-column-properties style:column-width="1.7306in"/>
    </style:style>
    <style:style style:name="Table6.D" style:family="table-column">
      <style:table-column-properties style:column-width="1.7458in"/>
    </style:style>
    <style:style style:name="Table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D1" style:family="table-cell">
      <style:table-cell-properties fo:background-color="transparent"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0.05pt solid #000000" fo:border-top="none" fo:border-bottom="0.05pt solid #000000"/>
    </style:style>
    <style:style style:name="Table7" style:family="table">
      <style:table-properties style:width="8.2667in" fo:margin-left="-0.6451in" table:align="left"/>
    </style:style>
    <style:style style:name="Table7.A" style:family="table-column">
      <style:table-column-properties style:column-width="2.6896in"/>
    </style:style>
    <style:style style:name="Table7.B" style:family="table-column">
      <style:table-column-properties style:column-width="1.2118in"/>
    </style:style>
    <style:style style:name="Table7.C" style:family="table-column">
      <style:table-column-properties style:column-width="1.4111in"/>
    </style:style>
    <style:style style:name="Table7.D" style:family="table-column">
      <style:table-column-properties style:column-width="1.941in"/>
    </style:style>
    <style:style style:name="Table7.E" style:family="table-column">
      <style:table-column-properties style:column-width="1.0132in"/>
    </style:style>
    <style:style style:name="Table7.1" style:family="table-row">
      <style:table-row-properties style:min-row-height="0.066in"/>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E1" style:family="table-cell">
      <style:table-cell-properties fo:background-color="transparent"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tyle="normal" style:text-underline-style="solid" style:text-underline-width="auto" style:text-underline-color="font-color" officeooo:rsid="00297472" officeooo:paragraph-rsid="02dce18d" style:font-style-asian="normal" style:font-style-complex="normal"/>
    </style:style>
    <style:style style:name="P2" style:family="paragraph" style:parent-style-name="Standard">
      <style:paragraph-properties fo:text-align="start" style:justify-single-word="false"/>
      <style:text-properties officeooo:paragraph-rsid="036958af"/>
    </style:style>
    <style:style style:name="P3" style:family="paragraph" style:parent-style-name="Text_20_body">
      <style:paragraph-properties fo:text-align="start" style:justify-single-word="false"/>
      <style:text-properties style:text-underline-style="none"/>
    </style:style>
    <style:style style:name="P4" style:family="paragraph" style:parent-style-name="Text_20_body">
      <style:paragraph-properties fo:text-align="start" style:justify-single-word="false"/>
      <style:text-properties style:text-underline-style="none" officeooo:rsid="037f233f" officeooo:paragraph-rsid="0380964d"/>
    </style:style>
    <style:style style:name="P5" style:family="paragraph" style:parent-style-name="Text_20_body">
      <style:paragraph-properties fo:text-align="justify" style:justify-single-word="false"/>
      <style:text-properties style:text-underline-style="none" officeooo:rsid="03c8dd8d" officeooo:paragraph-rsid="03c8dd8d"/>
    </style:style>
    <style:style style:name="P6" style:family="paragraph" style:parent-style-name="Text_20_body">
      <style:paragraph-properties fo:text-align="justify" style:justify-single-word="false"/>
      <style:text-properties style:text-underline-style="none" officeooo:rsid="03c8dd8d" officeooo:paragraph-rsid="03cbecba"/>
    </style:style>
    <style:style style:name="P7" style:family="paragraph" style:parent-style-name="Text_20_body">
      <style:paragraph-properties fo:text-align="justify" style:justify-single-word="false"/>
      <style:text-properties officeooo:rsid="020240e6" officeooo:paragraph-rsid="020240e6"/>
    </style:style>
    <style:style style:name="P8" style:family="paragraph" style:parent-style-name="Text_20_body">
      <style:paragraph-properties fo:text-align="justify" style:justify-single-word="false"/>
      <style:text-properties fo:font-weight="normal" officeooo:rsid="0207c6cd" officeooo:paragraph-rsid="0207c6cd" style:font-weight-asian="normal" style:font-weight-complex="normal"/>
    </style:style>
    <style:style style:name="P9" style:family="paragraph" style:parent-style-name="Text_20_body">
      <style:paragraph-properties fo:text-align="justify" style:justify-single-word="false"/>
      <style:text-properties fo:font-weight="normal" officeooo:rsid="02092cea" officeooo:paragraph-rsid="02092cea" style:font-weight-asian="normal" style:font-weight-complex="normal"/>
    </style:style>
    <style:style style:name="P10" style:family="paragraph" style:parent-style-name="Text_20_body">
      <style:paragraph-properties fo:text-align="justify" style:justify-single-word="false"/>
      <style:text-properties fo:font-weight="normal" officeooo:rsid="02828ac5" officeooo:paragraph-rsid="02828ac5" style:font-weight-asian="normal" style:font-weight-complex="normal"/>
    </style:style>
    <style:style style:name="P11" style:family="paragraph" style:parent-style-name="Text_20_body">
      <style:paragraph-properties fo:text-align="start" style:justify-single-word="false"/>
      <style:text-properties fo:font-weight="normal" officeooo:rsid="0363cd82" officeooo:paragraph-rsid="0368497c" style:font-weight-asian="normal" style:font-weight-complex="normal"/>
    </style:style>
    <style:style style:name="P12" style:family="paragraph" style:parent-style-name="Text_20_body">
      <style:paragraph-properties fo:text-align="justify" style:justify-single-word="false"/>
      <style:text-properties officeooo:rsid="020d7992" officeooo:paragraph-rsid="024d70d3"/>
    </style:style>
    <style:style style:name="P13" style:family="paragraph" style:parent-style-name="Text_20_body">
      <style:paragraph-properties fo:text-align="justify" style:justify-single-word="false"/>
      <style:text-properties officeooo:rsid="01c5576a" officeooo:paragraph-rsid="020240e6"/>
    </style:style>
    <style:style style:name="P14" style:family="paragraph" style:parent-style-name="Text_20_body">
      <style:text-properties officeooo:rsid="023f2661" officeooo:paragraph-rsid="023f2661"/>
    </style:style>
    <style:style style:name="P15" style:family="paragraph" style:parent-style-name="Text_20_body">
      <style:paragraph-properties fo:text-align="justify" style:justify-single-word="false"/>
      <style:text-properties officeooo:rsid="01e2da39" officeooo:paragraph-rsid="02536b40"/>
    </style:style>
    <style:style style:name="P16" style:family="paragraph" style:parent-style-name="Text_20_body">
      <style:paragraph-properties fo:text-align="start" style:justify-single-word="false"/>
      <style:text-properties officeooo:rsid="01c099f1" officeooo:paragraph-rsid="029e3fb7"/>
    </style:style>
    <style:style style:name="P17" style:family="paragraph" style:parent-style-name="Text_20_body">
      <style:paragraph-properties fo:text-align="justify" style:justify-single-word="false"/>
      <style:text-properties officeooo:rsid="02867ce3" officeooo:paragraph-rsid="02867ce3"/>
    </style:style>
    <style:style style:name="P18" style:family="paragraph" style:parent-style-name="Text_20_body">
      <style:paragraph-properties fo:text-align="justify" style:justify-single-word="false"/>
      <style:text-properties officeooo:rsid="0287f3ca" officeooo:paragraph-rsid="0287f3ca"/>
    </style:style>
    <style:style style:name="P19" style:family="paragraph" style:parent-style-name="Text_20_body">
      <style:paragraph-properties fo:text-align="start" style:justify-single-word="false"/>
      <style:text-properties officeooo:rsid="02ebe36d" officeooo:paragraph-rsid="02ebe36d"/>
    </style:style>
    <style:style style:name="P20" style:family="paragraph" style:parent-style-name="Text_20_body">
      <style:paragraph-properties fo:text-align="start" style:justify-single-word="false"/>
      <style:text-properties fo:font-style="normal" style:text-underline-style="none" officeooo:rsid="034dc14d" officeooo:paragraph-rsid="034dc14d" style:font-style-asian="normal" style:font-style-complex="normal"/>
    </style:style>
    <style:style style:name="P21" style:family="paragraph" style:parent-style-name="Text_20_body">
      <style:paragraph-properties fo:text-align="start" style:justify-single-word="false"/>
      <style:text-properties fo:font-style="normal" style:text-underline-style="none" fo:font-weight="normal" officeooo:rsid="03903415" officeooo:paragraph-rsid="03903415" style:font-style-asian="normal" style:font-weight-asian="normal" style:font-style-complex="normal" style:font-weight-complex="normal"/>
    </style:style>
    <style:style style:name="P22" style:family="paragraph" style:parent-style-name="Text_20_body">
      <style:paragraph-properties fo:text-align="center" style:justify-single-word="false"/>
      <style:text-properties fo:font-size="10pt" style:text-underline-style="solid" style:text-underline-width="auto" style:text-underline-color="font-color" fo:font-weight="normal" officeooo:rsid="034e1a06" officeooo:paragraph-rsid="034e1a06" style:font-size-asian="10pt" style:font-weight-asian="normal" style:font-size-complex="10pt" style:font-weight-complex="normal"/>
    </style:style>
    <style:style style:name="P23" style:family="paragraph" style:parent-style-name="Text_20_body">
      <style:paragraph-properties fo:text-align="justify" style:justify-single-word="false"/>
      <style:text-properties officeooo:rsid="015adf24" officeooo:paragraph-rsid="0354ad60"/>
    </style:style>
    <style:style style:name="P24" style:family="paragraph" style:parent-style-name="Text_20_body">
      <style:paragraph-properties fo:text-align="justify" style:justify-single-word="false"/>
      <style:text-properties officeooo:rsid="015adf24" officeooo:paragraph-rsid="03894663"/>
    </style:style>
    <style:style style:name="P25" style:family="paragraph" style:parent-style-name="Text_20_body">
      <style:paragraph-properties fo:text-align="justify" style:justify-single-word="false"/>
      <style:text-properties officeooo:rsid="015adf24" officeooo:paragraph-rsid="038ad5fd"/>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start" style:justify-single-word="false"/>
      <style:text-properties officeooo:paragraph-rsid="037d42d4"/>
    </style:style>
    <style:style style:name="P28" style:family="paragraph" style:parent-style-name="Text_20_body">
      <style:paragraph-properties fo:text-align="start" style:justify-single-word="false"/>
      <style:text-properties officeooo:paragraph-rsid="03a091c2"/>
    </style:style>
    <style:style style:name="P29" style:family="paragraph" style:parent-style-name="Text_20_body">
      <style:paragraph-properties fo:text-align="justify" style:justify-single-word="false"/>
      <style:text-properties officeooo:rsid="016f69d8" officeooo:paragraph-rsid="037c9d91"/>
    </style:style>
    <style:style style:name="P30" style:family="paragraph" style:parent-style-name="Text_20_body">
      <style:paragraph-properties fo:text-align="justify" style:justify-single-word="false"/>
      <style:text-properties officeooo:rsid="037c9d91" officeooo:paragraph-rsid="037c9d91"/>
    </style:style>
    <style:style style:name="P31" style:family="paragraph" style:parent-style-name="Text_20_body">
      <style:paragraph-properties fo:text-align="start" style:justify-single-word="false"/>
      <style:text-properties fo:font-size="11pt" officeooo:paragraph-rsid="03a091c2" style:font-size-asian="11pt" style:font-size-complex="11pt"/>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officeooo:rsid="039d491f" officeooo:paragraph-rsid="039d491f"/>
    </style:style>
    <style:style style:name="P34" style:family="paragraph" style:parent-style-name="Table_20_Contents">
      <style:paragraph-properties fo:text-align="start" style:justify-single-word="false"/>
      <style:text-properties officeooo:rsid="039d491f" officeooo:paragraph-rsid="03c20aee"/>
    </style:style>
    <style:style style:name="P35" style:family="paragraph" style:parent-style-name="Table_20_Contents">
      <style:paragraph-properties fo:text-align="start" style:justify-single-word="false"/>
      <style:text-properties officeooo:rsid="039d491f" officeooo:paragraph-rsid="03c26411"/>
    </style:style>
    <style:style style:name="P36" style:family="paragraph" style:parent-style-name="Table_20_Contents">
      <style:paragraph-properties fo:text-align="start" style:justify-single-word="false"/>
      <style:text-properties officeooo:rsid="039e603b" officeooo:paragraph-rsid="039e603b"/>
    </style:style>
    <style:style style:name="P37" style:family="paragraph" style:parent-style-name="Table_20_Contents">
      <style:paragraph-properties fo:text-align="start" style:justify-single-word="false"/>
      <style:text-properties officeooo:rsid="039e603b" officeooo:paragraph-rsid="039f59ef"/>
    </style:style>
    <style:style style:name="P38" style:family="paragraph" style:parent-style-name="Table_20_Contents">
      <style:paragraph-properties fo:text-align="start" style:justify-single-word="false"/>
      <style:text-properties officeooo:rsid="039f59ef" officeooo:paragraph-rsid="039f59ef"/>
    </style:style>
    <style:style style:name="P39" style:family="paragraph" style:parent-style-name="Table_20_Contents">
      <style:paragraph-properties fo:text-align="start" style:justify-single-word="false"/>
      <style:text-properties officeooo:rsid="039f59ef" officeooo:paragraph-rsid="03c20aee"/>
    </style:style>
    <style:style style:name="P40" style:family="paragraph" style:parent-style-name="Table_20_Contents">
      <style:paragraph-properties fo:text-align="start" style:justify-single-word="false"/>
      <style:text-properties officeooo:rsid="03aae458" officeooo:paragraph-rsid="03aae458"/>
    </style:style>
    <style:style style:name="P41" style:family="paragraph" style:parent-style-name="Table_20_Contents">
      <style:paragraph-properties fo:text-align="start" style:justify-single-word="false"/>
      <style:text-properties officeooo:rsid="03ae70a2" officeooo:paragraph-rsid="03ae70a2"/>
    </style:style>
    <style:style style:name="P42" style:family="paragraph" style:parent-style-name="Table_20_Contents">
      <style:paragraph-properties fo:text-align="start" style:justify-single-word="false"/>
      <style:text-properties officeooo:rsid="03ae7dc2" officeooo:paragraph-rsid="03ae7dc2"/>
    </style:style>
    <style:style style:name="P43" style:family="paragraph" style:parent-style-name="Table_20_Contents">
      <style:paragraph-properties fo:text-align="start" style:justify-single-word="false"/>
      <style:text-properties officeooo:rsid="03b04c1b" officeooo:paragraph-rsid="03b04c1b"/>
    </style:style>
    <style:style style:name="P44" style:family="paragraph" style:parent-style-name="Table_20_Contents">
      <style:paragraph-properties fo:text-align="start" style:justify-single-word="false"/>
      <style:text-properties officeooo:rsid="03b3220f" officeooo:paragraph-rsid="03b3220f"/>
    </style:style>
    <style:style style:name="P45" style:family="paragraph" style:parent-style-name="Table_20_Contents">
      <style:paragraph-properties fo:text-align="start" style:justify-single-word="false"/>
      <style:text-properties officeooo:rsid="03b4f895" officeooo:paragraph-rsid="03b4f895"/>
    </style:style>
    <style:style style:name="P46" style:family="paragraph" style:parent-style-name="Table_20_Contents">
      <style:paragraph-properties fo:text-align="start" style:justify-single-word="false"/>
      <style:text-properties officeooo:rsid="03b59a1e" officeooo:paragraph-rsid="03b59a1e"/>
    </style:style>
    <style:style style:name="P47" style:family="paragraph" style:parent-style-name="Table_20_Contents">
      <style:paragraph-properties fo:text-align="start" style:justify-single-word="false"/>
      <style:text-properties officeooo:rsid="03b79ac0" officeooo:paragraph-rsid="03b79ac0"/>
    </style:style>
    <style:style style:name="P48" style:family="paragraph" style:parent-style-name="Table_20_Contents">
      <style:paragraph-properties fo:text-align="start" style:justify-single-word="false"/>
      <style:text-properties officeooo:rsid="03bc4e39" officeooo:paragraph-rsid="03bef931"/>
    </style:style>
    <style:style style:name="P49" style:family="paragraph" style:parent-style-name="Table_20_Contents">
      <style:paragraph-properties fo:text-align="start" style:justify-single-word="false"/>
      <style:text-properties officeooo:rsid="03be3bb2" officeooo:paragraph-rsid="03be3bb2"/>
    </style:style>
    <style:style style:name="P50" style:family="paragraph" style:parent-style-name="Table_20_Contents">
      <style:paragraph-properties fo:text-align="start" style:justify-single-word="false"/>
      <style:text-properties officeooo:rsid="03bef931" officeooo:paragraph-rsid="03bef931"/>
    </style:style>
    <style:style style:name="P51" style:family="paragraph" style:parent-style-name="Table_20_Contents">
      <style:paragraph-properties fo:text-align="start" style:justify-single-word="false"/>
      <style:text-properties officeooo:rsid="03c20aee" officeooo:paragraph-rsid="03c20aee"/>
    </style:style>
    <style:style style:name="P52" style:family="paragraph" style:parent-style-name="Table_20_Contents">
      <style:paragraph-properties fo:text-align="start" style:justify-single-word="false"/>
      <style:text-properties officeooo:rsid="03c26411" officeooo:paragraph-rsid="03c26411"/>
    </style:style>
    <style:style style:name="P53" style:family="paragraph" style:parent-style-name="Table_20_Contents">
      <style:paragraph-properties fo:text-align="start" style:justify-single-word="false"/>
      <style:text-properties fo:font-size="12pt" officeooo:rsid="03bef931" officeooo:paragraph-rsid="03bef931" style:font-size-asian="12pt" style:font-size-complex="12pt"/>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text-properties officeooo:rsid="03da06a6" officeooo:paragraph-rsid="03da06a6"/>
    </style:style>
    <style:style style:name="P56" style:family="paragraph" style:parent-style-name="Table_20_Contents">
      <style:paragraph-properties fo:text-align="start" style:justify-single-word="false"/>
      <style:text-properties officeooo:rsid="03da06a6" officeooo:paragraph-rsid="03da06a6"/>
    </style:style>
    <style:style style:name="P57" style:family="paragraph" style:parent-style-name="Table_20_Contents">
      <style:paragraph-properties fo:text-align="start" style:justify-single-word="false"/>
      <style:text-properties officeooo:rsid="03db2586" officeooo:paragraph-rsid="03db2586"/>
    </style:style>
    <style:style style:name="P58" style:family="paragraph" style:parent-style-name="Table_20_Contents">
      <style:paragraph-properties fo:text-align="center" style:justify-single-word="false"/>
      <style:text-properties officeooo:rsid="03dd1f91" officeooo:paragraph-rsid="03dd1f91"/>
    </style:style>
    <style:style style:name="P59" style:family="paragraph" style:parent-style-name="Table_20_Contents">
      <style:paragraph-properties fo:text-align="center" style:justify-single-word="false"/>
      <style:text-properties officeooo:rsid="03dd1f91" officeooo:paragraph-rsid="03dd1f91" fo:background-color="#fff200"/>
    </style:style>
    <style:style style:name="P60" style:family="paragraph" style:parent-style-name="Table_20_Contents">
      <style:paragraph-properties fo:text-align="start" style:justify-single-word="false"/>
      <style:text-properties officeooo:rsid="03da06a6" officeooo:paragraph-rsid="03da06a6" fo:background-color="#fff200"/>
    </style:style>
    <style:style style:name="P61" style:family="paragraph" style:parent-style-name="Table_20_Contents">
      <style:paragraph-properties fo:text-align="center" style:justify-single-word="false"/>
      <style:text-properties fo:background-color="#fff200"/>
    </style:style>
    <style:style style:name="P62" style:family="paragraph" style:parent-style-name="Heading">
      <style:paragraph-properties fo:text-align="center" style:justify-single-word="false"/>
      <style:text-properties fo:font-style="normal" style:text-underline-style="solid" style:text-underline-width="auto" style:text-underline-color="font-color" fo:font-weight="bold" officeooo:rsid="00297472" officeooo:paragraph-rsid="02dce18d" style:font-style-asian="normal" style:font-weight-asian="bold" style:font-style-complex="normal" style:font-weight-complex="bold"/>
    </style:style>
    <style:style style:name="P63" style:family="paragraph" style:parent-style-name="Standard" style:list-style-name="L11">
      <style:text-properties fo:font-size="10pt" officeooo:rsid="02c444de" officeooo:paragraph-rsid="02dce18d" style:font-size-asian="10pt" style:font-size-complex="10pt"/>
    </style:style>
    <style:style style:name="P64" style:family="paragraph" style:parent-style-name="Standard" style:list-style-name="L9">
      <style:text-properties style:text-position="0% 100%" fo:font-size="12pt" fo:font-weight="normal" officeooo:rsid="02c59049" officeooo:paragraph-rsid="0343bbec" style:font-size-asian="12pt" style:font-weight-asian="normal" style:font-size-complex="12pt" style:font-weight-complex="normal"/>
    </style:style>
    <style:style style:name="P65" style:family="paragraph" style:parent-style-name="Standard" style:list-style-name="L9">
      <style:text-properties style:text-position="0% 100%" fo:font-size="12pt" fo:font-weight="normal" officeooo:rsid="02c59049" officeooo:paragraph-rsid="02dce18d" style:font-size-asian="12pt" style:font-weight-asian="normal" style:font-size-complex="12pt" style:font-weight-complex="normal"/>
    </style:style>
    <style:style style:name="P66" style:family="paragraph" style:parent-style-name="Standard" style:list-style-name="L9">
      <style:paragraph-properties fo:text-align="start" style:justify-single-word="false"/>
      <style:text-properties style:text-position="0% 100%" fo:font-size="12pt" fo:font-weight="normal" officeooo:rsid="02c59049" officeooo:paragraph-rsid="0343bbec" style:font-size-asian="12pt" style:font-weight-asian="normal" style:font-size-complex="12pt" style:font-weight-complex="normal"/>
    </style:style>
    <style:style style:name="P67" style:family="paragraph" style:parent-style-name="Standard" style:list-style-name="L10">
      <style:paragraph-properties fo:text-align="start" style:justify-single-word="false"/>
      <style:text-properties style:font-name="Liberation Sans" fo:font-size="12pt" fo:font-weight="normal" officeooo:rsid="02c54332" officeooo:paragraph-rsid="030a2687" style:font-name-asian="Noto Sans CJK SC Regular" style:font-size-asian="12pt" style:font-weight-asian="normal" style:font-name-complex="Lohit Devanagari" style:font-size-complex="12pt" style:font-weight-complex="normal"/>
    </style:style>
    <style:style style:name="P68" style:family="paragraph" style:parent-style-name="Standard" style:list-style-name="L10">
      <style:text-properties style:font-name="Liberation Sans" fo:font-size="12pt" officeooo:rsid="02d13124" officeooo:paragraph-rsid="02dce18d" style:font-name-asian="Noto Sans CJK SC Regular" style:font-size-asian="12pt" style:font-name-complex="Lohit Devanagari" style:font-size-complex="12pt"/>
    </style:style>
    <style:style style:name="P69" style:family="paragraph" style:parent-style-name="Standard" style:list-style-name="L10">
      <style:paragraph-properties fo:text-align="start" style:justify-single-word="false"/>
      <style:text-properties style:font-name="Liberation Serif" fo:font-size="12pt" fo:font-weight="normal" officeooo:rsid="03267f43" officeooo:paragraph-rsid="0325b376" style:font-name-asian="Noto Sans CJK SC Regular" style:font-size-asian="12pt" style:font-weight-asian="normal" style:font-name-complex="Lohit Devanagari" style:font-size-complex="12pt" style:font-weight-complex="normal"/>
    </style:style>
    <style:style style:name="P70" style:family="paragraph" style:parent-style-name="Standard" style:list-style-name="L9">
      <style:paragraph-properties fo:text-align="start" style:justify-single-word="false"/>
      <style:text-properties fo:font-size="12pt" fo:font-weight="normal" officeooo:rsid="0349bbc2" officeooo:paragraph-rsid="0349bbc2" style:font-size-asian="12pt" style:font-weight-asian="normal" style:font-size-complex="12pt" style:font-weight-complex="normal"/>
    </style:style>
    <style:style style:name="P71" style:family="paragraph" style:parent-style-name="Standard" style:list-style-name="L9">
      <style:text-properties fo:font-size="12pt" fo:font-weight="normal" officeooo:rsid="02bc5c51" officeooo:paragraph-rsid="03294a28" style:font-size-asian="12pt" style:font-weight-asian="normal" style:font-size-complex="12pt" style:font-weight-complex="normal"/>
    </style:style>
    <style:style style:name="P72" style:family="paragraph" style:parent-style-name="Standard" style:list-style-name="L9">
      <style:text-properties fo:font-size="12pt" fo:font-weight="normal" officeooo:rsid="02bc5c51" officeooo:paragraph-rsid="032bf7dc" style:font-size-asian="12pt" style:font-weight-asian="normal" style:font-size-complex="12pt" style:font-weight-complex="normal"/>
    </style:style>
    <style:style style:name="P73" style:family="paragraph" style:parent-style-name="Standard" style:list-style-name="L9">
      <style:text-properties fo:font-size="12pt" fo:font-weight="normal" officeooo:rsid="02bc5c51" officeooo:paragraph-rsid="032d7fa4" style:font-size-asian="12pt" style:font-weight-asian="normal" style:font-size-complex="12pt" style:font-weight-complex="normal"/>
    </style:style>
    <style:style style:name="P74" style:family="paragraph" style:parent-style-name="Standard" style:list-style-name="L9">
      <style:text-properties fo:font-size="12pt" fo:font-weight="normal" officeooo:rsid="02bc5c51" officeooo:paragraph-rsid="02dce18d" style:font-size-asian="12pt" style:font-weight-asian="normal" style:font-size-complex="12pt" style:font-weight-complex="normal"/>
    </style:style>
    <style:style style:name="P75" style:family="paragraph" style:parent-style-name="Standard" style:list-style-name="L10">
      <style:text-properties fo:font-size="12pt" fo:font-weight="normal" officeooo:rsid="02bc5c51" officeooo:paragraph-rsid="030a2687" style:font-size-asian="12pt" style:font-weight-asian="normal" style:font-size-complex="12pt" style:font-weight-complex="normal"/>
    </style:style>
    <style:style style:name="P76" style:family="paragraph" style:parent-style-name="Standard" style:list-style-name="L9">
      <style:paragraph-properties fo:text-align="start" style:justify-single-word="false"/>
      <style:text-properties fo:font-size="12pt" fo:font-weight="normal" officeooo:rsid="02bc5c51" officeooo:paragraph-rsid="0335492a" style:font-size-asian="12pt" style:font-weight-asian="normal" style:font-size-complex="12pt" style:font-weight-complex="normal"/>
    </style:style>
    <style:style style:name="P77" style:family="paragraph" style:parent-style-name="Standard" style:list-style-name="L9">
      <style:text-properties fo:font-size="12pt" fo:font-weight="normal" officeooo:rsid="010f11ea" officeooo:paragraph-rsid="032e6baa" style:font-size-asian="12pt" style:font-weight-asian="normal" style:font-size-complex="12pt" style:font-weight-complex="normal"/>
    </style:style>
    <style:style style:name="P78" style:family="paragraph" style:parent-style-name="Standard" style:list-style-name="L10">
      <style:text-properties fo:font-size="12pt" fo:font-weight="normal" officeooo:rsid="010f11ea" officeooo:paragraph-rsid="030a2687" style:font-size-asian="12pt" style:font-weight-asian="normal" style:font-size-complex="12pt" style:font-weight-complex="normal"/>
    </style:style>
    <style:style style:name="P79" style:family="paragraph" style:parent-style-name="Standard" style:list-style-name="L10">
      <style:paragraph-properties fo:text-align="start" style:justify-single-word="false"/>
      <style:text-properties fo:font-size="12pt" fo:font-weight="normal" officeooo:rsid="010f11ea" officeooo:paragraph-rsid="030a2687" style:font-size-asian="12pt" style:font-weight-asian="normal" style:font-size-complex="12pt" style:font-weight-complex="normal"/>
    </style:style>
    <style:style style:name="P80" style:family="paragraph" style:parent-style-name="Standard" style:list-style-name="L9">
      <style:paragraph-properties fo:text-align="start" style:justify-single-word="false"/>
      <style:text-properties fo:font-size="12pt" fo:font-weight="normal" officeooo:rsid="010f11ea" officeooo:paragraph-rsid="0335492a" style:font-size-asian="12pt" style:font-weight-asian="normal" style:font-size-complex="12pt" style:font-weight-complex="normal"/>
    </style:style>
    <style:style style:name="P81" style:family="paragraph" style:parent-style-name="Standard" style:list-style-name="L9">
      <style:text-properties fo:font-size="12pt" fo:font-weight="normal" officeooo:rsid="02c0d30b" officeooo:paragraph-rsid="032bf7dc" style:font-size-asian="12pt" style:font-weight-asian="normal" style:font-size-complex="12pt" style:font-weight-complex="normal"/>
    </style:style>
    <style:style style:name="P82" style:family="paragraph" style:parent-style-name="Standard" style:list-style-name="L9">
      <style:text-properties fo:font-size="12pt" fo:font-weight="normal" officeooo:rsid="02c0d30b" officeooo:paragraph-rsid="02dce18d" style:font-size-asian="12pt" style:font-weight-asian="normal" style:font-size-complex="12pt" style:font-weight-complex="normal"/>
    </style:style>
    <style:style style:name="P83" style:family="paragraph" style:parent-style-name="Standard" style:list-style-name="L10">
      <style:text-properties fo:font-size="12pt" fo:font-weight="normal" officeooo:rsid="02c0d30b" officeooo:paragraph-rsid="030a2687" style:font-size-asian="12pt" style:font-weight-asian="normal" style:font-size-complex="12pt" style:font-weight-complex="normal"/>
    </style:style>
    <style:style style:name="P84" style:family="paragraph" style:parent-style-name="Standard" style:list-style-name="L9">
      <style:paragraph-properties fo:text-align="start" style:justify-single-word="false"/>
      <style:text-properties fo:font-size="12pt" fo:font-weight="normal" officeooo:rsid="02c0d30b" officeooo:paragraph-rsid="0335492a" style:font-size-asian="12pt" style:font-weight-asian="normal" style:font-size-complex="12pt" style:font-weight-complex="normal"/>
    </style:style>
    <style:style style:name="P85" style:family="paragraph" style:parent-style-name="Standard" style:list-style-name="L9">
      <style:text-properties fo:font-size="12pt" fo:font-weight="normal" officeooo:rsid="032bf7dc" officeooo:paragraph-rsid="032bf7dc" style:font-size-asian="12pt" style:font-weight-asian="normal" style:font-size-complex="12pt" style:font-weight-complex="normal"/>
    </style:style>
    <style:style style:name="P86" style:family="paragraph" style:parent-style-name="Standard" style:list-style-name="L9">
      <style:paragraph-properties fo:text-align="start" style:justify-single-word="false"/>
      <style:text-properties fo:font-size="12pt" fo:font-weight="normal" officeooo:rsid="032bf7dc" officeooo:paragraph-rsid="0335492a" style:font-size-asian="12pt" style:font-weight-asian="normal" style:font-size-complex="12pt" style:font-weight-complex="normal"/>
    </style:style>
    <style:style style:name="P87" style:family="paragraph" style:parent-style-name="Standard" style:list-style-name="L9">
      <style:text-properties fo:font-size="12pt" fo:font-weight="normal" officeooo:rsid="010accd0" officeooo:paragraph-rsid="032d7fa4" style:font-size-asian="12pt" style:font-weight-asian="normal" style:font-size-complex="12pt" style:font-weight-complex="normal"/>
    </style:style>
    <style:style style:name="P88" style:family="paragraph" style:parent-style-name="Standard" style:list-style-name="L10">
      <style:text-properties fo:font-size="12pt" fo:font-weight="normal" officeooo:rsid="010accd0" officeooo:paragraph-rsid="030a2687" style:font-size-asian="12pt" style:font-weight-asian="normal" style:font-size-complex="12pt" style:font-weight-complex="normal"/>
    </style:style>
    <style:style style:name="P89" style:family="paragraph" style:parent-style-name="Standard" style:list-style-name="L9">
      <style:paragraph-properties fo:text-align="start" style:justify-single-word="false"/>
      <style:text-properties fo:font-size="12pt" fo:font-weight="normal" officeooo:rsid="010accd0" officeooo:paragraph-rsid="0335492a" style:font-size-asian="12pt" style:font-weight-asian="normal" style:font-size-complex="12pt" style:font-weight-complex="normal"/>
    </style:style>
    <style:style style:name="P90" style:family="paragraph" style:parent-style-name="Standard" style:list-style-name="L9">
      <style:text-properties fo:font-size="12pt" fo:font-weight="normal" officeooo:rsid="01545671" officeooo:paragraph-rsid="032e6baa" style:font-size-asian="12pt" style:font-weight-asian="normal" style:font-size-complex="12pt" style:font-weight-complex="normal"/>
    </style:style>
    <style:style style:name="P91" style:family="paragraph" style:parent-style-name="Standard" style:list-style-name="L10">
      <style:text-properties fo:font-size="12pt" fo:font-weight="normal" officeooo:rsid="01545671" officeooo:paragraph-rsid="030a2687" style:font-size-asian="12pt" style:font-weight-asian="normal" style:font-size-complex="12pt" style:font-weight-complex="normal"/>
    </style:style>
    <style:style style:name="P92" style:family="paragraph" style:parent-style-name="Standard" style:list-style-name="L9">
      <style:paragraph-properties fo:text-align="start" style:justify-single-word="false"/>
      <style:text-properties fo:font-size="12pt" fo:font-weight="normal" officeooo:rsid="01545671" officeooo:paragraph-rsid="0335492a" style:font-size-asian="12pt" style:font-weight-asian="normal" style:font-size-complex="12pt" style:font-weight-complex="normal"/>
    </style:style>
    <style:style style:name="P93" style:family="paragraph" style:parent-style-name="Standard" style:list-style-name="L9">
      <style:text-properties fo:font-size="12pt" fo:font-weight="normal" officeooo:rsid="02c2a389" officeooo:paragraph-rsid="032bf7dc" style:font-size-asian="12pt" style:font-weight-asian="normal" style:font-size-complex="12pt" style:font-weight-complex="normal"/>
    </style:style>
    <style:style style:name="P94" style:family="paragraph" style:parent-style-name="Standard" style:list-style-name="L9">
      <style:text-properties fo:font-size="12pt" fo:font-weight="normal" officeooo:rsid="02c2a389" officeooo:paragraph-rsid="02dce18d" style:font-size-asian="12pt" style:font-weight-asian="normal" style:font-size-complex="12pt" style:font-weight-complex="normal"/>
    </style:style>
    <style:style style:name="P95" style:family="paragraph" style:parent-style-name="Standard" style:list-style-name="L10">
      <style:text-properties fo:font-size="12pt" fo:font-weight="normal" officeooo:rsid="02c2a389" officeooo:paragraph-rsid="030a2687" style:font-size-asian="12pt" style:font-weight-asian="normal" style:font-size-complex="12pt" style:font-weight-complex="normal"/>
    </style:style>
    <style:style style:name="P96" style:family="paragraph" style:parent-style-name="Standard" style:list-style-name="L9">
      <style:paragraph-properties fo:text-align="start" style:justify-single-word="false"/>
      <style:text-properties fo:font-size="12pt" fo:font-weight="normal" officeooo:rsid="02c2a389" officeooo:paragraph-rsid="0335492a" style:font-size-asian="12pt" style:font-weight-asian="normal" style:font-size-complex="12pt" style:font-weight-complex="normal"/>
    </style:style>
    <style:style style:name="P97" style:family="paragraph" style:parent-style-name="Standard" style:list-style-name="L9">
      <style:text-properties fo:font-size="12pt" fo:font-weight="normal" officeooo:rsid="02c54332" officeooo:paragraph-rsid="032bf7dc" style:font-size-asian="12pt" style:font-weight-asian="normal" style:font-size-complex="12pt" style:font-weight-complex="normal"/>
    </style:style>
    <style:style style:name="P98" style:family="paragraph" style:parent-style-name="Standard" style:list-style-name="L9">
      <style:paragraph-properties fo:text-align="start" style:justify-single-word="false"/>
      <style:text-properties fo:font-size="12pt" fo:font-weight="normal" officeooo:rsid="02c54332" officeooo:paragraph-rsid="032e6baa" style:font-size-asian="12pt" style:font-weight-asian="normal" style:font-size-complex="12pt" style:font-weight-complex="normal"/>
    </style:style>
    <style:style style:name="P99" style:family="paragraph" style:parent-style-name="Standard" style:list-style-name="L9">
      <style:paragraph-properties fo:text-align="start" style:justify-single-word="false"/>
      <style:text-properties fo:font-size="12pt" fo:font-weight="normal" officeooo:rsid="02c54332" officeooo:paragraph-rsid="0335492a" style:font-size-asian="12pt" style:font-weight-asian="normal" style:font-size-complex="12pt" style:font-weight-complex="normal"/>
    </style:style>
    <style:style style:name="P100" style:family="paragraph" style:parent-style-name="Standard" style:list-style-name="L9">
      <style:paragraph-properties fo:text-align="start" style:justify-single-word="false"/>
      <style:text-properties fo:font-size="12pt" fo:font-weight="normal" officeooo:rsid="02c54332" officeooo:paragraph-rsid="02dce18d" style:font-size-asian="12pt" style:font-weight-asian="normal" style:font-size-complex="12pt" style:font-weight-complex="normal"/>
    </style:style>
    <style:style style:name="P101" style:family="paragraph" style:parent-style-name="Standard" style:list-style-name="L9">
      <style:text-properties fo:font-size="12pt" fo:font-weight="normal" officeooo:rsid="02c77aca" officeooo:paragraph-rsid="032bf7dc" style:font-size-asian="12pt" style:font-weight-asian="normal" style:font-size-complex="12pt" style:font-weight-complex="normal"/>
    </style:style>
    <style:style style:name="P102" style:family="paragraph" style:parent-style-name="Standard" style:list-style-name="L9">
      <style:text-properties fo:font-size="12pt" fo:font-weight="normal" officeooo:rsid="02c77aca" officeooo:paragraph-rsid="02dce18d" style:font-size-asian="12pt" style:font-weight-asian="normal" style:font-size-complex="12pt" style:font-weight-complex="normal"/>
    </style:style>
    <style:style style:name="P103" style:family="paragraph" style:parent-style-name="Standard" style:list-style-name="L10">
      <style:text-properties fo:font-size="12pt" fo:font-weight="normal" officeooo:rsid="02c77aca" officeooo:paragraph-rsid="030a2687" style:font-size-asian="12pt" style:font-weight-asian="normal" style:font-size-complex="12pt" style:font-weight-complex="normal"/>
    </style:style>
    <style:style style:name="P104" style:family="paragraph" style:parent-style-name="Standard" style:list-style-name="L9">
      <style:paragraph-properties fo:text-align="start" style:justify-single-word="false"/>
      <style:text-properties fo:font-size="12pt" fo:font-weight="normal" officeooo:rsid="02c77aca" officeooo:paragraph-rsid="0335492a" style:font-size-asian="12pt" style:font-weight-asian="normal" style:font-size-complex="12pt" style:font-weight-complex="normal"/>
    </style:style>
    <style:style style:name="P105" style:family="paragraph" style:parent-style-name="Standard" style:list-style-name="L9">
      <style:text-properties fo:font-size="12pt" fo:font-weight="normal" officeooo:rsid="02e57e90" officeooo:paragraph-rsid="032bf7dc" style:font-size-asian="12pt" style:font-weight-asian="normal" style:font-size-complex="12pt" style:font-weight-complex="normal"/>
    </style:style>
    <style:style style:name="P106" style:family="paragraph" style:parent-style-name="Standard" style:list-style-name="L9">
      <style:text-properties fo:font-size="12pt" fo:font-weight="normal" officeooo:rsid="02e57e90" officeooo:paragraph-rsid="02e57e90" style:font-size-asian="12pt" style:font-weight-asian="normal" style:font-size-complex="12pt" style:font-weight-complex="normal"/>
    </style:style>
    <style:style style:name="P107" style:family="paragraph" style:parent-style-name="Standard" style:list-style-name="L10">
      <style:text-properties fo:font-size="12pt" fo:font-weight="normal" officeooo:rsid="02e57e90" officeooo:paragraph-rsid="030a2687" style:font-size-asian="12pt" style:font-weight-asian="normal" style:font-size-complex="12pt" style:font-weight-complex="normal"/>
    </style:style>
    <style:style style:name="P108" style:family="paragraph" style:parent-style-name="Standard" style:list-style-name="L9">
      <style:paragraph-properties fo:text-align="start" style:justify-single-word="false"/>
      <style:text-properties fo:font-size="12pt" fo:font-weight="normal" officeooo:rsid="02e57e90" officeooo:paragraph-rsid="0335492a" style:font-size-asian="12pt" style:font-weight-asian="normal" style:font-size-complex="12pt" style:font-weight-complex="normal"/>
    </style:style>
    <style:style style:name="P109" style:family="paragraph" style:parent-style-name="Standard" style:list-style-name="L9">
      <style:paragraph-properties fo:text-align="start" style:justify-single-word="false"/>
      <style:text-properties fo:font-size="12pt" fo:font-weight="normal" officeooo:rsid="01471594" officeooo:paragraph-rsid="032d7fa4" style:font-size-asian="12pt" style:font-weight-asian="normal" style:font-size-complex="12pt" style:font-weight-complex="normal"/>
    </style:style>
    <style:style style:name="P110" style:family="paragraph" style:parent-style-name="Standard" style:list-style-name="L9">
      <style:paragraph-properties fo:text-align="start" style:justify-single-word="false"/>
      <style:text-properties fo:font-size="12pt" fo:font-weight="normal" officeooo:rsid="01471594" officeooo:paragraph-rsid="0335492a" style:font-size-asian="12pt" style:font-weight-asian="normal" style:font-size-complex="12pt" style:font-weight-complex="normal"/>
    </style:style>
    <style:style style:name="P111" style:family="paragraph" style:parent-style-name="Standard" style:list-style-name="L10">
      <style:paragraph-properties fo:text-align="start" style:justify-single-word="false"/>
      <style:text-properties fo:font-size="12pt" fo:font-weight="normal" officeooo:rsid="01471594" officeooo:paragraph-rsid="030a2687" style:font-size-asian="12pt" style:font-weight-asian="normal" style:font-size-complex="12pt" style:font-weight-complex="normal"/>
    </style:style>
    <style:style style:name="P112" style:family="paragraph" style:parent-style-name="Standard" style:list-style-name="L9">
      <style:text-properties fo:font-size="12pt" fo:font-weight="normal" officeooo:rsid="01170c7c" officeooo:paragraph-rsid="032d7fa4" style:font-size-asian="12pt" style:font-weight-asian="normal" style:font-size-complex="12pt" style:font-weight-complex="normal"/>
    </style:style>
    <style:style style:name="P113" style:family="paragraph" style:parent-style-name="Standard" style:list-style-name="L9">
      <style:text-properties fo:font-size="12pt" fo:font-weight="normal" officeooo:rsid="01170c7c" officeooo:paragraph-rsid="032e6baa" style:font-size-asian="12pt" style:font-weight-asian="normal" style:font-size-complex="12pt" style:font-weight-complex="normal"/>
    </style:style>
    <style:style style:name="P114" style:family="paragraph" style:parent-style-name="Standard" style:list-style-name="L9">
      <style:text-properties fo:font-size="12pt" fo:font-weight="normal" officeooo:rsid="01170c7c" officeooo:paragraph-rsid="02dce18d" style:font-size-asian="12pt" style:font-weight-asian="normal" style:font-size-complex="12pt" style:font-weight-complex="normal"/>
    </style:style>
    <style:style style:name="P115" style:family="paragraph" style:parent-style-name="Standard" style:list-style-name="L10">
      <style:text-properties fo:font-size="12pt" fo:font-weight="normal" officeooo:rsid="01170c7c" officeooo:paragraph-rsid="030a2687" style:font-size-asian="12pt" style:font-weight-asian="normal" style:font-size-complex="12pt" style:font-weight-complex="normal"/>
    </style:style>
    <style:style style:name="P116" style:family="paragraph" style:parent-style-name="Standard" style:list-style-name="L9">
      <style:paragraph-properties fo:text-align="start" style:justify-single-word="false"/>
      <style:text-properties fo:font-size="12pt" fo:font-weight="normal" officeooo:rsid="01170c7c" officeooo:paragraph-rsid="0335492a" style:font-size-asian="12pt" style:font-weight-asian="normal" style:font-size-complex="12pt" style:font-weight-complex="normal"/>
    </style:style>
    <style:style style:name="P117" style:family="paragraph" style:parent-style-name="Standard" style:list-style-name="L9">
      <style:text-properties fo:font-size="12pt" fo:font-weight="normal" officeooo:rsid="0122792e" officeooo:paragraph-rsid="032d7fa4" style:font-size-asian="12pt" style:font-weight-asian="normal" style:font-size-complex="12pt" style:font-weight-complex="normal"/>
    </style:style>
    <style:style style:name="P118" style:family="paragraph" style:parent-style-name="Standard" style:list-style-name="L10">
      <style:text-properties fo:font-size="12pt" fo:font-weight="normal" officeooo:rsid="0122792e" officeooo:paragraph-rsid="030a2687" style:font-size-asian="12pt" style:font-weight-asian="normal" style:font-size-complex="12pt" style:font-weight-complex="normal"/>
    </style:style>
    <style:style style:name="P119" style:family="paragraph" style:parent-style-name="Standard" style:list-style-name="L9">
      <style:paragraph-properties fo:text-align="start" style:justify-single-word="false"/>
      <style:text-properties fo:font-size="12pt" fo:font-weight="normal" officeooo:rsid="0122792e" officeooo:paragraph-rsid="0335492a" style:font-size-asian="12pt" style:font-weight-asian="normal" style:font-size-complex="12pt" style:font-weight-complex="normal"/>
    </style:style>
    <style:style style:name="P120" style:family="paragraph" style:parent-style-name="Standard" style:list-style-name="L9">
      <style:text-properties fo:font-size="12pt" fo:font-weight="normal" officeooo:rsid="032d7fa4" officeooo:paragraph-rsid="032d7fa4" style:font-size-asian="12pt" style:font-weight-asian="normal" style:font-size-complex="12pt" style:font-weight-complex="normal"/>
    </style:style>
    <style:style style:name="P121" style:family="paragraph" style:parent-style-name="Standard" style:list-style-name="L9">
      <style:paragraph-properties fo:text-align="start" style:justify-single-word="false"/>
      <style:text-properties fo:font-size="12pt" fo:font-weight="normal" officeooo:rsid="032d7fa4" officeooo:paragraph-rsid="0335492a"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336ddbf" officeooo:paragraph-rsid="0336ddbf" style:font-size-asian="12pt" style:font-weight-asian="normal" style:font-size-complex="12pt" style:font-weight-complex="normal"/>
    </style:style>
    <style:style style:name="P123" style:family="paragraph" style:parent-style-name="Standard" style:list-style-name="L9">
      <style:text-properties fo:font-size="12pt" fo:font-weight="normal" officeooo:rsid="02c6acf9" officeooo:paragraph-rsid="02dce18d" style:font-size-asian="12pt" style:font-weight-asian="normal" style:font-size-complex="12pt" style:font-weight-complex="normal"/>
    </style:style>
    <style:style style:name="P124" style:family="paragraph" style:parent-style-name="Standard" style:list-style-name="L10">
      <style:text-properties fo:font-size="12pt" fo:font-weight="normal" officeooo:rsid="02c6acf9" officeooo:paragraph-rsid="030a2687" style:font-size-asian="12pt" style:font-weight-asian="normal" style:font-size-complex="12pt" style:font-weight-complex="normal"/>
    </style:style>
    <style:style style:name="P125" style:family="paragraph" style:parent-style-name="Standard" style:list-style-name="L9">
      <style:text-properties fo:font-size="12pt" fo:font-weight="normal" officeooo:rsid="02bdb0bf" officeooo:paragraph-rsid="02dce18d" style:font-size-asian="12pt" style:font-weight-asian="normal" style:font-size-complex="12pt" style:font-weight-complex="normal"/>
    </style:style>
    <style:style style:name="P126" style:family="paragraph" style:parent-style-name="Standard" style:list-style-name="L10">
      <style:text-properties fo:font-size="12pt" fo:font-weight="normal" officeooo:rsid="02bdb0bf" officeooo:paragraph-rsid="030a2687" style:font-size-asian="12pt" style:font-weight-asian="normal" style:font-size-complex="12pt" style:font-weight-complex="normal"/>
    </style:style>
    <style:style style:name="P127" style:family="paragraph" style:parent-style-name="Standard" style:list-style-name="L10">
      <style:paragraph-properties fo:text-align="start" style:justify-single-word="false"/>
      <style:text-properties fo:font-size="12pt" fo:font-weight="normal" officeooo:rsid="02bdb0bf" officeooo:paragraph-rsid="030a2687" style:font-size-asian="12pt" style:font-weight-asian="normal" style:font-size-complex="12pt" style:font-weight-complex="normal"/>
    </style:style>
    <style:style style:name="P128" style:family="paragraph" style:parent-style-name="Standard" style:list-style-name="L9">
      <style:text-properties fo:font-size="12pt" fo:font-weight="normal" officeooo:rsid="01462185" officeooo:paragraph-rsid="02dce18d" style:font-size-asian="12pt" style:font-weight-asian="normal" style:font-size-complex="12pt" style:font-weight-complex="normal"/>
    </style:style>
    <style:style style:name="P129" style:family="paragraph" style:parent-style-name="Standard" style:list-style-name="L10">
      <style:text-properties fo:font-size="12pt" fo:font-weight="normal" officeooo:rsid="01462185" officeooo:paragraph-rsid="030a2687" style:font-size-asian="12pt" style:font-weight-asian="normal" style:font-size-complex="12pt" style:font-weight-complex="normal"/>
    </style:style>
    <style:style style:name="P130" style:family="paragraph" style:parent-style-name="Standard" style:list-style-name="L10">
      <style:text-properties fo:font-size="12pt" fo:font-weight="normal" officeooo:rsid="01191fb1" officeooo:paragraph-rsid="030a2687" style:font-size-asian="12pt" style:font-weight-asian="normal" style:font-size-complex="12pt" style:font-weight-complex="normal"/>
    </style:style>
    <style:style style:name="P131" style:family="paragraph" style:parent-style-name="Standard" style:list-style-name="L10">
      <style:text-properties fo:font-size="12pt" fo:font-weight="normal" officeooo:rsid="010c9e05" officeooo:paragraph-rsid="030a2687" style:font-size-asian="12pt" style:font-weight-asian="normal" style:font-size-complex="12pt" style:font-weight-complex="normal"/>
    </style:style>
    <style:style style:name="P132" style:family="paragraph" style:parent-style-name="Standard" style:list-style-name="L10">
      <style:text-properties fo:font-size="12pt" fo:font-weight="normal" officeooo:rsid="02c2add3" officeooo:paragraph-rsid="030a2687" style:font-size-asian="12pt" style:font-weight-asian="normal" style:font-size-complex="12pt" style:font-weight-complex="normal"/>
    </style:style>
    <style:style style:name="P133" style:family="paragraph" style:parent-style-name="Standard" style:list-style-name="L10">
      <style:paragraph-properties fo:text-align="start" style:justify-single-word="false"/>
      <style:text-properties fo:font-size="12pt" fo:font-weight="normal" officeooo:rsid="03006800" officeooo:paragraph-rsid="030a2687" style:font-size-asian="12pt" style:font-weight-asian="normal" style:font-size-complex="12pt" style:font-weight-complex="normal"/>
    </style:style>
    <style:style style:name="P134" style:family="paragraph" style:parent-style-name="Standard" style:list-style-name="L10">
      <style:text-properties fo:font-size="12pt" fo:font-weight="normal" officeooo:rsid="02c59049" officeooo:paragraph-rsid="030a2687" style:font-size-asian="12pt" style:font-weight-asian="normal" style:font-size-complex="12pt" style:font-weight-complex="normal"/>
    </style:style>
    <style:style style:name="P135" style:family="paragraph" style:parent-style-name="Standard" style:list-style-name="L10">
      <style:text-properties fo:font-size="12pt" fo:font-weight="normal" officeooo:rsid="0305713c" officeooo:paragraph-rsid="030a2687" style:font-size-asian="12pt" style:font-weight-asian="normal" style:font-size-complex="12pt" style:font-weight-complex="normal"/>
    </style:style>
    <style:style style:name="P136" style:family="paragraph" style:parent-style-name="Standard" style:list-style-name="L10">
      <style:paragraph-properties fo:text-align="start" style:justify-single-word="false"/>
      <style:text-properties fo:font-size="12pt" fo:font-weight="normal" officeooo:rsid="011ad82f" officeooo:paragraph-rsid="030a2687" style:font-size-asian="12pt" style:font-weight-asian="normal" style:font-size-complex="12pt" style:font-weight-complex="normal"/>
    </style:style>
    <style:style style:name="P137" style:family="paragraph" style:parent-style-name="Standard" style:list-style-name="L9">
      <style:paragraph-properties fo:text-align="start" style:justify-single-word="false"/>
      <style:text-properties fo:font-size="12pt" fo:font-weight="bold" officeooo:rsid="0349bbc2" officeooo:paragraph-rsid="0349bbc2" style:font-size-asian="12pt" style:font-weight-asian="bold" style:font-size-complex="12pt" style:font-weight-complex="bold"/>
    </style:style>
    <style:style style:name="P138" style:family="paragraph" style:parent-style-name="Standard" style:list-style-name="L9">
      <style:text-properties fo:font-size="12pt" fo:font-weight="bold" officeooo:rsid="03f307ca" officeooo:paragraph-rsid="03f307ca" style:font-size-asian="12pt" style:font-weight-asian="bold" style:font-size-complex="12pt" style:font-weight-complex="bold"/>
    </style:style>
    <style:style style:name="P139" style:family="paragraph" style:parent-style-name="Standard" style:list-style-name="L9">
      <style:text-properties fo:font-size="12pt" style:text-underline-style="none" fo:font-weight="normal" officeooo:rsid="01551457" officeooo:paragraph-rsid="032bf7dc" style:font-size-asian="12pt" style:font-weight-asian="normal" style:font-size-complex="12pt" style:font-weight-complex="normal"/>
    </style:style>
    <style:style style:name="P140" style:family="paragraph" style:parent-style-name="Standard" style:list-style-name="L9">
      <style:text-properties fo:font-size="12pt" style:text-underline-style="none" fo:font-weight="normal" officeooo:rsid="01551457" officeooo:paragraph-rsid="02dce18d" style:font-size-asian="12pt" style:font-weight-asian="normal" style:font-size-complex="12pt" style:font-weight-complex="normal"/>
    </style:style>
    <style:style style:name="P141" style:family="paragraph" style:parent-style-name="Standard" style:list-style-name="L10">
      <style:text-properties fo:font-size="12pt" style:text-underline-style="none" fo:font-weight="normal" officeooo:rsid="01551457" officeooo:paragraph-rsid="030a2687" style:font-size-asian="12pt" style:font-weight-asian="normal" style:font-size-complex="12pt" style:font-weight-complex="normal"/>
    </style:style>
    <style:style style:name="P142" style:family="paragraph" style:parent-style-name="Standard" style:list-style-name="L9">
      <style:paragraph-properties fo:text-align="start" style:justify-single-word="false"/>
      <style:text-properties fo:font-size="12pt" style:text-underline-style="none" fo:font-weight="normal" officeooo:rsid="01551457" officeooo:paragraph-rsid="0335492a" style:font-size-asian="12pt" style:font-weight-asian="normal" style:font-size-complex="12pt" style:font-weight-complex="normal"/>
    </style:style>
    <style:style style:name="P143" style:family="paragraph" style:parent-style-name="Standard" style:list-style-name="L9">
      <style:text-properties fo:font-size="12pt" style:text-underline-style="none" fo:font-weight="normal" officeooo:rsid="032bf7dc" officeooo:paragraph-rsid="032bf7dc" style:font-size-asian="12pt" style:font-weight-asian="normal" style:font-size-complex="12pt" style:font-weight-complex="normal"/>
    </style:style>
    <style:style style:name="P144" style:family="paragraph" style:parent-style-name="Standard" style:list-style-name="L9">
      <style:paragraph-properties fo:text-align="start" style:justify-single-word="false"/>
      <style:text-properties fo:font-size="12pt" style:text-underline-style="none" fo:font-weight="normal" officeooo:rsid="032bf7dc" officeooo:paragraph-rsid="0335492a" style:font-size-asian="12pt" style:font-weight-asian="normal" style:font-size-complex="12pt" style:font-weight-complex="normal"/>
    </style:style>
    <style:style style:name="P145" style:family="paragraph" style:parent-style-name="Standard" style:list-style-name="L9">
      <style:text-properties fo:font-size="12pt" style:text-underline-style="none" fo:font-weight="normal" officeooo:rsid="02bc5c51" officeooo:paragraph-rsid="032d7fa4" style:font-size-asian="12pt" style:font-weight-asian="normal" style:font-size-complex="12pt" style:font-weight-complex="normal"/>
    </style:style>
    <style:style style:name="P146" style:family="paragraph" style:parent-style-name="Standard" style:list-style-name="L9">
      <style:paragraph-properties fo:text-align="start" style:justify-single-word="false"/>
      <style:text-properties fo:font-size="12pt" style:text-underline-style="none" fo:font-weight="normal" officeooo:rsid="02bc5c51" officeooo:paragraph-rsid="0335492a" style:font-size-asian="12pt" style:font-weight-asian="normal" style:font-size-complex="12pt" style:font-weight-complex="normal"/>
    </style:style>
    <style:style style:name="P147" style:family="paragraph" style:parent-style-name="Standard" style:list-style-name="L9">
      <style:text-properties fo:font-size="12pt" style:text-underline-style="none" fo:font-weight="normal" officeooo:rsid="032d7fa4" officeooo:paragraph-rsid="032d7fa4" style:font-size-asian="12pt" style:font-weight-asian="normal" style:font-size-complex="12pt" style:font-weight-complex="normal"/>
    </style:style>
    <style:style style:name="P148" style:family="paragraph" style:parent-style-name="Standard" style:list-style-name="L9">
      <style:paragraph-properties fo:text-align="start" style:justify-single-word="false"/>
      <style:text-properties fo:font-size="12pt" style:text-underline-style="none" fo:font-weight="normal" officeooo:rsid="032d7fa4" officeooo:paragraph-rsid="0335492a" style:font-size-asian="12pt" style:font-weight-asian="normal" style:font-size-complex="12pt" style:font-weight-complex="normal"/>
    </style:style>
    <style:style style:name="P149" style:family="paragraph" style:parent-style-name="Standard" style:list-style-name="L9">
      <style:text-properties fo:font-size="12pt" style:text-underline-style="none" fo:font-weight="normal" officeooo:rsid="02bdb0bf" officeooo:paragraph-rsid="032d7fa4" style:font-size-asian="12pt" style:font-weight-asian="normal" style:font-size-complex="12pt" style:font-weight-complex="normal"/>
    </style:style>
    <style:style style:name="P150" style:family="paragraph" style:parent-style-name="Standard" style:list-style-name="L10">
      <style:text-properties fo:font-size="12pt" style:text-underline-style="none" fo:font-weight="normal" officeooo:rsid="02bdb0bf" officeooo:paragraph-rsid="030a2687" style:font-size-asian="12pt" style:font-weight-asian="normal" style:font-size-complex="12pt" style:font-weight-complex="normal"/>
    </style:style>
    <style:style style:name="P151" style:family="paragraph" style:parent-style-name="Standard" style:list-style-name="L9">
      <style:paragraph-properties fo:text-align="start" style:justify-single-word="false"/>
      <style:text-properties fo:font-size="12pt" style:text-underline-style="none" fo:font-weight="normal" officeooo:rsid="02bdb0bf" officeooo:paragraph-rsid="0335492a" style:font-size-asian="12pt" style:font-weight-asian="normal" style:font-size-complex="12pt" style:font-weight-complex="normal"/>
    </style:style>
    <style:style style:name="P152" style:family="paragraph" style:parent-style-name="Standard" style:list-style-name="L9">
      <style:paragraph-properties fo:text-align="start" style:justify-single-word="false"/>
      <style:text-properties fo:font-size="12pt" style:text-underline-style="none" fo:font-weight="normal" officeooo:rsid="014d26f9" officeooo:paragraph-rsid="032e6243" style:font-size-asian="12pt" style:font-weight-asian="normal" style:font-size-complex="12pt" style:font-weight-complex="normal"/>
    </style:style>
    <style:style style:name="P153" style:family="paragraph" style:parent-style-name="Standard" style:list-style-name="L9">
      <style:paragraph-properties fo:text-align="start" style:justify-single-word="false"/>
      <style:text-properties fo:font-size="12pt" style:text-underline-style="none" fo:font-weight="normal" officeooo:rsid="014d26f9" officeooo:paragraph-rsid="0335492a" style:font-size-asian="12pt" style:font-weight-asian="normal" style:font-size-complex="12pt" style:font-weight-complex="normal"/>
    </style:style>
    <style:style style:name="P154" style:family="paragraph" style:parent-style-name="Standard" style:list-style-name="L9">
      <style:paragraph-properties fo:text-align="start" style:justify-single-word="false"/>
      <style:text-properties fo:font-size="12pt" style:text-underline-style="none" fo:font-weight="normal" officeooo:rsid="02c6acf9" officeooo:paragraph-rsid="0343bbec" style:font-size-asian="12pt" style:font-weight-asian="normal" style:font-size-complex="12pt" style:font-weight-complex="normal"/>
    </style:style>
    <style:style style:name="P155" style:family="paragraph" style:parent-style-name="Standard" style:list-style-name="L9">
      <style:text-properties fo:font-size="12pt" style:text-underline-style="none" officeooo:rsid="01a2b9f1" officeooo:paragraph-rsid="032e6243" style:font-size-asian="12pt" style:font-size-complex="12pt"/>
    </style:style>
    <style:style style:name="P156" style:family="paragraph" style:parent-style-name="Standard" style:list-style-name="L9">
      <style:text-properties fo:font-size="12pt" style:text-underline-style="none" officeooo:rsid="02bdb0bf" officeooo:paragraph-rsid="02dce18d" style:font-size-asian="12pt" style:font-size-complex="12pt"/>
    </style:style>
    <style:style style:name="P157" style:family="paragraph" style:parent-style-name="Standard" style:list-style-name="L11">
      <style:text-properties fo:font-size="12pt" style:text-underline-style="none" officeooo:rsid="02fd6820" officeooo:paragraph-rsid="02fd6820" style:font-size-asian="12pt" style:font-size-complex="12pt"/>
    </style:style>
    <style:style style:name="P158" style:family="paragraph" style:parent-style-name="Standard" style:list-style-name="L9">
      <style:text-properties fo:font-size="12pt" officeooo:rsid="02bc5c51" officeooo:paragraph-rsid="0329d4ed" style:font-size-asian="12pt" style:font-size-complex="12pt"/>
    </style:style>
    <style:style style:name="P159" style:family="paragraph" style:parent-style-name="Standard" style:list-style-name="L9">
      <style:text-properties fo:font-size="12pt" officeooo:rsid="02bc5c51" officeooo:paragraph-rsid="02dce18d" style:font-size-asian="12pt" style:font-size-complex="12pt"/>
    </style:style>
    <style:style style:name="P160" style:family="paragraph" style:parent-style-name="Standard" style:list-style-name="L11">
      <style:text-properties fo:font-size="12pt" officeooo:rsid="02bc5c51" officeooo:paragraph-rsid="02dce18d" style:font-size-asian="12pt" style:font-size-complex="12pt"/>
    </style:style>
    <style:style style:name="P161" style:family="paragraph" style:parent-style-name="Standard" style:list-style-name="L9">
      <style:paragraph-properties fo:text-align="start" style:justify-single-word="false"/>
      <style:text-properties fo:font-size="12pt" officeooo:rsid="02bc5c51" officeooo:paragraph-rsid="0335492a" style:font-size-asian="12pt" style:font-size-complex="12pt"/>
    </style:style>
    <style:style style:name="P162" style:family="paragraph" style:parent-style-name="Standard" style:list-style-name="L13">
      <style:text-properties fo:font-size="12pt" officeooo:rsid="02bb72bf" officeooo:paragraph-rsid="032d7fa4" style:font-size-asian="12pt" style:font-size-complex="12pt"/>
    </style:style>
    <style:style style:name="P163" style:family="paragraph" style:parent-style-name="Standard" style:list-style-name="L11">
      <style:text-properties fo:font-size="12pt" officeooo:rsid="02bb72bf" officeooo:paragraph-rsid="02dce18d" style:font-size-asian="12pt" style:font-size-complex="12pt"/>
    </style:style>
    <style:style style:name="P164" style:family="paragraph" style:parent-style-name="Standard" style:list-style-name="L14">
      <style:text-properties fo:font-size="12pt" officeooo:rsid="02eb2338" officeooo:paragraph-rsid="032d7fa4" style:font-size-asian="12pt" style:font-size-complex="12pt"/>
    </style:style>
    <style:style style:name="P165" style:family="paragraph" style:parent-style-name="Standard" style:list-style-name="L11">
      <style:text-properties fo:font-size="12pt" officeooo:rsid="02eb2338" officeooo:paragraph-rsid="02eb2338" style:font-size-asian="12pt" style:font-size-complex="12pt"/>
    </style:style>
    <style:style style:name="P166" style:family="paragraph" style:parent-style-name="Standard" style:list-style-name="L13">
      <style:text-properties fo:font-size="12pt" officeooo:paragraph-rsid="032d7fa4" style:font-size-asian="12pt" style:font-size-complex="12pt"/>
    </style:style>
    <style:style style:name="P167" style:family="paragraph" style:parent-style-name="Standard" style:list-style-name="L13">
      <style:text-properties fo:font-size="12pt" officeooo:rsid="02b9d7d0" officeooo:paragraph-rsid="032d7fa4" style:font-size-asian="12pt" style:font-size-complex="12pt"/>
    </style:style>
    <style:style style:name="P168" style:family="paragraph" style:parent-style-name="Standard" style:list-style-name="L11">
      <style:text-properties fo:font-size="12pt" officeooo:rsid="02b9d7d0" officeooo:paragraph-rsid="02dce18d" style:font-size-asian="12pt" style:font-size-complex="12pt"/>
    </style:style>
    <style:style style:name="P169" style:family="paragraph" style:parent-style-name="Standard" style:list-style-name="L16">
      <style:paragraph-properties fo:text-align="start" style:justify-single-word="false"/>
      <style:text-properties fo:font-size="12pt" officeooo:rsid="02b9d7d0" officeooo:paragraph-rsid="0335492a" style:font-size-asian="12pt" style:font-size-complex="12pt"/>
    </style:style>
    <style:style style:name="P170" style:family="paragraph" style:parent-style-name="Standard" style:list-style-name="L13">
      <style:text-properties fo:font-size="12pt" officeooo:rsid="0336ddbf" officeooo:paragraph-rsid="0336ddbf" style:font-size-asian="12pt" style:font-size-complex="12pt"/>
    </style:style>
    <style:style style:name="P171" style:family="paragraph" style:parent-style-name="Standard" style:list-style-name="L9">
      <style:paragraph-properties fo:text-align="start" style:justify-single-word="false"/>
      <style:text-properties fo:font-size="12pt" officeooo:rsid="0336ddbf" officeooo:paragraph-rsid="0336ddbf" style:font-size-asian="12pt" style:font-size-complex="12pt"/>
    </style:style>
    <style:style style:name="P172" style:family="paragraph" style:parent-style-name="Standard" style:list-style-name="L13">
      <style:text-properties fo:font-size="12pt" officeooo:rsid="032e6baa" officeooo:paragraph-rsid="032e6baa" style:font-size-asian="12pt" style:font-size-complex="12pt"/>
    </style:style>
    <style:style style:name="P173" style:family="paragraph" style:parent-style-name="Standard" style:list-style-name="L9">
      <style:text-properties fo:font-size="12pt" officeooo:rsid="032e6baa" officeooo:paragraph-rsid="032e6baa" style:font-size-asian="12pt" style:font-size-complex="12pt"/>
    </style:style>
    <style:style style:name="P174" style:family="paragraph" style:parent-style-name="Standard" style:list-style-name="L16">
      <style:paragraph-properties fo:text-align="start" style:justify-single-word="false"/>
      <style:text-properties fo:font-size="12pt" officeooo:rsid="032e6baa" officeooo:paragraph-rsid="0335492a" style:font-size-asian="12pt" style:font-size-complex="12pt"/>
    </style:style>
    <style:style style:name="P175" style:family="paragraph" style:parent-style-name="Standard">
      <style:paragraph-properties fo:text-align="start" style:justify-single-word="false"/>
      <style:text-properties fo:font-size="12pt" officeooo:rsid="032e6baa" officeooo:paragraph-rsid="0335492a" style:font-size-asian="12pt" style:font-size-complex="12pt"/>
    </style:style>
    <style:style style:name="P176" style:family="paragraph" style:parent-style-name="Standard" style:list-style-name="L9">
      <style:text-properties fo:font-size="12pt" officeooo:rsid="02c2add3" officeooo:paragraph-rsid="032e6baa" style:font-size-asian="12pt" style:font-size-complex="12pt"/>
    </style:style>
    <style:style style:name="P177" style:family="paragraph" style:parent-style-name="Standard" style:list-style-name="L9">
      <style:text-properties fo:font-size="12pt" officeooo:rsid="02c2add3" officeooo:paragraph-rsid="02dce18d" style:font-size-asian="12pt" style:font-size-complex="12pt"/>
    </style:style>
    <style:style style:name="P178" style:family="paragraph" style:parent-style-name="Standard" style:list-style-name="L9">
      <style:paragraph-properties fo:text-align="start" style:justify-single-word="false"/>
      <style:text-properties fo:font-size="12pt" officeooo:rsid="02c2add3" officeooo:paragraph-rsid="0335492a" style:font-size-asian="12pt" style:font-size-complex="12pt"/>
    </style:style>
    <style:style style:name="P179" style:family="paragraph" style:parent-style-name="Standard" style:list-style-name="L9">
      <style:text-properties fo:font-size="12pt" officeooo:rsid="03950358" officeooo:paragraph-rsid="03950358" style:font-size-asian="12pt" style:font-size-complex="12pt"/>
    </style:style>
    <style:style style:name="P180" style:family="paragraph" style:parent-style-name="Standard" style:list-style-name="L9">
      <style:paragraph-properties fo:text-align="start" style:justify-single-word="false"/>
      <style:text-properties fo:font-size="12pt" officeooo:rsid="03950358" officeooo:paragraph-rsid="03950358" style:font-size-asian="12pt" style:font-size-complex="12pt"/>
    </style:style>
    <style:style style:name="P181" style:family="paragraph" style:parent-style-name="Standard" style:list-style-name="L9">
      <style:text-properties fo:font-size="12pt" officeooo:rsid="0122792e" officeooo:paragraph-rsid="032d7fa4" style:font-size-asian="12pt" style:font-size-complex="12pt"/>
    </style:style>
    <style:style style:name="P182" style:family="paragraph" style:parent-style-name="Standard" style:list-style-name="L9">
      <style:text-properties fo:font-size="12pt" officeooo:rsid="0122792e" officeooo:paragraph-rsid="02dce18d" style:font-size-asian="12pt" style:font-size-complex="12pt"/>
    </style:style>
    <style:style style:name="P183" style:family="paragraph" style:parent-style-name="Standard" style:list-style-name="L9">
      <style:paragraph-properties fo:text-align="start" style:justify-single-word="false"/>
      <style:text-properties fo:font-size="12pt" officeooo:rsid="0122792e" officeooo:paragraph-rsid="0335492a" style:font-size-asian="12pt" style:font-size-complex="12pt"/>
    </style:style>
    <style:style style:name="P184" style:family="paragraph" style:parent-style-name="Standard" style:list-style-name="L9">
      <style:text-properties fo:font-size="12pt" officeooo:paragraph-rsid="032d7fa4" style:font-size-asian="12pt" style:font-size-complex="12pt"/>
    </style:style>
    <style:style style:name="P185" style:family="paragraph" style:parent-style-name="Standard" style:list-style-name="L9">
      <style:text-properties fo:font-size="12pt" officeooo:rsid="010c9e05" officeooo:paragraph-rsid="032e6243" style:font-size-asian="12pt" style:font-size-complex="12pt"/>
    </style:style>
    <style:style style:name="P186" style:family="paragraph" style:parent-style-name="Standard" style:list-style-name="L9">
      <style:text-properties fo:font-size="12pt" officeooo:rsid="010c9e05" officeooo:paragraph-rsid="02dce18d" style:font-size-asian="12pt" style:font-size-complex="12pt"/>
    </style:style>
    <style:style style:name="P187" style:family="paragraph" style:parent-style-name="Standard" style:list-style-name="L9">
      <style:paragraph-properties fo:text-align="start" style:justify-single-word="false"/>
      <style:text-properties fo:font-size="12pt" officeooo:rsid="010c9e05" officeooo:paragraph-rsid="0335492a" style:font-size-asian="12pt" style:font-size-complex="12pt"/>
    </style:style>
    <style:style style:name="P188" style:family="paragraph" style:parent-style-name="Standard" style:list-style-name="L9">
      <style:text-properties fo:font-size="12pt" officeooo:rsid="032e6243" officeooo:paragraph-rsid="032e6243" style:font-size-asian="12pt" style:font-size-complex="12pt"/>
    </style:style>
    <style:style style:name="P189" style:family="paragraph" style:parent-style-name="Standard" style:list-style-name="L9">
      <style:paragraph-properties fo:text-align="start" style:justify-single-word="false"/>
      <style:text-properties fo:font-size="12pt" officeooo:rsid="032e6243" officeooo:paragraph-rsid="0335492a" style:font-size-asian="12pt" style:font-size-complex="12pt"/>
    </style:style>
    <style:style style:name="P190" style:family="paragraph" style:parent-style-name="Standard" style:list-style-name="L9">
      <style:text-properties fo:font-size="12pt" officeooo:rsid="010f11ea" officeooo:paragraph-rsid="032e6baa" style:font-size-asian="12pt" style:font-size-complex="12pt"/>
    </style:style>
    <style:style style:name="P191" style:family="paragraph" style:parent-style-name="Standard" style:list-style-name="L9">
      <style:text-properties fo:font-size="12pt" officeooo:rsid="010f11ea" officeooo:paragraph-rsid="02dce18d" style:font-size-asian="12pt" style:font-size-complex="12pt"/>
    </style:style>
    <style:style style:name="P192" style:family="paragraph" style:parent-style-name="Standard" style:list-style-name="L9">
      <style:paragraph-properties fo:text-align="start" style:justify-single-word="false"/>
      <style:text-properties fo:font-size="12pt" officeooo:rsid="010f11ea" officeooo:paragraph-rsid="02dce18d" style:font-size-asian="12pt" style:font-size-complex="12pt"/>
    </style:style>
    <style:style style:name="P193" style:family="paragraph" style:parent-style-name="Standard" style:list-style-name="L9">
      <style:paragraph-properties fo:text-align="start" style:justify-single-word="false"/>
      <style:text-properties fo:font-size="12pt" officeooo:rsid="010f11ea" officeooo:paragraph-rsid="0335492a" style:font-size-asian="12pt" style:font-size-complex="12pt"/>
    </style:style>
    <style:style style:name="P194" style:family="paragraph" style:parent-style-name="Standard" style:list-style-name="L9">
      <style:text-properties fo:font-size="12pt" officeooo:rsid="02b586f6" officeooo:paragraph-rsid="032e6baa" style:font-size-asian="12pt" style:font-size-complex="12pt"/>
    </style:style>
    <style:style style:name="P195" style:family="paragraph" style:parent-style-name="Standard" style:list-style-name="L11">
      <style:text-properties fo:font-size="12pt" officeooo:rsid="02b586f6" officeooo:paragraph-rsid="02dce18d" style:font-size-asian="12pt" style:font-size-complex="12pt"/>
    </style:style>
    <style:style style:name="P196" style:family="paragraph" style:parent-style-name="Standard" style:list-style-name="L9">
      <style:text-properties fo:font-size="12pt" officeooo:rsid="03427c7d" officeooo:paragraph-rsid="03427c7d" style:font-size-asian="12pt" style:font-size-complex="12pt"/>
    </style:style>
    <style:style style:name="P197" style:family="paragraph" style:parent-style-name="Standard" style:list-style-name="L9">
      <style:text-properties fo:font-size="12pt" officeooo:rsid="01191fb1" officeooo:paragraph-rsid="032bf7dc" style:font-size-asian="12pt" style:font-size-complex="12pt"/>
    </style:style>
    <style:style style:name="P198" style:family="paragraph" style:parent-style-name="Standard" style:list-style-name="L9">
      <style:text-properties fo:font-size="12pt" officeooo:rsid="01191fb1" officeooo:paragraph-rsid="02dce18d" style:font-size-asian="12pt" style:font-size-complex="12pt"/>
    </style:style>
    <style:style style:name="P199" style:family="paragraph" style:parent-style-name="Standard" style:list-style-name="L9">
      <style:paragraph-properties fo:text-align="start" style:justify-single-word="false"/>
      <style:text-properties fo:font-size="12pt" officeooo:rsid="01191fb1" officeooo:paragraph-rsid="0335492a" style:font-size-asian="12pt" style:font-size-complex="12pt"/>
    </style:style>
    <style:style style:name="P200" style:family="paragraph" style:parent-style-name="Standard" style:list-style-name="L9">
      <style:paragraph-properties fo:text-align="start" style:justify-single-word="false"/>
      <style:text-properties fo:font-size="12pt" officeooo:rsid="03006800" officeooo:paragraph-rsid="032e6baa" style:font-size-asian="12pt" style:font-size-complex="12pt"/>
    </style:style>
    <style:style style:name="P201" style:family="paragraph" style:parent-style-name="Standard" style:list-style-name="L9">
      <style:paragraph-properties fo:text-align="start" style:justify-single-word="false"/>
      <style:text-properties fo:font-size="12pt" officeooo:rsid="03006800" officeooo:paragraph-rsid="0335492a" style:font-size-asian="12pt" style:font-size-complex="12pt"/>
    </style:style>
    <style:style style:name="P202" style:family="paragraph" style:parent-style-name="Standard" style:list-style-name="L9">
      <style:paragraph-properties fo:text-align="start" style:justify-single-word="false"/>
      <style:text-properties fo:font-size="12pt" officeooo:rsid="03006800" officeooo:paragraph-rsid="03006800" style:font-size-asian="12pt" style:font-size-complex="12pt"/>
    </style:style>
    <style:style style:name="P203" style:family="paragraph" style:parent-style-name="Standard" style:list-style-name="L11">
      <style:text-properties fo:font-size="12pt" officeooo:rsid="03006800" officeooo:paragraph-rsid="03006800" style:font-size-asian="12pt" style:font-size-complex="12pt"/>
    </style:style>
    <style:style style:name="P204" style:family="paragraph" style:parent-style-name="Standard" style:list-style-name="L9">
      <style:text-properties fo:font-size="12pt" officeooo:rsid="02bdb0bf" officeooo:paragraph-rsid="032e6baa" style:font-size-asian="12pt" style:font-size-complex="12pt"/>
    </style:style>
    <style:style style:name="P205" style:family="paragraph" style:parent-style-name="Standard" style:list-style-name="L9">
      <style:text-properties fo:font-size="12pt" officeooo:rsid="02bdb0bf" officeooo:paragraph-rsid="0305713c" style:font-size-asian="12pt" style:font-size-complex="12pt"/>
    </style:style>
    <style:style style:name="P206" style:family="paragraph" style:parent-style-name="Standard" style:list-style-name="L9">
      <style:text-properties fo:font-size="12pt" officeooo:rsid="02bdb0bf" officeooo:paragraph-rsid="02dce18d" style:font-size-asian="12pt" style:font-size-complex="12pt"/>
    </style:style>
    <style:style style:name="P207" style:family="paragraph" style:parent-style-name="Standard" style:list-style-name="L9">
      <style:paragraph-properties fo:text-align="start" style:justify-single-word="false"/>
      <style:text-properties fo:font-size="12pt" officeooo:rsid="02bdb0bf" officeooo:paragraph-rsid="032e6baa" style:font-size-asian="12pt" style:font-size-complex="12pt"/>
    </style:style>
    <style:style style:name="P208" style:family="paragraph" style:parent-style-name="Standard" style:list-style-name="L9">
      <style:paragraph-properties fo:text-align="start" style:justify-single-word="false"/>
      <style:text-properties fo:font-size="12pt" officeooo:rsid="02bdb0bf" officeooo:paragraph-rsid="0335492a" style:font-size-asian="12pt" style:font-size-complex="12pt"/>
    </style:style>
    <style:style style:name="P209" style:family="paragraph" style:parent-style-name="Standard" style:list-style-name="L9">
      <style:paragraph-properties fo:text-align="start" style:justify-single-word="false"/>
      <style:text-properties fo:font-size="12pt" officeooo:rsid="02bdb0bf" officeooo:paragraph-rsid="02dce18d" style:font-size-asian="12pt" style:font-size-complex="12pt"/>
    </style:style>
    <style:style style:name="P210" style:family="paragraph" style:parent-style-name="Standard" style:list-style-name="L9">
      <style:text-properties fo:font-size="12pt" officeooo:rsid="0305713c" officeooo:paragraph-rsid="032e6baa" style:font-size-asian="12pt" style:font-size-complex="12pt"/>
    </style:style>
    <style:style style:name="P211" style:family="paragraph" style:parent-style-name="Standard" style:list-style-name="L9">
      <style:text-properties fo:font-size="12pt" officeooo:rsid="0305713c" officeooo:paragraph-rsid="0305713c" style:font-size-asian="12pt" style:font-size-complex="12pt"/>
    </style:style>
    <style:style style:name="P212" style:family="paragraph" style:parent-style-name="Standard" style:list-style-name="L9">
      <style:paragraph-properties fo:text-align="start" style:justify-single-word="false"/>
      <style:text-properties fo:font-size="12pt" officeooo:rsid="0305713c" officeooo:paragraph-rsid="0335492a" style:font-size-asian="12pt" style:font-size-complex="12pt"/>
    </style:style>
    <style:style style:name="P213" style:family="paragraph" style:parent-style-name="Standard" style:list-style-name="L16">
      <style:paragraph-properties fo:text-align="start" style:justify-single-word="false"/>
      <style:text-properties fo:font-size="12pt" officeooo:rsid="033964b9" officeooo:paragraph-rsid="033964b9" style:font-size-asian="12pt" style:font-size-complex="12pt"/>
    </style:style>
    <style:style style:name="P214" style:family="paragraph" style:parent-style-name="Standard" style:list-style-name="L17">
      <style:paragraph-properties fo:text-align="start" style:justify-single-word="false"/>
      <style:text-properties fo:font-size="12pt" officeooo:rsid="033964b9" officeooo:paragraph-rsid="033964b9" style:font-size-asian="12pt" style:font-size-complex="12pt"/>
    </style:style>
    <style:style style:name="P215" style:family="paragraph" style:parent-style-name="Standard" style:list-style-name="L9">
      <style:paragraph-properties fo:text-align="start" style:justify-single-word="false"/>
      <style:text-properties fo:font-size="12pt" officeooo:rsid="033b0cc5" officeooo:paragraph-rsid="033b0cc5" style:font-size-asian="12pt" style:font-size-complex="12pt"/>
    </style:style>
    <style:style style:name="P216" style:family="paragraph" style:parent-style-name="Standard" style:list-style-name="L9">
      <style:paragraph-properties fo:text-align="start" style:justify-single-word="false"/>
      <style:text-properties fo:font-size="12pt" officeooo:rsid="033cbe54" officeooo:paragraph-rsid="033cbe54" style:font-size-asian="12pt" style:font-size-complex="12pt"/>
    </style:style>
    <style:style style:name="P217" style:family="paragraph" style:parent-style-name="Standard" style:list-style-name="L9">
      <style:text-properties fo:font-size="12pt" officeooo:rsid="010accd0" officeooo:paragraph-rsid="02dce18d" style:font-size-asian="12pt" style:font-size-complex="12pt"/>
    </style:style>
    <style:style style:name="P218" style:family="paragraph" style:parent-style-name="Standard" style:list-style-name="L10">
      <style:text-properties fo:font-size="12pt" officeooo:rsid="010accd0" officeooo:paragraph-rsid="02dce18d" style:font-size-asian="12pt" style:font-size-complex="12pt"/>
    </style:style>
    <style:style style:name="P219" style:family="paragraph" style:parent-style-name="Standard" style:list-style-name="L9">
      <style:paragraph-properties fo:text-align="start" style:justify-single-word="false"/>
      <style:text-properties fo:font-size="12pt" officeooo:rsid="01471594" officeooo:paragraph-rsid="02dce18d" style:font-size-asian="12pt" style:font-size-complex="12pt"/>
    </style:style>
    <style:style style:name="P220" style:family="paragraph" style:parent-style-name="Standard" style:list-style-name="L9">
      <style:text-properties fo:font-size="12pt" officeooo:rsid="01545671" officeooo:paragraph-rsid="02dce18d" style:font-size-asian="12pt" style:font-size-complex="12pt"/>
    </style:style>
    <style:style style:name="P221" style:family="paragraph" style:parent-style-name="Standard" style:list-style-name="L9">
      <style:text-properties fo:font-size="12pt" officeooo:rsid="02c6acf9" officeooo:paragraph-rsid="02dce18d" style:font-size-asian="12pt" style:font-size-complex="12pt"/>
    </style:style>
    <style:style style:name="P222" style:family="paragraph" style:parent-style-name="Standard" style:list-style-name="L9">
      <style:paragraph-properties fo:text-align="start" style:justify-single-word="false"/>
      <style:text-properties fo:font-size="12pt" officeooo:rsid="011ad82f" officeooo:paragraph-rsid="02dce18d" style:font-size-asian="12pt" style:font-size-complex="12pt"/>
    </style:style>
    <style:style style:name="P223" style:family="paragraph" style:parent-style-name="Standard" style:list-style-name="L11">
      <style:text-properties fo:font-size="12pt" officeooo:paragraph-rsid="02dce18d" style:font-size-asian="12pt" style:font-size-complex="12pt"/>
    </style:style>
    <style:style style:name="P224" style:family="paragraph" style:parent-style-name="Standard" style:list-style-name="L11">
      <style:text-properties fo:font-size="12pt" officeooo:rsid="014f60d1" officeooo:paragraph-rsid="02dce18d" style:font-size-asian="12pt" style:font-size-complex="12pt"/>
    </style:style>
    <style:style style:name="P225" style:family="paragraph" style:parent-style-name="Standard" style:list-style-name="L11">
      <style:text-properties fo:font-size="12pt" officeooo:rsid="02b2a68a" officeooo:paragraph-rsid="02dce18d" style:font-size-asian="12pt" style:font-size-complex="12pt"/>
    </style:style>
    <style:style style:name="P226" style:family="paragraph" style:parent-style-name="Standard" style:list-style-name="L11">
      <style:text-properties fo:font-size="12pt" officeooo:rsid="010b506d" officeooo:paragraph-rsid="02dce18d" style:font-size-asian="12pt" style:font-size-complex="12pt"/>
    </style:style>
    <style:style style:name="P227" style:family="paragraph" style:parent-style-name="Standard" style:list-style-name="L11">
      <style:text-properties fo:font-size="12pt" officeooo:rsid="02b426e8" officeooo:paragraph-rsid="02dce18d" style:font-size-asian="12pt" style:font-size-complex="12pt"/>
    </style:style>
    <style:style style:name="P228" style:family="paragraph" style:parent-style-name="Standard" style:list-style-name="L11">
      <style:text-properties fo:font-size="12pt" officeooo:rsid="02ed8745" officeooo:paragraph-rsid="02ed8745" style:font-size-asian="12pt" style:font-size-complex="12pt"/>
    </style:style>
    <style:style style:name="P229" style:family="paragraph" style:parent-style-name="Standard" style:list-style-name="L11">
      <style:text-properties fo:font-size="12pt" officeooo:rsid="02f507b7" officeooo:paragraph-rsid="02f507b7" style:font-size-asian="12pt" style:font-size-complex="12pt"/>
    </style:style>
    <style:style style:name="P230" style:family="paragraph" style:parent-style-name="Standard" style:list-style-name="L11">
      <style:text-properties fo:font-size="12pt" officeooo:rsid="02d5db86" officeooo:paragraph-rsid="02dce18d" style:font-size-asian="12pt" style:font-size-complex="12pt"/>
    </style:style>
    <style:style style:name="P231" style:family="paragraph" style:parent-style-name="Standard" style:list-style-name="L11">
      <style:text-properties fo:font-size="12pt" officeooo:rsid="01170c7c" officeooo:paragraph-rsid="02f76631" style:font-size-asian="12pt" style:font-size-complex="12pt"/>
    </style:style>
    <style:style style:name="P232" style:family="paragraph" style:parent-style-name="Standard" style:list-style-name="L11">
      <style:text-properties fo:font-size="12pt" officeooo:rsid="02f87716" officeooo:paragraph-rsid="02f87716" style:font-size-asian="12pt" style:font-size-complex="12pt"/>
    </style:style>
    <style:style style:name="P233" style:family="paragraph" style:parent-style-name="Standard" style:list-style-name="L11">
      <style:text-properties fo:font-size="12pt" officeooo:rsid="02b92a54" officeooo:paragraph-rsid="02dce18d" style:font-size-asian="12pt" style:font-size-complex="12pt"/>
    </style:style>
    <style:style style:name="P234" style:family="paragraph" style:parent-style-name="Standard" style:list-style-name="L11">
      <style:text-properties fo:font-size="12pt" officeooo:rsid="02f21daa" officeooo:paragraph-rsid="02f21daa" style:font-size-asian="12pt" style:font-size-complex="12pt"/>
    </style:style>
    <style:style style:name="P235" style:family="paragraph" style:parent-style-name="Standard" style:list-style-name="L11">
      <style:text-properties fo:font-size="12pt" officeooo:rsid="02c54332" officeooo:paragraph-rsid="02dce18d" style:font-size-asian="12pt" style:font-size-complex="12pt"/>
    </style:style>
    <style:style style:name="P236" style:family="paragraph" style:parent-style-name="Standard" style:list-style-name="L11">
      <style:text-properties fo:font-size="12pt" officeooo:rsid="02e16345" officeooo:paragraph-rsid="02e16345" style:font-size-asian="12pt" style:font-size-complex="12pt"/>
    </style:style>
    <style:style style:name="P237" style:family="paragraph" style:parent-style-name="Standard" style:list-style-name="L11">
      <style:text-properties fo:font-size="12pt" officeooo:rsid="02e20542" officeooo:paragraph-rsid="02e20542" style:font-size-asian="12pt" style:font-size-complex="12pt"/>
    </style:style>
    <style:style style:name="P238" style:family="paragraph" style:parent-style-name="Standard" style:list-style-name="L11">
      <style:text-properties fo:font-size="12pt" officeooo:rsid="02ee4f14" officeooo:paragraph-rsid="02ee4f14" style:font-size-asian="12pt" style:font-size-complex="12pt"/>
    </style:style>
    <style:style style:name="P239" style:family="paragraph" style:parent-style-name="Standard" style:list-style-name="L16">
      <style:paragraph-properties fo:text-align="start" style:justify-single-word="false"/>
      <style:text-properties fo:font-size="12pt" officeooo:paragraph-rsid="0335492a" style:font-size-asian="12pt" style:font-size-complex="12pt"/>
    </style:style>
    <style:style style:name="P240" style:family="paragraph" style:parent-style-name="Standard">
      <style:paragraph-properties fo:text-align="center" style:justify-single-word="false"/>
      <style:text-properties officeooo:paragraph-rsid="02288d5e"/>
    </style:style>
    <style:style style:name="P241" style:family="paragraph" style:parent-style-name="Standard">
      <style:paragraph-properties fo:text-align="center" style:justify-single-word="false"/>
      <style:text-properties officeooo:paragraph-rsid="040405d5"/>
    </style:style>
    <style:style style:name="P242" style:family="paragraph" style:parent-style-name="Standard">
      <style:paragraph-properties fo:text-align="center" style:justify-single-word="false"/>
      <style:text-properties officeooo:rsid="03de9e94" officeooo:paragraph-rsid="03de9e94"/>
    </style:style>
    <style:style style:name="P243" style:family="paragraph" style:parent-style-name="Standard">
      <style:paragraph-properties fo:text-align="center" style:justify-single-word="false"/>
      <style:text-properties fo:font-style="normal" style:text-underline-style="solid" style:text-underline-width="auto" style:text-underline-color="font-color" officeooo:rsid="00297472" officeooo:paragraph-rsid="02dce18d" style:font-style-asian="normal" style:font-style-complex="normal"/>
    </style:style>
    <style:style style:name="P244" style:family="paragraph" style:parent-style-name="Standard">
      <style:paragraph-properties fo:text-align="center" style:justify-single-word="false"/>
      <style:text-properties fo:font-size="10.5pt" fo:font-style="italic" officeooo:rsid="03de9e94" officeooo:paragraph-rsid="040405d5" style:font-size-asian="10.5pt" style:font-style-asian="italic" style:font-size-complex="10.5pt" style:font-style-complex="italic"/>
    </style:style>
    <style:style style:name="P245" style:family="paragraph" style:parent-style-name="Standard" style:list-style-name="L9">
      <style:paragraph-properties fo:text-align="start" style:justify-single-word="false"/>
      <style:text-properties style:use-window-font-color="true" fo:font-size="12pt" fo:font-weight="bold" officeooo:rsid="040eba4e" officeooo:paragraph-rsid="040eba4e" style:font-size-asian="12pt" style:font-weight-asian="bold" style:font-size-complex="12pt" style:font-weight-complex="bold"/>
    </style:style>
    <style:style style:name="P246" style:family="paragraph" style:parent-style-name="Text_20_body" style:list-style-name="L1">
      <style:paragraph-properties fo:text-align="justify" style:justify-single-word="false"/>
      <style:text-properties fo:font-weight="normal" officeooo:rsid="01e4a7e2" officeooo:paragraph-rsid="0224eb6a" style:font-weight-asian="normal" style:font-weight-complex="normal"/>
    </style:style>
    <style:style style:name="P247" style:family="paragraph" style:parent-style-name="Text_20_body" style:list-style-name="L2">
      <style:paragraph-properties fo:text-align="start" style:justify-single-word="false"/>
      <style:text-properties fo:font-weight="normal" officeooo:rsid="027eb01b" officeooo:paragraph-rsid="027eb01b" style:font-weight-asian="normal" style:font-weight-complex="normal"/>
    </style:style>
    <style:style style:name="P248" style:family="paragraph" style:parent-style-name="Text_20_body">
      <style:paragraph-properties fo:text-align="start" style:justify-single-word="false"/>
      <style:text-properties fo:font-weight="normal" officeooo:rsid="0363cd82" officeooo:paragraph-rsid="0363cd82" style:font-weight-asian="normal" style:font-weight-complex="normal"/>
    </style:style>
    <style:style style:name="P249" style:family="paragraph" style:parent-style-name="Text_20_body" style:list-style-name="L1">
      <style:paragraph-properties fo:text-align="justify" style:justify-single-word="false"/>
      <style:text-properties officeooo:paragraph-rsid="0224eb6a"/>
    </style:style>
    <style:style style:name="P250" style:family="paragraph" style:parent-style-name="Text_20_body" style:list-style-name="L8">
      <style:paragraph-properties fo:text-align="justify" style:justify-single-word="false"/>
      <style:text-properties officeooo:paragraph-rsid="02536b40"/>
    </style:style>
    <style:style style:name="P251" style:family="paragraph" style:parent-style-name="Text_20_body">
      <style:paragraph-properties fo:text-align="justify" style:justify-single-word="false"/>
      <style:text-properties officeooo:paragraph-rsid="03e04f17"/>
    </style:style>
    <style:style style:name="P252" style:family="paragraph" style:parent-style-name="Text_20_body" style:list-style-name="L23">
      <style:paragraph-properties fo:text-align="justify" style:justify-single-word="false"/>
      <style:text-properties officeooo:paragraph-rsid="03e2b26c"/>
    </style:style>
    <style:style style:name="P253" style:family="paragraph" style:parent-style-name="Text_20_body">
      <style:paragraph-properties fo:text-align="justify" style:justify-single-word="false"/>
      <style:text-properties officeooo:paragraph-rsid="03e2b26c"/>
    </style:style>
    <style:style style:name="P254" style:family="paragraph" style:parent-style-name="Text_20_body">
      <style:paragraph-properties fo:text-align="justify" style:justify-single-word="false"/>
      <style:text-properties officeooo:paragraph-rsid="03c9fe8e"/>
    </style:style>
    <style:style style:name="P255" style:family="paragraph" style:parent-style-name="Text_20_body">
      <style:paragraph-properties fo:text-align="justify" style:justify-single-word="false"/>
      <style:text-properties officeooo:paragraph-rsid="03cbecba"/>
    </style:style>
    <style:style style:name="P256" style:family="paragraph" style:parent-style-name="Text_20_body" style:list-style-name="L1">
      <style:paragraph-properties fo:text-align="justify" style:justify-single-word="false"/>
      <style:text-properties officeooo:rsid="01c099f1" officeooo:paragraph-rsid="0224eb6a"/>
    </style:style>
    <style:style style:name="P257" style:family="paragraph" style:parent-style-name="Text_20_body" style:list-style-name="L2">
      <style:paragraph-properties fo:text-align="start" style:justify-single-word="false"/>
      <style:text-properties officeooo:rsid="027eb01b" officeooo:paragraph-rsid="027eb01b"/>
    </style:style>
    <style:style style:name="P258" style:family="paragraph" style:parent-style-name="Text_20_body" style:list-style-name="L3">
      <style:paragraph-properties fo:text-align="justify" style:justify-single-word="false"/>
      <style:text-properties officeooo:rsid="020d7992" officeooo:paragraph-rsid="024d70d3"/>
    </style:style>
    <style:style style:name="P259" style:family="paragraph" style:parent-style-name="Text_20_body">
      <style:paragraph-properties fo:text-align="justify" style:justify-single-word="false"/>
      <style:text-properties officeooo:rsid="020d7992" officeooo:paragraph-rsid="03e63406"/>
    </style:style>
    <style:style style:name="P260" style:family="paragraph" style:parent-style-name="Text_20_body">
      <style:paragraph-properties fo:text-align="justify" style:justify-single-word="false"/>
      <style:text-properties officeooo:rsid="020d7992" officeooo:paragraph-rsid="03e85234"/>
    </style:style>
    <style:style style:name="P261" style:family="paragraph" style:parent-style-name="Text_20_body" style:list-style-name="L4">
      <style:paragraph-properties fo:text-align="justify" style:justify-single-word="false"/>
      <style:text-properties officeooo:rsid="0285bd7f" officeooo:paragraph-rsid="02867ce3"/>
    </style:style>
    <style:style style:name="P262" style:family="paragraph" style:parent-style-name="Text_20_body">
      <style:paragraph-properties fo:text-align="justify" style:justify-single-word="false"/>
      <style:text-properties officeooo:rsid="0285bd7f" officeooo:paragraph-rsid="03e2b26c"/>
    </style:style>
    <style:style style:name="P263" style:family="paragraph" style:parent-style-name="Text_20_body" style:list-style-name="L5">
      <style:paragraph-properties fo:text-align="justify" style:justify-single-word="false"/>
      <style:text-properties officeooo:rsid="02867ce3" officeooo:paragraph-rsid="02867ce3"/>
    </style:style>
    <style:style style:name="P264" style:family="paragraph" style:parent-style-name="Text_20_body" style:list-style-name="L6">
      <style:paragraph-properties fo:text-align="justify" style:justify-single-word="false"/>
      <style:text-properties officeooo:rsid="020240e6" officeooo:paragraph-rsid="020240e6"/>
    </style:style>
    <style:style style:name="P265" style:family="paragraph" style:parent-style-name="Text_20_body">
      <style:paragraph-properties fo:text-align="justify" style:justify-single-word="false"/>
      <style:text-properties officeooo:rsid="020240e6" officeooo:paragraph-rsid="0203f806"/>
    </style:style>
    <style:style style:name="P266" style:family="paragraph" style:parent-style-name="Text_20_body" style:list-style-name="L7">
      <style:paragraph-properties fo:text-align="justify" style:justify-single-word="false"/>
      <style:text-properties fo:font-weight="bold" officeooo:rsid="0203f806" officeooo:paragraph-rsid="0203f806" style:font-weight-asian="bold" style:font-weight-complex="bold"/>
    </style:style>
    <style:style style:name="P267" style:family="paragraph" style:parent-style-name="Text_20_body" style:list-style-name="L3">
      <style:paragraph-properties fo:text-align="justify" style:justify-single-word="false"/>
      <style:text-properties fo:font-weight="bold" officeooo:rsid="03e2b26c" officeooo:paragraph-rsid="03e2b26c" style:font-weight-asian="bold" style:font-weight-complex="bold"/>
    </style:style>
    <style:style style:name="P268" style:family="paragraph" style:parent-style-name="Text_20_body" style:list-style-name="L6">
      <style:paragraph-properties fo:text-align="justify" style:justify-single-word="false"/>
      <style:text-properties fo:font-weight="bold" officeooo:rsid="020240e6" officeooo:paragraph-rsid="020240e6" style:font-weight-asian="bold" style:font-weight-complex="bold"/>
    </style:style>
    <style:style style:name="P269" style:family="paragraph" style:parent-style-name="Text_20_body" style:list-style-name="L8">
      <style:paragraph-properties fo:text-align="justify" style:justify-single-word="false"/>
      <style:text-properties officeooo:rsid="026330e2" officeooo:paragraph-rsid="029a5a81"/>
    </style:style>
    <style:style style:name="P270" style:family="paragraph" style:parent-style-name="Text_20_body" style:list-style-name="L8">
      <style:paragraph-properties fo:text-align="justify" style:justify-single-word="false"/>
      <style:text-properties officeooo:rsid="02642f57" officeooo:paragraph-rsid="029a5a81"/>
    </style:style>
    <style:style style:name="P271" style:family="paragraph" style:parent-style-name="Text_20_body" style:list-style-name="L8">
      <style:paragraph-properties fo:text-align="justify" style:justify-single-word="false"/>
      <style:text-properties officeooo:rsid="026b7b7d" officeooo:paragraph-rsid="026b7b7d"/>
    </style:style>
    <style:style style:name="P272" style:family="paragraph" style:parent-style-name="Text_20_body" style:list-style-name="L8">
      <style:paragraph-properties fo:text-align="justify" style:justify-single-word="false"/>
      <style:text-properties officeooo:rsid="0270e0eb" officeooo:paragraph-rsid="0270e0eb"/>
    </style:style>
    <style:style style:name="P273" style:family="paragraph" style:parent-style-name="Text_20_body">
      <style:paragraph-properties fo:text-align="start" style:justify-single-word="false"/>
      <style:text-properties officeooo:rsid="023ee942" officeooo:paragraph-rsid="023ee942"/>
    </style:style>
    <style:style style:name="P274" style:family="paragraph" style:parent-style-name="Text_20_body" style:list-style-name="L19">
      <style:paragraph-properties fo:text-align="start" style:justify-single-word="false"/>
      <style:text-properties officeooo:rsid="023ee942" officeooo:paragraph-rsid="023ee942"/>
    </style:style>
    <style:style style:name="P275" style:family="paragraph" style:parent-style-name="Text_20_body">
      <style:paragraph-properties fo:text-align="start" style:justify-single-word="false"/>
      <style:text-properties officeooo:rsid="023ee942" officeooo:paragraph-rsid="025d29b9"/>
    </style:style>
    <style:style style:name="P276" style:family="paragraph" style:parent-style-name="Text_20_body" style:list-style-name="L18">
      <style:paragraph-properties fo:text-align="start" style:justify-single-word="false"/>
      <style:text-properties officeooo:rsid="023ee942" officeooo:paragraph-rsid="023ee942"/>
    </style:style>
    <style:style style:name="P277" style:family="paragraph" style:parent-style-name="Text_20_body" style:list-style-name="L19">
      <style:paragraph-properties fo:text-align="start" style:justify-single-word="false"/>
      <style:text-properties officeooo:rsid="025a9423" officeooo:paragraph-rsid="025a9423"/>
    </style:style>
    <style:style style:name="P278" style:family="paragraph" style:parent-style-name="Text_20_body" style:list-style-name="L20">
      <style:paragraph-properties fo:text-align="justify" style:justify-single-word="false"/>
      <style:text-properties style:text-underline-style="none" officeooo:rsid="037c9d91" officeooo:paragraph-rsid="037c9d91"/>
    </style:style>
    <style:style style:name="P279" style:family="paragraph" style:parent-style-name="Text_20_body" style:list-style-name="L21">
      <style:paragraph-properties fo:text-align="justify" style:justify-single-word="false"/>
      <style:text-properties style:text-underline-style="none" officeooo:rsid="037c9d91" officeooo:paragraph-rsid="037c9d91"/>
    </style:style>
    <style:style style:name="P280" style:family="paragraph" style:parent-style-name="Text_20_body" style:list-style-name="L21">
      <style:paragraph-properties fo:text-align="justify" style:justify-single-word="false"/>
      <style:text-properties style:text-underline-style="none" officeooo:rsid="037c9d91" officeooo:paragraph-rsid="0380964d"/>
    </style:style>
    <style:style style:name="P281" style:family="paragraph" style:parent-style-name="Text_20_body" style:list-style-name="L22">
      <style:paragraph-properties fo:text-align="justify" style:justify-single-word="false"/>
      <style:text-properties style:text-underline-style="none" officeooo:rsid="03c9fe8e" officeooo:paragraph-rsid="03c9fe8e"/>
    </style:style>
    <style:style style:name="P282" style:family="paragraph" style:parent-style-name="Text_20_body">
      <style:paragraph-properties fo:text-align="justify" style:justify-single-word="false"/>
      <style:text-properties style:text-underline-style="none" officeooo:rsid="03c5f98e" officeooo:paragraph-rsid="04027409"/>
    </style:style>
    <style:style style:name="P283" style:family="paragraph" style:parent-style-name="Text_20_body" style:list-style-name="L9">
      <style:paragraph-properties fo:text-align="start" style:justify-single-word="false"/>
      <style:text-properties fo:font-size="12pt" style:font-size-asian="12pt" style:font-size-complex="12pt"/>
    </style:style>
    <style:style style:name="P284" style:family="paragraph" style:parent-style-name="Text_20_body" style:list-style-name="L9">
      <style:paragraph-properties fo:text-align="start" style:justify-single-word="false"/>
      <style:text-properties fo:font-size="12pt" officeooo:paragraph-rsid="0335492a" style:font-size-asian="12pt" style:font-size-complex="12pt"/>
    </style:style>
    <style:style style:name="P285" style:family="paragraph" style:parent-style-name="Text_20_body" style:list-style-name="L9">
      <style:text-properties fo:font-size="12pt" fo:font-weight="bold" officeooo:rsid="03f307ca" officeooo:paragraph-rsid="03f307ca" style:font-size-asian="12pt" style:font-weight-asian="bold" style:font-size-complex="12pt" style:font-weight-complex="bold"/>
    </style:style>
    <style:style style:name="P286" style:family="paragraph" style:parent-style-name="Text_20_body" style:list-style-name="L9">
      <style:paragraph-properties fo:text-align="center" style:justify-single-word="false"/>
      <style:text-properties fo:font-size="12pt" fo:font-style="normal" style:text-underline-style="none" fo:font-weight="bold" officeooo:rsid="0334a37e" officeooo:paragraph-rsid="040eba4e" style:font-size-asian="12pt" style:font-style-asian="normal" style:font-weight-asian="bold" style:font-size-complex="12pt" style:font-style-complex="normal" style:font-weight-complex="bold"/>
    </style:style>
    <style:style style:name="P287" style:family="paragraph" style:parent-style-name="Text_20_body" style:list-style-name="L9">
      <style:paragraph-properties fo:text-align="center" style:justify-single-word="false"/>
      <style:text-properties fo:font-size="12pt" fo:font-style="normal" style:text-underline-style="none" fo:font-weight="bold" officeooo:rsid="0335492a" officeooo:paragraph-rsid="040eba4e" style:font-size-asian="12pt" style:font-style-asian="normal" style:font-weight-asian="bold" style:font-size-complex="12pt" style:font-style-complex="normal" style:font-weight-complex="bold"/>
    </style:style>
    <style:style style:name="P288" style:family="paragraph" style:parent-style-name="Text_20_body">
      <style:paragraph-properties fo:text-align="start" style:justify-single-word="false"/>
      <style:text-properties officeooo:paragraph-rsid="023ee942"/>
    </style:style>
    <style:style style:name="P289" style:family="paragraph" style:parent-style-name="Text_20_body">
      <style:paragraph-properties fo:text-align="start" style:justify-single-word="false"/>
      <style:text-properties officeooo:rsid="02452853" officeooo:paragraph-rsid="02452853"/>
    </style:style>
    <style:style style:name="P290" style:family="paragraph" style:parent-style-name="Text_20_body">
      <style:paragraph-properties fo:text-align="start" style:justify-single-word="false"/>
      <style:text-properties officeooo:rsid="023f2661" officeooo:paragraph-rsid="023f2661"/>
    </style:style>
    <style:style style:name="P291" style:family="paragraph" style:parent-style-name="Text_20_body">
      <style:paragraph-properties fo:text-align="justify" style:justify-single-word="false"/>
      <style:text-properties officeooo:rsid="0203f806" officeooo:paragraph-rsid="03eb8ca7"/>
    </style:style>
    <style:style style:name="P292" style:family="paragraph" style:parent-style-name="Text_20_body">
      <style:paragraph-properties fo:text-align="justify" style:justify-single-word="false"/>
      <style:text-properties officeooo:rsid="01d7da35" officeooo:paragraph-rsid="01d7da35"/>
    </style:style>
    <style:style style:name="P293" style:family="paragraph" style:parent-style-name="Text_20_body">
      <style:paragraph-properties fo:text-align="center" style:justify-single-word="false"/>
    </style:style>
    <style:style style:name="P294" style:family="paragraph" style:parent-style-name="Text_20_body">
      <style:paragraph-properties fo:text-align="center" style:justify-single-word="false"/>
      <style:text-properties officeooo:paragraph-rsid="034e1a06"/>
    </style:style>
    <style:style style:name="P295" style:family="paragraph" style:parent-style-name="Text_20_body">
      <style:paragraph-properties fo:text-align="center" style:justify-single-word="false"/>
      <style:text-properties style:text-underline-style="solid" style:text-underline-width="auto" style:text-underline-color="font-color"/>
    </style:style>
    <style:style style:name="P296" style:family="paragraph" style:parent-style-name="Text_20_body">
      <style:paragraph-properties fo:text-align="start" style:justify-single-word="false"/>
      <style:text-properties style:text-underline-style="solid" style:text-underline-width="auto" style:text-underline-color="font-color" officeooo:rsid="040eba4e" officeooo:paragraph-rsid="040eba4e"/>
    </style:style>
    <style:style style:name="P297" style:family="paragraph" style:parent-style-name="Text_20_body">
      <style:paragraph-properties fo:text-align="center" style:justify-single-word="false"/>
      <style:text-properties style:text-underline-style="solid" style:text-underline-width="auto" style:text-underline-color="font-color" officeooo:rsid="040405d5" officeooo:paragraph-rsid="034e1a06"/>
    </style:style>
    <style:style style:name="P298" style:family="paragraph" style:parent-style-name="Text_20_body">
      <style:paragraph-properties fo:text-align="justify" style:justify-single-word="false"/>
      <style:text-properties style:text-underline-style="solid" style:text-underline-width="auto" style:text-underline-color="font-color" officeooo:paragraph-rsid="03c8dd8d"/>
    </style:style>
    <style:style style:name="P299" style:family="paragraph" style:parent-style-name="Text_20_body" style:list-style-name="L9">
      <style:paragraph-properties fo:text-align="start" style:justify-single-word="false"/>
      <style:text-properties style:use-window-font-color="true" fo:font-size="12pt" fo:font-weight="bold" officeooo:rsid="040eba4e" officeooo:paragraph-rsid="040eba4e" style:font-size-asian="12pt" style:font-weight-asian="bold" style:font-size-complex="12pt" style:font-weight-complex="bold"/>
    </style:style>
    <style:style style:name="P300" style:family="paragraph" style:parent-style-name="Heading">
      <style:paragraph-properties fo:text-align="center" style:justify-single-word="false"/>
      <style:text-properties style:text-underline-style="solid" style:text-underline-width="auto" style:text-underline-color="font-color"/>
    </style:style>
    <style:style style:name="P301" style:family="paragraph" style:parent-style-name="Heading">
      <style:paragraph-properties fo:text-align="start" style:justify-single-word="false"/>
      <style:text-properties style:use-window-font-color="true" fo:font-size="12pt" fo:font-weight="bold" officeooo:rsid="01110755" officeooo:paragraph-rsid="02dce18d" fo:background-color="transparent" style:font-size-asian="12pt" style:font-weight-asian="bold" style:font-size-complex="12pt" style:font-weight-complex="bold"/>
    </style:style>
    <style:style style:name="P302" style:family="paragraph" style:parent-style-name="Heading">
      <style:paragraph-properties fo:text-align="center" style:justify-single-word="false"/>
      <style:text-properties style:use-window-font-color="true" fo:font-size="12pt" fo:font-weight="bold" officeooo:paragraph-rsid="02dce18d" fo:background-color="transparent" style:font-size-asian="12pt" style:font-weight-asian="bold" style:font-size-complex="12pt" style:font-weight-complex="bold"/>
    </style:style>
    <style:style style:name="P303" style:family="paragraph" style:parent-style-name="Footer">
      <style:paragraph-properties fo:text-align="center" style:justify-single-word="false"/>
      <style:text-properties fo:font-size="7pt" officeooo:rsid="04129bb6" officeooo:paragraph-rsid="04129bb6" style:font-size-asian="7pt" style:font-size-complex="7pt"/>
    </style:style>
    <style:style style:name="P304" style:family="paragraph" style:parent-style-name="Footer">
      <style:paragraph-properties fo:text-align="center" style:justify-single-word="false"/>
      <style:text-properties fo:font-size="7pt" officeooo:rsid="04129bb6" officeooo:paragraph-rsid="041392ee" style:font-size-asian="7pt" style:font-size-complex="7pt"/>
    </style:style>
    <style:style style:name="P305" style:family="paragraph" style:parent-style-name="Heading_20_2">
      <style:paragraph-properties fo:text-align="center" style:justify-single-word="false"/>
      <style:text-properties fo:color="#0000ff" fo:font-size="22pt" officeooo:paragraph-rsid="034d56d4" fo:background-color="transparent" style:font-size-asian="22pt" style:font-size-complex="22pt"/>
    </style:style>
    <style:style style:name="P306" style:family="paragraph" style:parent-style-name="Heading_20_3">
      <style:paragraph-properties fo:text-align="center" style:justify-single-word="false"/>
    </style:style>
    <style:style style:name="P307" style:family="paragraph" style:parent-style-name="Heading_20_3">
      <style:paragraph-properties fo:text-align="center" style:justify-single-word="false"/>
      <style:text-properties fo:font-style="normal" style:text-underline-style="solid" style:text-underline-width="auto" style:text-underline-color="font-color" officeooo:rsid="00297472" officeooo:paragraph-rsid="02dce18d" style:font-style-asian="normal" style:font-style-complex="normal"/>
    </style:style>
    <style:style style:name="P308" style:family="paragraph" style:parent-style-name="Heading_20_3">
      <style:paragraph-properties fo:text-align="center" style:justify-single-word="false"/>
      <style:text-properties fo:font-style="normal" style:text-underline-style="solid" style:text-underline-width="auto" style:text-underline-color="font-color" officeooo:rsid="00297472" officeooo:paragraph-rsid="0335492a" style:font-style-asian="normal" style:font-style-complex="normal"/>
    </style:style>
    <style:style style:name="P309" style:family="paragraph" style:parent-style-name="Heading_20_3">
      <style:paragraph-properties fo:text-align="center" style:justify-single-word="false"/>
      <style:text-properties fo:font-style="normal" style:text-underline-style="solid" style:text-underline-width="auto" style:text-underline-color="font-color" fo:font-weight="bold" officeooo:rsid="0335492a" officeooo:paragraph-rsid="0335492a" style:font-style-asian="normal" style:font-weight-asian="bold" style:font-style-complex="normal" style:font-weight-complex="bold"/>
    </style:style>
    <style:style style:name="P310" style:family="paragraph" style:parent-style-name="Heading_20_3">
      <style:paragraph-properties fo:text-align="center" style:justify-single-word="false"/>
      <style:text-properties style:text-underline-style="solid" style:text-underline-width="auto" style:text-underline-color="font-color"/>
    </style:style>
    <style:style style:name="P311" style:family="paragraph" style:parent-style-name="Heading_20_3">
      <style:paragraph-properties fo:text-align="center" style:justify-single-word="false"/>
      <style:text-properties style:text-underline-style="solid" style:text-underline-width="auto" style:text-underline-color="font-color" officeooo:paragraph-rsid="017e8017"/>
    </style:style>
    <style:style style:name="P312" style:family="paragraph" style:parent-style-name="Heading_20_3">
      <style:paragraph-properties fo:text-align="center" style:justify-single-word="false"/>
      <style:text-properties style:text-underline-style="solid" style:text-underline-width="auto" style:text-underline-color="font-color" officeooo:rsid="03169cf5" officeooo:paragraph-rsid="03169cf5"/>
    </style:style>
    <style:style style:name="P313" style:family="paragraph" style:parent-style-name="Heading_20_3">
      <style:paragraph-properties fo:text-align="center" style:justify-single-word="false"/>
      <style:text-properties style:text-underline-style="solid" style:text-underline-width="auto" style:text-underline-color="font-color" officeooo:rsid="040405d5" officeooo:paragraph-rsid="040405d5"/>
    </style:style>
    <style:style style:name="P314" style:family="paragraph" style:parent-style-name="Heading_20_3">
      <style:paragraph-properties fo:text-align="center" style:justify-single-word="false"/>
      <style:text-properties style:text-underline-style="solid" style:text-underline-width="auto" style:text-underline-color="font-color" officeooo:rsid="0404f18e" officeooo:paragraph-rsid="0404f18e"/>
    </style:style>
    <style:style style:name="P315" style:family="paragraph" style:parent-style-name="Heading_20_3">
      <style:paragraph-properties fo:text-align="center" style:justify-single-word="false"/>
      <style:text-properties style:text-underline-style="solid" style:text-underline-width="auto" style:text-underline-color="font-color" officeooo:rsid="02ddd4cf" officeooo:paragraph-rsid="0335492a" fo:background-color="#e6e6ff"/>
    </style:style>
    <style:style style:name="P316" style:family="paragraph" style:parent-style-name="Heading_20_3">
      <style:paragraph-properties fo:text-align="center" style:justify-single-word="false"/>
      <style:text-properties fo:font-size="10pt" style:text-underline-style="none" fo:font-weight="normal" officeooo:rsid="007dc5ed" officeooo:paragraph-rsid="02dce18d" fo:background-color="#e6e6ff" style:font-size-asian="10pt" style:font-weight-asian="normal" style:font-size-complex="10pt" style:font-weight-complex="normal"/>
    </style:style>
    <style:style style:name="P317" style:family="paragraph" style:parent-style-name="Heading_20_3">
      <style:paragraph-properties fo:text-align="center" style:justify-single-word="false"/>
      <style:text-properties officeooo:rsid="0404c78f" officeooo:paragraph-rsid="0404c78f"/>
    </style:style>
    <style:style style:name="P318" style:family="paragraph" style:parent-style-name="Table_20_Contents">
      <style:paragraph-properties fo:text-align="start" style:justify-single-word="false"/>
      <style:text-properties officeooo:rsid="039e603b" officeooo:paragraph-rsid="039f59ef"/>
    </style:style>
    <style:style style:name="P319" style:family="paragraph" style:parent-style-name="Table_20_Contents">
      <style:paragraph-properties fo:text-align="center" style:justify-single-word="false"/>
      <style:text-properties officeooo:rsid="03de9e94" officeooo:paragraph-rsid="03de9e94"/>
    </style:style>
    <style:style style:name="P320" style:family="paragraph" style:parent-style-name="Table_20_Contents">
      <style:paragraph-properties fo:text-align="center" style:justify-single-word="false"/>
      <style:text-properties officeooo:rsid="03de9e94" officeooo:paragraph-rsid="03df8720"/>
    </style:style>
    <style:style style:name="P321" style:family="paragraph" style:parent-style-name="Table_20_Contents">
      <style:paragraph-properties fo:text-align="center" style:justify-single-word="false"/>
      <style:text-properties officeooo:rsid="03df8720" officeooo:paragraph-rsid="03df8720"/>
    </style:style>
    <style:style style:name="P322" style:family="paragraph" style:parent-style-name="Table_20_Contents" style:list-style-name="L9">
      <style:text-properties fo:font-size="12pt" officeooo:rsid="032efee8" officeooo:paragraph-rsid="032efee8" style:font-size-asian="12pt" style:font-size-complex="12pt"/>
    </style:style>
    <style:style style:name="P323" style:family="paragraph" style:parent-style-name="Table_20_Contents" style:list-style-name="L9">
      <style:paragraph-properties fo:text-align="start" style:justify-single-word="false"/>
      <style:text-properties fo:font-size="12pt" officeooo:rsid="032efee8" officeooo:paragraph-rsid="0335492a" style:font-size-asian="12pt" style:font-size-complex="12pt"/>
    </style:style>
    <style:style style:name="P324" style:family="paragraph" style:parent-style-name="Table_20_Contents" style:list-style-name="L9">
      <style:text-properties fo:font-size="12pt" officeooo:rsid="032bf7dc" officeooo:paragraph-rsid="032bf7dc" style:font-size-asian="12pt" style:font-size-complex="12pt"/>
    </style:style>
    <style:style style:name="P325" style:family="paragraph" style:parent-style-name="Table_20_Contents" style:list-style-name="L9">
      <style:text-properties fo:font-size="12pt" officeooo:rsid="032bf7dc" officeooo:paragraph-rsid="02dce18d" style:font-size-asian="12pt" style:font-size-complex="12pt"/>
    </style:style>
    <style:style style:name="P326" style:family="paragraph" style:parent-style-name="Table_20_Contents" style:list-style-name="L12">
      <style:text-properties fo:font-size="12pt" officeooo:rsid="032bf7dc" officeooo:paragraph-rsid="032bf7dc" style:font-size-asian="12pt" style:font-size-complex="12pt"/>
    </style:style>
    <style:style style:name="P327" style:family="paragraph" style:parent-style-name="Table_20_Contents">
      <style:text-properties fo:font-size="12pt" officeooo:rsid="032bf7dc" officeooo:paragraph-rsid="032bf7dc" style:font-size-asian="12pt" style:font-size-complex="12pt"/>
    </style:style>
    <style:style style:name="P328" style:family="paragraph" style:parent-style-name="Table_20_Contents" style:list-style-name="L9">
      <style:paragraph-properties fo:text-align="start" style:justify-single-word="false"/>
      <style:text-properties fo:font-size="12pt" officeooo:rsid="032bf7dc" officeooo:paragraph-rsid="0335492a" style:font-size-asian="12pt" style:font-size-complex="12pt"/>
    </style:style>
    <style:style style:name="P329" style:family="paragraph" style:parent-style-name="Table_20_Contents" style:list-style-name="L15">
      <style:paragraph-properties fo:text-align="start" style:justify-single-word="false"/>
      <style:text-properties fo:font-size="12pt" officeooo:rsid="032bf7dc" officeooo:paragraph-rsid="0335492a" style:font-size-asian="12pt" style:font-size-complex="12pt"/>
    </style:style>
    <style:style style:name="P330" style:family="paragraph" style:parent-style-name="Table_20_Contents" style:list-style-name="L9">
      <style:text-properties fo:font-size="12pt" officeooo:rsid="0330d74e" officeooo:paragraph-rsid="0330d74e" style:font-size-asian="12pt" style:font-size-complex="12pt"/>
    </style:style>
    <style:style style:name="P331" style:family="paragraph" style:parent-style-name="Table_20_Contents" style:list-style-name="L9">
      <style:text-properties fo:font-size="12pt" officeooo:rsid="032d7fa4" officeooo:paragraph-rsid="032d7fa4" style:font-size-asian="12pt" style:font-size-complex="12pt"/>
    </style:style>
    <style:style style:name="P332" style:family="paragraph" style:parent-style-name="Table_20_Contents" style:list-style-name="L9">
      <style:text-properties fo:font-size="12pt" officeooo:rsid="032e6baa" officeooo:paragraph-rsid="032e6baa" style:font-size-asian="12pt" style:font-size-complex="12pt"/>
    </style:style>
    <style:style style:name="P333" style:family="paragraph" style:parent-style-name="Table_20_Contents" style:list-style-name="L9">
      <style:paragraph-properties fo:text-align="start" style:justify-single-word="false"/>
      <style:text-properties fo:font-size="12pt" officeooo:rsid="032e6baa" officeooo:paragraph-rsid="0335492a" style:font-size-asian="12pt" style:font-size-complex="12pt"/>
    </style:style>
    <style:style style:name="P334" style:family="paragraph" style:parent-style-name="Table_20_Contents" style:list-style-name="L9">
      <style:text-properties fo:font-size="12pt" officeooo:rsid="0330d97c" officeooo:paragraph-rsid="0330d97c" style:font-size-asian="12pt" style:font-size-complex="12pt"/>
    </style:style>
    <style:style style:name="P335" style:family="paragraph" style:parent-style-name="Table_20_Contents" style:list-style-name="L9">
      <style:paragraph-properties fo:text-align="start" style:justify-single-word="false"/>
      <style:text-properties fo:font-size="12pt" officeooo:rsid="0330d97c" officeooo:paragraph-rsid="0335492a" style:font-size-asian="12pt" style:font-size-complex="12pt"/>
    </style:style>
    <style:style style:name="P336" style:family="paragraph" style:parent-style-name="Table_20_Contents" style:list-style-name="L9">
      <style:text-properties fo:font-size="12pt" officeooo:rsid="0332c076" officeooo:paragraph-rsid="0332c076" style:font-size-asian="12pt" style:font-size-complex="12pt"/>
    </style:style>
    <style:style style:name="P337" style:family="paragraph" style:parent-style-name="Table_20_Contents" style:list-style-name="L9">
      <style:paragraph-properties fo:text-align="start" style:justify-single-word="false"/>
      <style:text-properties fo:font-size="12pt" officeooo:rsid="0332c076" officeooo:paragraph-rsid="0335492a" style:font-size-asian="12pt" style:font-size-complex="12pt"/>
    </style:style>
    <style:style style:name="P338" style:family="paragraph" style:parent-style-name="Table_20_Contents" style:list-style-name="L9">
      <style:paragraph-properties fo:text-align="start" style:justify-single-word="false"/>
      <style:text-properties fo:font-size="12pt" officeooo:rsid="0335492a" officeooo:paragraph-rsid="0335492a" style:font-size-asian="12pt" style:font-size-complex="12pt"/>
    </style:style>
    <style:style style:name="P339" style:family="paragraph" style:parent-style-name="Table_20_Contents" style:list-style-name="L9">
      <style:paragraph-properties fo:text-align="start" style:justify-single-word="false"/>
      <style:text-properties fo:font-size="12pt" officeooo:rsid="033cbe54" officeooo:paragraph-rsid="033cbe54" style:font-size-asian="12pt" style:font-size-complex="12pt"/>
    </style:style>
    <style:style style:name="P340" style:family="paragraph" style:parent-style-name="Table_20_Contents" style:list-style-name="L9">
      <style:paragraph-properties fo:text-align="start" style:justify-single-word="false"/>
      <style:text-properties fo:font-size="12pt" officeooo:rsid="033e00c8" officeooo:paragraph-rsid="033e00c8" style:font-size-asian="12pt" style:font-size-complex="12pt"/>
    </style:style>
    <style:style style:name="P341" style:family="paragraph" style:parent-style-name="Table_20_Contents" style:list-style-name="L10">
      <style:text-properties fo:font-size="12pt" officeooo:paragraph-rsid="02dce18d" style:font-size-asian="12pt" style:font-size-complex="12pt"/>
    </style:style>
    <style:style style:name="P342" style:family="paragraph" style:parent-style-name="Table_20_Contents" style:list-style-name="L10">
      <style:text-properties fo:font-size="12pt" officeooo:rsid="03294a28" officeooo:paragraph-rsid="03294a28" style:font-size-asian="12pt" style:font-size-complex="12pt"/>
    </style:style>
    <style:style style:name="P343" style:family="paragraph" style:parent-style-name="Table_20_Contents" style:list-style-name="L10">
      <style:text-properties fo:font-size="12pt" officeooo:rsid="030ab90d" officeooo:paragraph-rsid="030ab90d" style:font-size-asian="12pt" style:font-size-complex="12pt"/>
    </style:style>
    <style:style style:name="P344" style:family="paragraph" style:parent-style-name="Table_20_Contents" style:list-style-name="L10">
      <style:text-properties fo:font-size="12pt" officeooo:rsid="0310547a" officeooo:paragraph-rsid="0310547a" style:font-size-asian="12pt" style:font-size-complex="12pt"/>
    </style:style>
    <style:style style:name="P345" style:family="paragraph" style:parent-style-name="Table_20_Contents" style:list-style-name="L10">
      <style:text-properties fo:font-size="12pt" officeooo:rsid="03267f43" officeooo:paragraph-rsid="03267f43" style:font-size-asian="12pt" style:font-size-complex="12pt"/>
    </style:style>
    <style:style style:name="P346" style:family="paragraph" style:parent-style-name="Table_20_Contents" style:list-style-name="L10">
      <style:text-properties fo:font-size="12pt" officeooo:rsid="039bc23b" officeooo:paragraph-rsid="039bc23b" style:font-size-asian="12pt" style:font-size-complex="12pt"/>
    </style:style>
    <style:style style:name="P347" style:family="paragraph" style:parent-style-name="Table_20_Contents" style:list-style-name="L9">
      <style:text-properties fo:font-size="12pt" officeooo:rsid="03f6c21c" officeooo:paragraph-rsid="03f6c21c" style:font-size-asian="12pt" style:font-size-complex="12pt"/>
    </style:style>
    <style:style style:name="P348" style:family="paragraph" style:parent-style-name="Table_20_Contents" style:list-style-name="L9">
      <style:paragraph-properties fo:text-align="start" style:justify-single-word="false"/>
      <style:text-properties fo:font-size="12pt" officeooo:rsid="03f7c757" officeooo:paragraph-rsid="03f7c757" style:font-size-asian="12pt" style:font-size-complex="12pt"/>
    </style:style>
    <style:style style:name="P349" style:family="paragraph" style:parent-style-name="Table_20_Contents" style:list-style-name="L9">
      <style:paragraph-properties fo:text-align="start" style:justify-single-word="false"/>
      <style:text-properties fo:font-size="12pt" officeooo:rsid="03f8530b" officeooo:paragraph-rsid="03f8530b" style:font-size-asian="12pt" style:font-size-complex="12pt"/>
    </style:style>
    <style:style style:name="P350" style:family="paragraph" style:parent-style-name="Table_20_Contents" style:list-style-name="L9">
      <style:paragraph-properties fo:text-align="start" style:justify-single-word="false"/>
      <style:text-properties fo:font-size="12pt" officeooo:paragraph-rsid="0335492a" style:font-size-asian="12pt" style:font-size-complex="12pt"/>
    </style:style>
    <style:style style:name="P351" style:family="paragraph" style:parent-style-name="Table_20_Contents">
      <style:text-properties style:use-window-font-color="true" style:font-name="Liberation Sans" fo:font-size="12pt" fo:font-weight="bold" officeooo:rsid="02b2a68a" officeooo:paragraph-rsid="02dce18d" style:font-name-asian="Noto Sans CJK SC Regular" style:font-size-asian="12pt" style:font-weight-asian="bold" style:font-name-complex="Lohit Devanagari" style:font-size-complex="12pt" style:font-weight-complex="bold"/>
    </style:style>
    <style:style style:name="P352"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353" style:family="paragraph" style:parent-style-name="Table_20_Contents">
      <style:paragraph-properties fo:text-align="center" style:justify-single-word="false"/>
      <style:text-properties style:use-window-font-color="true" fo:font-weight="bold" officeooo:rsid="039a86a2" officeooo:paragraph-rsid="039a86a2" style:font-weight-asian="bold" style:font-weight-complex="bold"/>
    </style:style>
    <style:style style:name="P354" style:family="paragraph" style:parent-style-name="Table_20_Contents">
      <style:paragraph-properties fo:text-align="start" style:justify-single-word="false"/>
      <style:text-properties style:use-window-font-color="true" fo:font-weight="bold" officeooo:rsid="0368497c" officeooo:paragraph-rsid="0368497c" fo:background-color="transparent" style:font-weight-asian="bold" style:font-weight-complex="bold"/>
    </style:style>
    <style:style style:name="P355" style:family="paragraph" style:parent-style-name="Table_20_Contents">
      <style:paragraph-properties fo:text-align="start" style:justify-single-word="false"/>
    </style:style>
    <style:style style:name="P356" style:family="paragraph">
      <style:paragraph-properties fo:margin-left="0in" fo:margin-right="0in" fo:margin-top="0.0791in" fo:margin-bottom="0.0791in" fo:line-height="100%" fo:text-align="center" fo:text-indent="0in" style:text-autospace="ideograph-alpha" style:punctuation-wrap="hanging" style:line-break="strict" style:writing-mode="lr-tb">
        <style:tab-stops/>
      </style:paragraph-properties>
      <style:text-properties fo:hyphenate="false"/>
    </style:style>
    <style:style style:name="P357" style:family="paragraph">
      <style:paragraph-properties fo:margin-left="0in" fo:margin-right="0in" fo:margin-top="0.0791in" fo:margin-bottom="0.0791in" fo:line-height="100%" fo:text-align="center" fo:text-indent="0in" style:text-autospace="ideograph-alpha" style:punctuation-wrap="hanging" style:line-break="strict" style:writing-mode="lr-tb">
        <style:tab-stops/>
      </style:paragraph-properties>
      <style:text-properties fo:color="#ffffff" fo:hyphenate="false"/>
    </style:style>
    <style:style style:name="P358" style:family="paragraph">
      <style:paragraph-properties fo:margin-left="0in" fo:margin-right="0in" fo:margin-top="0.0791in" fo:margin-bottom="0.0791in" fo:line-height="100%" fo:text-align="start" fo:text-indent="0in" style:text-autospace="ideograph-alpha" style:punctuation-wrap="hanging" style:line-break="strict" style:writing-mode="lr-tb">
        <style:tab-stops/>
      </style:paragraph-properties>
      <style:text-properties fo:hyphenate="false"/>
    </style:style>
    <style:style style:name="P359" style:family="paragraph">
      <loext:graphic-properties draw:fill="none" draw:fill-color="#ffffff"/>
      <style:paragraph-properties fo:margin-left="0in" fo:margin-right="0in" fo:margin-top="0.0791in" fo:margin-bottom="0.0791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text-emphasize="none" style:text-scale="100%" style:font-relief="none" style:text-overline-style="none" style:text-overline-color="font-color" fo:hyphenate="false"/>
    </style:style>
    <style:style style:name="P360" style:family="paragraph">
      <style:paragraph-properties fo:text-align="center"/>
    </style:style>
    <style:style style:name="P361" style:family="paragraph">
      <style:paragraph-properties fo:text-align="center"/>
      <style:text-properties fo:color="#ffffff"/>
    </style:style>
    <style:style style:name="P362" style:family="paragraph">
      <loext:graphic-properties draw:fill="none" draw:fill-color="#ffffff"/>
      <style:text-properties fo:font-size="8pt" style:font-size-asian="8pt" style:font-size-complex="8pt"/>
    </style:style>
    <style:style style:name="P363" style:family="paragraph">
      <style:paragraph-properties fo:text-align="center"/>
      <style:text-properties fo:color="#ffffff" fo:font-size="12pt"/>
    </style:style>
    <style:style style:name="P364" style:family="paragraph">
      <loext:graphic-properties draw:fill-color="#ffff00"/>
      <style:paragraph-properties fo:text-align="center"/>
    </style:style>
    <style:style style:name="P365" style:family="paragraph">
      <loext:graphic-properties draw:fill="none" draw:fill-color="#ffffff"/>
      <style:text-properties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0b15d"/>
    </style:style>
    <style:style style:name="T3" style:family="text">
      <style:text-properties style:text-underline-style="solid" style:text-underline-width="auto" style:text-underline-color="font-color" officeooo:rsid="020b190a"/>
    </style:style>
    <style:style style:name="T4" style:family="text">
      <style:text-properties style:text-underline-style="solid" style:text-underline-width="auto" style:text-underline-color="font-color" officeooo:rsid="034c3235"/>
    </style:style>
    <style:style style:name="T5" style:family="text">
      <style:text-properties style:text-underline-style="solid" style:text-underline-width="auto" style:text-underline-color="font-color" officeooo:rsid="03d58318"/>
    </style:style>
    <style:style style:name="T6" style:family="text">
      <style:text-properties style:text-underline-style="solid" style:text-underline-width="auto" style:text-underline-color="font-color" officeooo:rsid="040dd671"/>
    </style:style>
    <style:style style:name="T7" style:family="text">
      <style:text-properties fo:font-style="normal" style:font-style-asian="normal" style:font-style-complex="normal"/>
    </style:style>
    <style:style style:name="T8" style:family="text">
      <style:text-properties fo:font-style="normal" officeooo:rsid="00297472" style:font-style-asian="normal" style:font-style-complex="normal"/>
    </style:style>
    <style:style style:name="T9" style:family="text">
      <style:text-properties fo:font-style="normal" officeooo:rsid="02dbbef0" style:font-style-asian="normal" style:font-style-complex="normal"/>
    </style:style>
    <style:style style:name="T10" style:family="text">
      <style:text-properties fo:font-style="normal" officeooo:rsid="040eba4e"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31b714d" style:font-style-asian="normal" style:font-style-complex="normal"/>
    </style:style>
    <style:style style:name="T13" style:family="text">
      <style:text-properties fo:font-style="normal" style:text-underline-style="none" officeooo:rsid="0357cd0a" style:font-style-asian="normal" style:font-style-complex="normal"/>
    </style:style>
    <style:style style:name="T14" style:family="text">
      <style:text-properties fo:font-style="normal" style:text-underline-style="none" officeooo:rsid="0387c62d" style:font-style-asian="normal" style:font-style-complex="normal"/>
    </style:style>
    <style:style style:name="T15" style:family="text">
      <style:text-properties fo:font-style="normal" style:text-underline-style="none" officeooo:rsid="03894663" style:font-style-asian="normal" style:font-style-complex="normal"/>
    </style:style>
    <style:style style:name="T16" style:family="text">
      <style:text-properties fo:font-style="normal" style:text-underline-style="none" officeooo:rsid="03845a67" style:font-style-asian="normal" style:font-style-complex="normal"/>
    </style:style>
    <style:style style:name="T17" style:family="text">
      <style:text-properties fo:font-style="normal" style:text-underline-style="none" officeooo:rsid="03847329" style:font-style-asian="normal" style:font-style-complex="normal"/>
    </style:style>
    <style:style style:name="T18" style:family="text">
      <style:text-properties fo:font-style="normal" style:text-underline-style="none" officeooo:rsid="03ef1676" style:font-style-asian="normal" style:font-style-complex="normal"/>
    </style:style>
    <style:style style:name="T19" style:family="text">
      <style:text-properties fo:font-style="normal" style:text-underline-style="none" officeooo:rsid="03f14090" style:font-style-asian="normal" style:font-style-complex="normal"/>
    </style:style>
    <style:style style:name="T20" style:family="text">
      <style:text-properties fo:font-style="normal" style:text-underline-style="none" officeooo:rsid="04014957" style:font-style-asian="normal" style:font-style-complex="normal"/>
    </style:style>
    <style:style style:name="T21" style:family="text">
      <style:text-properties fo:font-style="normal" style:text-underline-style="none" fo:font-weight="bold" officeooo:rsid="0387c62d" style:font-style-asian="normal" style:font-weight-asian="bold" style:font-style-complex="normal" style:font-weight-complex="bold"/>
    </style:style>
    <style:style style:name="T22" style:family="text">
      <style:text-properties fo:font-style="normal" style:text-underline-style="none" fo:font-weight="bold" officeooo:rsid="03894663" style:font-style-asian="normal" style:font-weight-asian="bold" style:font-style-complex="normal" style:font-weight-complex="bold"/>
    </style:style>
    <style:style style:name="T23" style:family="text">
      <style:text-properties fo:font-style="normal" style:text-underline-style="none" fo:font-weight="bold" officeooo:rsid="037a2033" style:font-style-asian="normal" style:font-weight-asian="bold" style:font-style-complex="normal" style:font-weight-complex="bold"/>
    </style:style>
    <style:style style:name="T24" style:family="text">
      <style:text-properties officeooo:rsid="0073e9a0"/>
    </style:style>
    <style:style style:name="T25" style:family="text">
      <style:text-properties officeooo:rsid="010b506d"/>
    </style:style>
    <style:style style:name="T26" style:family="text">
      <style:text-properties style:text-underline-style="none"/>
    </style:style>
    <style:style style:name="T27" style:family="text">
      <style:text-properties style:text-underline-style="none" officeooo:rsid="010c9e05"/>
    </style:style>
    <style:style style:name="T28" style:family="text">
      <style:text-properties style:text-underline-style="none" officeooo:rsid="01464787"/>
    </style:style>
    <style:style style:name="T29" style:family="text">
      <style:text-properties style:text-underline-style="none" officeooo:rsid="0148057f"/>
    </style:style>
    <style:style style:name="T30" style:family="text">
      <style:text-properties style:text-underline-style="none" officeooo:rsid="01a2b9f1"/>
    </style:style>
    <style:style style:name="T31" style:family="text">
      <style:text-properties style:text-underline-style="none" officeooo:rsid="02b426e8"/>
    </style:style>
    <style:style style:name="T32" style:family="text">
      <style:text-properties style:text-underline-style="none" officeooo:rsid="014d26f9"/>
    </style:style>
    <style:style style:name="T33" style:family="text">
      <style:text-properties style:text-underline-style="none" officeooo:rsid="03422ad0"/>
    </style:style>
    <style:style style:name="T34" style:family="text">
      <style:text-properties style:text-underline-style="none" officeooo:rsid="035168c6"/>
    </style:style>
    <style:style style:name="T35" style:family="text">
      <style:text-properties style:text-underline-style="none" officeooo:rsid="016e5584"/>
    </style:style>
    <style:style style:name="T36" style:family="text">
      <style:text-properties style:text-underline-style="none" officeooo:rsid="01685430"/>
    </style:style>
    <style:style style:name="T37" style:family="text">
      <style:text-properties style:text-underline-style="none" officeooo:rsid="0352bd1a"/>
    </style:style>
    <style:style style:name="T38" style:family="text">
      <style:text-properties style:text-underline-style="none" officeooo:rsid="0354ad60"/>
    </style:style>
    <style:style style:name="T39" style:family="text">
      <style:text-properties style:text-underline-style="none" officeooo:rsid="0355b6f1"/>
    </style:style>
    <style:style style:name="T40" style:family="text">
      <style:text-properties style:text-underline-style="none" officeooo:rsid="0357cd0a"/>
    </style:style>
    <style:style style:name="T41" style:family="text">
      <style:text-properties style:text-underline-style="none" officeooo:rsid="035a63c1"/>
    </style:style>
    <style:style style:name="T42" style:family="text">
      <style:text-properties style:text-underline-style="none" officeooo:rsid="035ada84"/>
    </style:style>
    <style:style style:name="T43" style:family="text">
      <style:text-properties style:text-underline-style="none" officeooo:rsid="035b30e6"/>
    </style:style>
    <style:style style:name="T44" style:family="text">
      <style:text-properties style:text-underline-style="none" officeooo:rsid="035d6946"/>
    </style:style>
    <style:style style:name="T45" style:family="text">
      <style:text-properties style:text-underline-style="none" officeooo:rsid="03606a41"/>
    </style:style>
    <style:style style:name="T46" style:family="text">
      <style:text-properties style:text-underline-style="none" officeooo:rsid="03609617"/>
    </style:style>
    <style:style style:name="T47" style:family="text">
      <style:text-properties style:text-underline-style="none" officeooo:rsid="036191d3"/>
    </style:style>
    <style:style style:name="T48" style:family="text">
      <style:text-properties style:text-underline-style="none" officeooo:rsid="0361f057"/>
    </style:style>
    <style:style style:name="T49" style:family="text">
      <style:text-properties style:text-underline-style="none" officeooo:rsid="03644bbb"/>
    </style:style>
    <style:style style:name="T50" style:family="text">
      <style:text-properties style:text-underline-style="none" officeooo:rsid="0366e68c"/>
    </style:style>
    <style:style style:name="T51" style:family="text">
      <style:text-properties style:text-underline-style="none" officeooo:rsid="03681085"/>
    </style:style>
    <style:style style:name="T52" style:family="text">
      <style:text-properties style:text-underline-style="none" officeooo:rsid="0368497c"/>
    </style:style>
    <style:style style:name="T53" style:family="text">
      <style:text-properties style:text-underline-style="none" officeooo:rsid="036c0e51"/>
    </style:style>
    <style:style style:name="T54" style:family="text">
      <style:text-properties style:text-underline-style="none" officeooo:rsid="03681085" fo:background-color="#ffff00" loext:char-shading-value="0"/>
    </style:style>
    <style:style style:name="T55" style:family="text">
      <style:text-properties style:text-underline-style="none" officeooo:rsid="036facd4"/>
    </style:style>
    <style:style style:name="T56" style:family="text">
      <style:text-properties style:text-underline-style="none" officeooo:rsid="037107b7"/>
    </style:style>
    <style:style style:name="T57" style:family="text">
      <style:text-properties style:text-underline-style="none" officeooo:rsid="0372e531"/>
    </style:style>
    <style:style style:name="T58" style:family="text">
      <style:text-properties style:text-underline-style="none" officeooo:rsid="0372eb02"/>
    </style:style>
    <style:style style:name="T59" style:family="text">
      <style:text-properties style:text-underline-style="none" officeooo:rsid="037308fb"/>
    </style:style>
    <style:style style:name="T60" style:family="text">
      <style:text-properties style:text-underline-style="none" officeooo:rsid="037391f7"/>
    </style:style>
    <style:style style:name="T61" style:family="text">
      <style:text-properties style:text-underline-style="none" officeooo:rsid="03750f80"/>
    </style:style>
    <style:style style:name="T62" style:family="text">
      <style:text-properties style:text-underline-style="none" officeooo:rsid="037c9d91"/>
    </style:style>
    <style:style style:name="T63" style:family="text">
      <style:text-properties style:text-underline-style="none" officeooo:rsid="037c9ff7"/>
    </style:style>
    <style:style style:name="T64" style:family="text">
      <style:text-properties style:text-underline-style="none" officeooo:rsid="037d42d4"/>
    </style:style>
    <style:style style:name="T65" style:family="text">
      <style:text-properties style:text-underline-style="none" officeooo:rsid="03829558"/>
    </style:style>
    <style:style style:name="T66" style:family="text">
      <style:text-properties style:text-underline-style="none" officeooo:rsid="03847329"/>
    </style:style>
    <style:style style:name="T67" style:family="text">
      <style:text-properties style:text-underline-style="none" officeooo:rsid="0387c62d"/>
    </style:style>
    <style:style style:name="T68" style:family="text">
      <style:text-properties style:text-underline-style="none" officeooo:rsid="03894663"/>
    </style:style>
    <style:style style:name="T69" style:family="text">
      <style:text-properties style:text-underline-style="none" officeooo:rsid="038956e3"/>
    </style:style>
    <style:style style:name="T70" style:family="text">
      <style:text-properties style:text-underline-style="none" fo:font-weight="normal" officeooo:rsid="0355b6f1" style:font-weight-asian="normal" style:font-weight-complex="normal"/>
    </style:style>
    <style:style style:name="T71" style:family="text">
      <style:text-properties style:text-underline-style="none" fo:font-weight="normal" officeooo:rsid="038ad5fd" style:font-weight-asian="normal" style:font-weight-complex="normal"/>
    </style:style>
    <style:style style:name="T72" style:family="text">
      <style:text-properties style:text-underline-style="none" officeooo:rsid="038ad5fd"/>
    </style:style>
    <style:style style:name="T73" style:family="text">
      <style:text-properties style:text-underline-style="none" officeooo:rsid="038cedf7"/>
    </style:style>
    <style:style style:name="T74" style:family="text">
      <style:text-properties style:text-underline-style="none" officeooo:rsid="038daa4b"/>
    </style:style>
    <style:style style:name="T75" style:family="text">
      <style:text-properties style:text-underline-style="none" officeooo:rsid="038e6d56"/>
    </style:style>
    <style:style style:name="T76" style:family="text">
      <style:text-properties style:text-underline-style="none" officeooo:rsid="03c9fe8e"/>
    </style:style>
    <style:style style:name="T77" style:family="text">
      <style:text-properties style:text-underline-style="none" fo:font-weight="bold" officeooo:rsid="03606a41" style:font-weight-asian="bold" style:font-weight-complex="bold"/>
    </style:style>
    <style:style style:name="T78" style:family="text">
      <style:text-properties style:text-underline-style="none" officeooo:rsid="03c5f98e"/>
    </style:style>
    <style:style style:name="T79" style:family="text">
      <style:text-properties style:text-underline-style="none" officeooo:rsid="03c8dd8d"/>
    </style:style>
    <style:style style:name="T80" style:family="text">
      <style:text-properties style:text-underline-style="none" officeooo:rsid="03cbecba"/>
    </style:style>
    <style:style style:name="T81" style:family="text">
      <style:text-properties style:text-underline-style="none" officeooo:rsid="040dd671"/>
    </style:style>
    <style:style style:name="T82" style:family="text">
      <style:text-properties officeooo:rsid="01110755"/>
    </style:style>
    <style:style style:name="T83" style:family="text">
      <style:text-properties officeooo:rsid="01184ae2"/>
    </style:style>
    <style:style style:name="T84" style:family="text">
      <style:text-properties officeooo:rsid="012f39e7"/>
    </style:style>
    <style:style style:name="T85" style:family="text">
      <style:text-properties officeooo:rsid="014c1888"/>
    </style:style>
    <style:style style:name="T86" style:family="text">
      <style:text-properties officeooo:rsid="014d26f9"/>
    </style:style>
    <style:style style:name="T87" style:family="text">
      <style:text-properties officeooo:rsid="0150ebf2"/>
    </style:style>
    <style:style style:name="T88" style:family="text">
      <style:text-properties officeooo:rsid="01809004"/>
    </style:style>
    <style:style style:name="T89" style:family="text">
      <style:text-properties officeooo:rsid="01c099f1"/>
    </style:style>
    <style:style style:name="T90" style:family="text">
      <style:text-properties fo:font-weight="bold" style:font-weight-asian="bold" style:font-weight-complex="bold"/>
    </style:style>
    <style:style style:name="T91" style:family="text">
      <style:text-properties fo:font-weight="bold" officeooo:rsid="01c099f1" style:font-weight-asian="bold" style:font-weight-complex="bold"/>
    </style:style>
    <style:style style:name="T92" style:family="text">
      <style:text-properties fo:font-weight="bold" officeooo:rsid="027bc98a" style:font-weight-asian="bold" style:font-weight-complex="bold"/>
    </style:style>
    <style:style style:name="T93" style:family="text">
      <style:text-properties fo:font-weight="bold" officeooo:rsid="027d633c" style:font-weight-asian="bold" style:font-weight-complex="bold"/>
    </style:style>
    <style:style style:name="T94" style:family="text">
      <style:text-properties fo:font-weight="bold" officeooo:rsid="03e2b26c" style:font-weight-asian="bold" style:font-weight-complex="bold"/>
    </style:style>
    <style:style style:name="T95" style:family="text">
      <style:text-properties fo:font-weight="bold" officeooo:rsid="02894664" style:font-weight-asian="bold" style:font-weight-complex="bold"/>
    </style:style>
    <style:style style:name="T96" style:family="text">
      <style:text-properties fo:font-weight="bold" officeooo:rsid="03e4d1e7" style:font-weight-asian="bold" style:font-weight-complex="bold"/>
    </style:style>
    <style:style style:name="T97" style:family="text">
      <style:text-properties fo:font-weight="bold" officeooo:rsid="03e4fa87" style:font-weight-asian="bold" style:font-weight-complex="bold"/>
    </style:style>
    <style:style style:name="T98" style:family="text">
      <style:text-properties fo:font-weight="bold" officeooo:rsid="020344f8" style:font-weight-asian="bold" style:font-weight-complex="bold"/>
    </style:style>
    <style:style style:name="T99" style:family="text">
      <style:text-properties fo:font-weight="bold" officeooo:rsid="040405d5"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1e4a7e2" style:font-weight-asian="normal" style:font-weight-complex="normal"/>
    </style:style>
    <style:style style:name="T102" style:family="text">
      <style:text-properties fo:font-weight="normal" officeooo:rsid="01f30486" style:font-weight-asian="normal" style:font-weight-complex="normal"/>
    </style:style>
    <style:style style:name="T103" style:family="text">
      <style:text-properties fo:font-weight="normal" officeooo:rsid="0269e1cd" style:font-weight-asian="normal" style:font-weight-complex="normal"/>
    </style:style>
    <style:style style:name="T104" style:family="text">
      <style:text-properties fo:font-weight="normal" officeooo:rsid="025ee4e1" style:font-weight-asian="normal" style:font-weight-complex="normal"/>
    </style:style>
    <style:style style:name="T105" style:family="text">
      <style:text-properties fo:font-weight="normal" officeooo:rsid="027d633c" style:font-weight-asian="normal" style:font-weight-complex="normal"/>
    </style:style>
    <style:style style:name="T106" style:family="text">
      <style:text-properties fo:font-weight="normal" officeooo:rsid="027e6128" style:font-weight-asian="normal" style:font-weight-complex="normal"/>
    </style:style>
    <style:style style:name="T107" style:family="text">
      <style:text-properties fo:font-weight="normal" officeooo:rsid="027eb01b" style:font-weight-asian="normal" style:font-weight-complex="normal"/>
    </style:style>
    <style:style style:name="T108" style:family="text">
      <style:text-properties fo:font-weight="normal" officeooo:rsid="02804c74" style:font-weight-asian="normal" style:font-weight-complex="normal"/>
    </style:style>
    <style:style style:name="T109" style:family="text">
      <style:text-properties fo:font-weight="normal" officeooo:rsid="028204fe" style:font-weight-asian="normal" style:font-weight-complex="normal"/>
    </style:style>
    <style:style style:name="T110" style:family="text">
      <style:text-properties fo:font-weight="normal" officeooo:rsid="029da618" style:font-weight-asian="normal" style:font-weight-complex="normal"/>
    </style:style>
    <style:style style:name="T111" style:family="text">
      <style:text-properties fo:font-weight="normal" officeooo:rsid="029f10fe" style:font-weight-asian="normal" style:font-weight-complex="normal"/>
    </style:style>
    <style:style style:name="T112" style:family="text">
      <style:text-properties officeooo:rsid="01fc8c86"/>
    </style:style>
    <style:style style:name="T113" style:family="text">
      <style:text-properties officeooo:rsid="01fdb138"/>
    </style:style>
    <style:style style:name="T114" style:family="text">
      <style:text-properties officeooo:rsid="020344f8"/>
    </style:style>
    <style:style style:name="T115" style:family="text">
      <style:text-properties officeooo:rsid="0204883f"/>
    </style:style>
    <style:style style:name="T116" style:family="text">
      <style:text-properties officeooo:rsid="02132a11"/>
    </style:style>
    <style:style style:name="T117" style:family="text">
      <style:text-properties officeooo:rsid="02198eee"/>
    </style:style>
    <style:style style:name="T118" style:family="text">
      <style:text-properties officeooo:rsid="021d7992"/>
    </style:style>
    <style:style style:name="T119" style:family="text">
      <style:text-properties officeooo:rsid="02308084"/>
    </style:style>
    <style:style style:name="T120" style:family="text">
      <style:text-properties officeooo:rsid="02313d29"/>
    </style:style>
    <style:style style:name="T121" style:family="text">
      <style:text-properties officeooo:rsid="0236b969"/>
    </style:style>
    <style:style style:name="T122" style:family="text">
      <style:text-properties officeooo:rsid="023d2b16"/>
    </style:style>
    <style:style style:name="T123" style:family="text">
      <style:text-properties officeooo:rsid="0241db41"/>
    </style:style>
    <style:style style:name="T124" style:family="text">
      <style:text-properties officeooo:rsid="02420456"/>
    </style:style>
    <style:style style:name="T125" style:family="text">
      <style:text-properties officeooo:rsid="0242b22f"/>
    </style:style>
    <style:style style:name="T126" style:family="text">
      <style:text-properties officeooo:rsid="02451834"/>
    </style:style>
    <style:style style:name="T127" style:family="text">
      <style:text-properties officeooo:rsid="024e6d87"/>
    </style:style>
    <style:style style:name="T128" style:family="text">
      <style:text-properties officeooo:rsid="024efdb4"/>
    </style:style>
    <style:style style:name="T129" style:family="text">
      <style:text-properties officeooo:rsid="0251f536"/>
    </style:style>
    <style:style style:name="T130" style:family="text">
      <style:text-properties officeooo:rsid="0253e8e1"/>
    </style:style>
    <style:style style:name="T131" style:family="text">
      <style:text-properties officeooo:rsid="0255b001"/>
    </style:style>
    <style:style style:name="T132" style:family="text">
      <style:text-properties officeooo:rsid="025a4693"/>
    </style:style>
    <style:style style:name="T133" style:family="text">
      <style:text-properties officeooo:rsid="025ee4e1"/>
    </style:style>
    <style:style style:name="T134" style:family="text">
      <style:text-properties officeooo:rsid="02600f78"/>
    </style:style>
    <style:style style:name="T135" style:family="text">
      <style:text-properties officeooo:rsid="02620191"/>
    </style:style>
    <style:style style:name="T136" style:family="text">
      <style:text-properties officeooo:rsid="027bc98a"/>
    </style:style>
    <style:style style:name="T137" style:family="text">
      <style:text-properties officeooo:rsid="027d633c"/>
    </style:style>
    <style:style style:name="T138" style:family="text">
      <style:text-properties officeooo:rsid="0284373f"/>
    </style:style>
    <style:style style:name="T139" style:family="text">
      <style:text-properties officeooo:rsid="0284f462"/>
    </style:style>
    <style:style style:name="T140" style:family="text">
      <style:text-properties officeooo:rsid="0288392d"/>
    </style:style>
    <style:style style:name="T141" style:family="text">
      <style:text-properties officeooo:rsid="02894664"/>
    </style:style>
    <style:style style:name="T142" style:family="text">
      <style:text-properties officeooo:rsid="028ad9f0"/>
    </style:style>
    <style:style style:name="T143" style:family="text">
      <style:text-properties officeooo:rsid="028ea985"/>
    </style:style>
    <style:style style:name="T144" style:family="text">
      <style:text-properties officeooo:rsid="028f4956"/>
    </style:style>
    <style:style style:name="T145" style:family="text">
      <style:text-properties officeooo:rsid="0292e25e"/>
    </style:style>
    <style:style style:name="T146" style:family="text">
      <style:text-properties officeooo:rsid="029d9d88"/>
    </style:style>
    <style:style style:name="T147" style:family="text">
      <style:text-properties officeooo:rsid="02a00692"/>
    </style:style>
    <style:style style:name="T148" style:family="text">
      <style:text-properties officeooo:rsid="02a15fec"/>
    </style:style>
    <style:style style:name="T149" style:family="text">
      <style:text-properties officeooo:rsid="02b2a68a"/>
    </style:style>
    <style:style style:name="T150" style:family="text">
      <style:text-properties officeooo:rsid="02b426e8"/>
    </style:style>
    <style:style style:name="T151" style:family="text">
      <style:text-properties officeooo:rsid="02b68f90"/>
    </style:style>
    <style:style style:name="T152" style:family="text">
      <style:text-properties officeooo:rsid="02b92a54"/>
    </style:style>
    <style:style style:name="T153" style:family="text">
      <style:text-properties officeooo:rsid="02bdb0bf"/>
    </style:style>
    <style:style style:name="T154" style:family="text">
      <style:text-properties officeooo:rsid="02c2add3"/>
    </style:style>
    <style:style style:name="T155" style:family="text">
      <style:text-properties officeooo:rsid="02c46621"/>
    </style:style>
    <style:style style:name="T156" style:family="text">
      <style:text-properties officeooo:rsid="02d3fb3d"/>
    </style:style>
    <style:style style:name="T157" style:family="text">
      <style:text-properties officeooo:rsid="02d5db86"/>
    </style:style>
    <style:style style:name="T158" style:family="text">
      <style:text-properties officeooo:rsid="02db8da6"/>
    </style:style>
    <style:style style:name="T159" style:family="text">
      <style:text-properties officeooo:rsid="02ddd4cf"/>
    </style:style>
    <style:style style:name="T160" style:family="text">
      <style:text-properties officeooo:rsid="02e4ab8e"/>
    </style:style>
    <style:style style:name="T161" style:family="text">
      <style:text-properties officeooo:rsid="02ec63b6"/>
    </style:style>
    <style:style style:name="T162" style:family="text">
      <style:text-properties officeooo:rsid="02efae7f"/>
    </style:style>
    <style:style style:name="T163" style:family="text">
      <style:text-properties officeooo:rsid="03004676"/>
    </style:style>
    <style:style style:name="T164" style:family="text">
      <style:text-properties officeooo:rsid="0303a766"/>
    </style:style>
    <style:style style:name="T165" style:family="text">
      <style:text-properties officeooo:rsid="030d52ff"/>
    </style:style>
    <style:style style:name="T166" style:family="text">
      <style:text-properties officeooo:rsid="0312c727"/>
    </style:style>
    <style:style style:name="T167" style:family="text">
      <style:text-properties style:font-name="Liberation Serif"/>
    </style:style>
    <style:style style:name="T168" style:family="text">
      <style:text-properties officeooo:rsid="0322e463"/>
    </style:style>
    <style:style style:name="T169" style:family="text">
      <style:text-properties officeooo:rsid="0329d4ed"/>
    </style:style>
    <style:style style:name="T170" style:family="text">
      <style:text-properties officeooo:rsid="032e6243"/>
    </style:style>
    <style:style style:name="T171" style:family="text">
      <style:text-properties officeooo:rsid="0330d97c"/>
    </style:style>
    <style:style style:name="T172" style:family="text">
      <style:text-properties officeooo:rsid="034dc14d"/>
    </style:style>
    <style:style style:name="T173" style:family="text">
      <style:text-properties fo:font-size="12pt" style:font-size-asian="12pt" style:font-size-complex="12pt"/>
    </style:style>
    <style:style style:name="T174" style:family="text">
      <style:text-properties fo:font-size="12pt" fo:background-color="#e6e6ff" loext:char-shading-value="0" style:font-size-asian="12pt" style:font-size-complex="12pt"/>
    </style:style>
    <style:style style:name="T175" style:family="text">
      <style:text-properties officeooo:rsid="034fa6b8"/>
    </style:style>
    <style:style style:name="T176" style:family="text">
      <style:text-properties officeooo:rsid="0368497c"/>
    </style:style>
    <style:style style:name="T177" style:family="text">
      <style:text-properties fo:background-color="#ffff00" loext:char-shading-value="0"/>
    </style:style>
    <style:style style:name="T178" style:family="text">
      <style:text-properties officeooo:rsid="036dc948"/>
    </style:style>
    <style:style style:name="T179" style:family="text">
      <style:text-properties officeooo:rsid="038f1bef"/>
    </style:style>
    <style:style style:name="T180" style:family="text">
      <style:text-properties officeooo:rsid="0391e6af"/>
    </style:style>
    <style:style style:name="T181" style:family="text">
      <style:text-properties officeooo:rsid="039f59ef"/>
    </style:style>
    <style:style style:name="T182" style:family="text">
      <style:text-properties fo:font-size="11pt" style:font-size-asian="11pt" style:font-size-complex="11pt"/>
    </style:style>
    <style:style style:name="T183" style:family="text">
      <style:text-properties fo:font-size="11pt" officeooo:rsid="039f59ef" style:font-size-asian="11pt" style:font-size-complex="11pt"/>
    </style:style>
    <style:style style:name="T184" style:family="text">
      <style:text-properties officeooo:rsid="03b04c1b"/>
    </style:style>
    <style:style style:name="T185" style:family="text">
      <style:text-properties officeooo:rsid="03b79ac0"/>
    </style:style>
    <style:style style:name="T186" style:family="text">
      <style:text-properties officeooo:rsid="03b881a0"/>
    </style:style>
    <style:style style:name="T187" style:family="text">
      <style:text-properties officeooo:rsid="03bba26c"/>
    </style:style>
    <style:style style:name="T188" style:family="text">
      <style:text-properties officeooo:rsid="03c0e992"/>
    </style:style>
    <style:style style:name="T189" style:family="text">
      <style:text-properties officeooo:rsid="03c20aee"/>
    </style:style>
    <style:style style:name="T190" style:family="text">
      <style:text-properties officeooo:rsid="03c7cf5d"/>
    </style:style>
    <style:style style:name="T191" style:family="text">
      <style:text-properties officeooo:rsid="03c9fe8e"/>
    </style:style>
    <style:style style:name="T192" style:family="text">
      <style:text-properties officeooo:rsid="03db2586"/>
    </style:style>
    <style:style style:name="T193" style:family="text">
      <style:text-properties style:text-position="super 58%"/>
    </style:style>
    <style:style style:name="T194" style:family="text">
      <style:text-properties style:text-position="0% 100%"/>
    </style:style>
    <style:style style:name="T195" style:family="text">
      <style:text-properties fo:font-size="8pt" style:font-size-asian="8pt" style:font-size-complex="8pt"/>
    </style:style>
    <style:style style:name="T196" style:family="text">
      <style:text-properties fo:font-size="8pt" style:font-size-asian="7pt" style:font-size-complex="8pt"/>
    </style:style>
    <style:style style:name="T197" style:family="text">
      <style:text-properties officeooo:rsid="03e121c0"/>
    </style:style>
    <style:style style:name="T198" style:family="text">
      <style:text-properties officeooo:rsid="03e2b26c"/>
    </style:style>
    <style:style style:name="T199" style:family="text">
      <style:text-properties officeooo:rsid="03e4929e"/>
    </style:style>
    <style:style style:name="T200" style:family="text">
      <style:text-properties officeooo:rsid="03e63406"/>
    </style:style>
    <style:style style:name="T201" style:family="text">
      <style:text-properties officeooo:rsid="032bf7dc"/>
    </style:style>
    <style:style style:name="T202" style:family="text">
      <style:text-properties officeooo:rsid="032d7fa4"/>
    </style:style>
    <style:style style:name="T203" style:family="text">
      <style:text-properties officeooo:rsid="02bb72bf"/>
    </style:style>
    <style:style style:name="T204" style:family="text">
      <style:text-properties officeooo:rsid="02eb2338"/>
    </style:style>
    <style:style style:name="T205" style:family="text">
      <style:text-properties officeooo:rsid="032e6baa"/>
    </style:style>
    <style:style style:name="T206" style:family="text">
      <style:text-properties officeooo:rsid="03e85234"/>
    </style:style>
    <style:style style:name="T207" style:family="text">
      <style:text-properties fo:font-style="italic" style:font-style-asian="italic" style:font-style-complex="italic"/>
    </style:style>
    <style:style style:name="T208" style:family="text">
      <style:text-properties officeooo:rsid="03e885b5"/>
    </style:style>
    <style:style style:name="T209" style:family="text">
      <style:text-properties officeooo:rsid="03ea6e30"/>
    </style:style>
    <style:style style:name="T210" style:family="text">
      <style:text-properties officeooo:rsid="03eb8ca7"/>
    </style:style>
    <style:style style:name="T211" style:family="text">
      <style:text-properties officeooo:rsid="03ed4d63"/>
    </style:style>
    <style:style style:name="T212" style:family="text">
      <style:text-properties officeooo:rsid="03f0e140"/>
    </style:style>
    <style:style style:name="T213" style:family="text">
      <style:text-properties officeooo:rsid="03f1d740"/>
    </style:style>
    <style:style style:name="T214" style:family="text">
      <style:text-properties officeooo:rsid="03f4ef7e"/>
    </style:style>
    <style:style style:name="T215" style:family="text">
      <style:text-properties officeooo:rsid="03fff8b1"/>
    </style:style>
    <style:style style:name="T216" style:family="text">
      <style:text-properties officeooo:rsid="04027409"/>
    </style:style>
    <style:style style:name="T217" style:family="text">
      <style:text-properties fo:font-size="10.5pt" fo:font-style="italic" officeooo:rsid="03de9e94" style:font-size-asian="10.5pt" style:font-style-asian="italic" style:font-size-complex="10.5pt" style:font-style-complex="italic"/>
    </style:style>
    <style:style style:name="T218" style:family="text">
      <style:text-properties fo:font-size="10.5pt" fo:font-style="italic" officeooo:rsid="040405d5" style:font-size-asian="10.5pt" style:font-style-asian="italic" style:font-size-complex="10.5pt" style:font-style-complex="italic"/>
    </style:style>
    <style:style style:name="T219" style:family="text">
      <style:text-properties officeooo:rsid="034e1a06" fo:background-color="#e6e6ff" loext:char-shading-value="0"/>
    </style:style>
    <style:style style:name="T220" style:family="text">
      <style:text-properties officeooo:rsid="0411ffae"/>
    </style:style>
    <style:style style:name="T221" style:family="text">
      <style:text-properties fo:color="#ffffff"/>
    </style:style>
    <style:style style:name="T22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T223" style:family="text">
      <style:text-properties fo:font-variant="normal" fo:text-transform="none" style:use-window-font-color="true" style:text-outline="false" style:text-line-through-style="none" style:text-line-through-type="none" style:text-position="0% 100%" style:font-name="Liberation Serif"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text-emphasize="none" style:text-scale="100%" style:font-relief="none" style:text-overline-style="none" style:text-overline-color="font-color"/>
    </style:style>
    <style:style style:name="T224" style:family="text">
      <style:text-properties fo:color="#ffffff" fo:font-size="12pt"/>
    </style:style>
    <style:style style:name="T225"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92in" fo:text-indent="-0.25in" fo:margin-left="0.5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92in" fo:text-indent="-0.25in" fo:margin-left="0.7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92in" fo:text-indent="-0.25in" fo:margin-left="1.0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92in" fo:text-indent="-0.25in" fo:margin-left="1.2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92in" fo:text-indent="-0.25in" fo:margin-left="1.5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92in" fo:text-indent="-0.25in" fo:margin-left="1.7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92in" fo:text-indent="-0.25in" fo:margin-left="2.0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92in" fo:text-indent="-0.25in" fo:margin-left="2.2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92in" fo:text-indent="-0.25in" fo:margin-left="2.5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92in" fo:text-indent="-0.25in" fo:margin-left="2.799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236in" fo:text-indent="-0.25in" fo:margin-left="0.6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7319in" fo:min-width="1.5008in" style:run-through="foreground"/>
    </style:style>
    <style:style style:name="gr3" style:family="graphic">
      <style:graphic-properties draw:stroke="none" svg:stroke-color="#000000" draw:fill="none" draw:fill-color="#ffffff" draw:textarea-vertical-align="top" fo:min-height="0.5992in" style:run-through="foreground"/>
    </style:style>
    <style:style style:name="gr4" style:family="graphic">
      <style:graphic-properties draw:textarea-horizontal-align="justify" draw:textarea-vertical-align="middle" draw:auto-grow-height="false" fo:min-height="0.7756in" fo:min-width="1.4453in" style:run-through="foreground"/>
    </style:style>
    <style:style style:name="gr5" style:family="graphic">
      <style:graphic-properties draw:stroke="none" svg:stroke-color="#000000" draw:fill="none" draw:fill-color="#ffffff" fo:min-height="0.5591in" style:run-through="foreground"/>
    </style:style>
    <style:style style:name="gr6" style:family="graphic">
      <style:graphic-properties draw:textarea-horizontal-align="justify" draw:textarea-vertical-align="middle" draw:auto-grow-height="false" fo:min-height="0.778in" fo:min-width="1.4453in" style:run-through="foreground"/>
    </style:style>
    <style:style style:name="gr7" style:family="graphic">
      <style:graphic-properties draw:stroke="none" svg:stroke-color="#000000" draw:fill="none" draw:fill-color="#ffffff" fo:min-height="0.3862in" style:run-through="foreground"/>
    </style:style>
    <style:style style:name="gr8" style:family="graphic">
      <style:graphic-properties draw:fill-color="#ffff00" draw:textarea-horizontal-align="justify" draw:textarea-vertical-align="middle" draw:auto-grow-height="false" fo:min-height="0.1898in" fo:min-width="0.1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style:style>
    <style:style style:name="gr11" style:family="graphic">
      <style:graphic-properties draw:stroke="none" svg:stroke-color="#000000" draw:fill="none" draw:fill-color="#ffffff" fo:min-height="0.5146in" style:run-through="foreground"/>
    </style:style>
    <style:style style:name="gr12" style:family="graphic">
      <style:graphic-properties draw:textarea-horizontal-align="justify" draw:textarea-vertical-align="middle" draw:auto-grow-height="false" fo:min-height="0.8717in" fo:min-width="1.6098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5" text:outline-level="2"><text:span text:style-name="T3">237First </text:span><text:span text:style-name="T4">App proposal</text:span></text:h>
      <text:p text:style-name="P240"><text:span text:style-name="T88">(</text:span>A <text:span text:style-name="T118">music marketing website and mobile App)</text:span></text:p>
      <text:p text:style-name="P240"/>
      <text:p text:style-name="P241"><text:span text:style-name="T217"><text:s text:c="58"/>written by: </text:span><text:span text:style-name="T218">Software Engineer, </text:span></text:p>
      <text:p text:style-name="P244"><text:span text:style-name="T99"><text:tab/><text:tab/> <text:s text:c="4"/>MAKEBEH Philip Litvine CHANG BODIH</text:span></text:p>
      <text:p text:style-name="P242"/>
      <text:p text:style-name="P242"/>
      <text:h text:style-name="P317" text:outline-level="3"><text:span text:style-name="T2">A</text:span><text:span text:style-name="T1">PPLICATION DESCRIPTION</text:span></text:h>
      <text:p text:style-name="P251"><text:span text:style-name="T117">237First is a platform (mobile App and website) that provides marketing services for musicians. Our App will run globally but the registered artists will be strictly Cameroonian. It’s serviceability will appeal to musicians, music lovers, entrepreneurs, investors, organizations and people of different global concerns who are interested in the music business. With our App’s robust, intelligent and efficient technological module, users can build an audience through automated </text:span><text:a xlink:type="simple" xlink:href="http://whatis.techtarget.com/definition/social-networking" text:style-name="Internet_20_link" text:visited-style-name="Visited_20_Internet_20_Link"><text:span text:style-name="T91">social networking</text:span></text:a><text:span text:style-name="T91">. </text:span></text:p>
      <text:p text:style-name="P10"><text:span text:style-name="T146">237First</text:span> provides several management services namely:</text:p>
      <text:list xml:id="list1947264097" text:style-name="L1">
        <text:list-item>
          <text:p text:style-name="P246"><text:span text:style-name="T138">verification and </text:span>registration</text:p>
        </text:list-item>
        <text:list-item>
          <text:p text:style-name="P249"><text:span text:style-name="T101">publicity/</text:span><text:span text:style-name="T102">advertisement/</text:span><text:span text:style-name="T110">networking</text:span></text:p>
        </text:list-item>
        <text:list-item>
          <text:p text:style-name="P246">marketing</text:p>
        </text:list-item>
        <text:list-item>
          <text:p text:style-name="P249"><text:span text:style-name="T101">investment</text:span><text:span text:style-name="T89"> <text:s/></text:span></text:p>
        </text:list-item>
        <text:list-item>
          <text:p text:style-name="P256">promotion. </text:p>
        </text:list-item>
      </text:list>
      <text:p text:style-name="P16"><text:span text:style-name="T139">237First’s user networking is</text:span> <text:span text:style-name="T136">created by adding users in a </text:span><text:span text:style-name="T92">tree-like</text:span> <text:span text:style-name="T136">manner </text:span>wherein the artist is always the <text:span text:style-name="T93">parent node </text:span>of the tree <text:span text:style-name="T137">while the added users are </text:span><text:span text:style-name="T93">child nodes. </text:span><text:span text:style-name="T105">Every content distributed by the parent is automatically inherited by its child nodes (and further down the tree). </text:span></text:p>
      <text:p text:style-name="P16"><text:span text:style-name="T106">The rules to “</text:span><text:span text:style-name="T108">parenting</text:span><text:span text:style-name="T106">” </text:span><text:span text:style-name="T108">are as follows</text:span><text:span text:style-name="T107">:</text:span></text:p>
      <text:list xml:id="list362039888" text:style-name="L2">
        <text:list-item>
          <text:p text:style-name="P257"><text:span text:style-name="T111">p</text:span><text:span text:style-name="T100">arent nodes (artists) are always the head of the tree</text:span></text:p>
        </text:list-item>
        <text:list-item>
          <text:p text:style-name="P257"><text:span text:style-name="T111">c</text:span><text:span text:style-name="T100">ontent distributed by the parent will always be prioritized</text:span></text:p>
        </text:list-item>
        <text:list-item>
          <text:p text:style-name="P257"><text:span text:style-name="T111">o</text:span><text:span text:style-name="T100">n</text:span><text:span text:style-name="T109">ly</text:span><text:span text:style-name="T100"> parent nodes can upload content</text:span></text:p>
        </text:list-item>
        <text:list-item>
          <text:p text:style-name="P247">parents must be licensed artists</text:p>
        </text:list-item>
      </text:list>
      <text:p text:style-name="P12">Regist<text:span text:style-name="T140">ered</text:span> <text:span text:style-name="T140">artists</text:span> <text:span text:style-name="T141">on the one hand </text:span>must invite a number of people (5, 10, 15 or 20 people). In most cases, invitations will be sent via SMS <text:span text:style-name="T197">and email </text:span>with a download link to the App or to the website registration page. Users are added <text:span text:style-name="T123">into the artist’s network</text:span> <text:span text:style-name="T198">in</text:span> two <text:span text:style-name="T198">ways</text:span>:</text:p>
      <text:list xml:id="list4050550100" text:style-name="L3">
        <text:list-item>
          <text:p text:style-name="P258"><text:span text:style-name="T90">invitation </text:span><text:span text:style-name="T94">from a user already registered to a network. </text:span><text:s/></text:p>
        </text:list-item>
        <text:list-item>
          <text:p text:style-name="P267">a registered user sends a request to join a network.</text:p>
        </text:list-item>
      </text:list>
      <text:p text:style-name="P262"><text:soft-page-break/><text:span text:style-name="T141">Registered non artists on the other hand are grouped into two categories </text:span></text:p>
      <text:list xml:id="list1700280181" text:style-name="L23">
        <text:list-item>
          <text:p text:style-name="P252"><text:span text:style-name="T95">registered users that belong to network </text:span><text:span text:style-name="T141">and </text:span></text:p>
        </text:list-item>
        <text:list-item>
          <text:p text:style-name="P252"><text:span text:style-name="T95">those that don’t belong to a network</text:span><text:span text:style-name="T141">. </text:span></text:p>
        </text:list-item>
      </text:list>
      <text:p text:style-name="P253"><text:span text:style-name="T198">Either of these users have a unique set of rules that bind them to the App. These are the dos for a user in a network:</text:span></text:p>
      <text:list xml:id="list1966733013" text:style-name="L4">
        <text:list-item>
          <text:p text:style-name="P261">view, share and download music, </text:p>
        </text:list-item>
        <text:list-item>
          <text:p text:style-name="P261">give feedback</text:p>
        </text:list-item>
        <text:list-item>
          <text:p text:style-name="P261">add users</text:p>
        </text:list-item>
        <text:list-item>
          <text:p text:style-name="P261">send requests <text:span text:style-name="T199">to join a network </text:span></text:p>
        </text:list-item>
      </text:list>
      <text:p text:style-name="P17">Registered users who don’t belong to a network <text:span text:style-name="T142">can</text:span>:</text:p>
      <text:list xml:id="list2426990132" text:style-name="L5">
        <text:list-item>
          <text:p text:style-name="P263">listen to music</text:p>
        </text:list-item>
        <text:list-item>
          <text:p text:style-name="P263">browse through the App</text:p>
        </text:list-item>
        <text:list-item>
          <text:p text:style-name="P263">request to be added into a network</text:p>
        </text:list-item>
      </text:list>
      <text:p text:style-name="P18"><text:span text:style-name="T97">NOTE: </text:span><text:span text:style-name="T96">u</text:span><text:span text:style-name="T90">nregistered users</text:span> can listen to music and browse through the App.</text:p>
      <text:p text:style-name="P259"><text:span text:style-name="T200">F</text:span>orming a network <text:span text:style-name="T200">automates</text:span> market<text:span text:style-name="T200">ing</text:span>, advertis<text:span text:style-name="T200">ing </text:span>and promot<text:span text:style-name="T200">ing </text:span>content. Becoming a marketing agent on 237First is fairly straightforward. <text:span text:style-name="T143">The user simply has to invite more users to their network (</text:span><text:a xlink:type="simple" xlink:href="#0.1.9.Monetization strategy and model|outline" office:name="Furthermore, we rely on 237First’s inbound networking strategy to automatically advertise our App" office:target-frame-name="_top" xlink:show="replace" text:style-name="Internet_20_link" text:visited-style-name="Visited_20_Internet_20_Link"><text:span text:style-name="T143">which is free for freemium level users or paid for more advanced users)</text:span></text:a>. </text:p>
      <text:p text:style-name="P260"><text:span text:style-name="T127">Our App</text:span> helps the artist study their market by <text:span text:style-name="T124">delivering</text:span> detailed information about their fan base and even proposing business strategies to help grow their audience. <text:span text:style-name="T119">237First</text:span> provides every artist with a dashboard through which they can view their shared content events. Feedback will contain <text:span text:style-name="T206">insight</text:span> to help artists make more viable business decisions. </text:p>
      <text:p text:style-name="P13"><text:span text:style-name="T128">237First</text:span> presents several <text:span text:style-name="T206">region-based</text:span> marketing options. <text:span text:style-name="T206">The user can select the number of regions to run their campaign in. There are other campaign options target audience, duration and more. Our </text:span><text:s/><text:span text:style-name="T144">marketing scheme</text:span> can be summarized in a simple <text:span text:style-name="T144">logical </text:span>slogan <text:span text:style-name="T207">“the bigger the audience, the bigger the pay”</text:span>. <text:span text:style-name="T206">Campaigns are thereafter monitored through the dashboard.</text:span></text:p>
      <text:p text:style-name="P7">In terms of investment, we provide a platform for <text:span text:style-name="T145">users </text:span>to contribute in <text:span text:style-name="T145">promoting </text:span>artists <text:span text:style-name="T145">via live shows</text:span>. <text:span text:style-name="T145">Contributions are made in two different ways:</text:span></text:p>
      <text:list xml:id="list3440826590" text:style-name="L6">
        <text:list-item>
          <text:p text:style-name="P268">fan donations and</text:p>
        </text:list-item>
        <text:list-item>
          <text:p text:style-name="P264"><text:span text:style-name="T90">investment for profit.</text:span> <text:s/></text:p>
        </text:list-item>
      </text:list>
      <text:p text:style-name="P265"><text:soft-page-break/>Firstly, <text:span text:style-name="T114">on every fans page we would enable a permanent button for them to </text:span><text:span text:style-name="T98">donate</text:span><text:span text:style-name="T114"> in support for an artist</text:span>. These contributions will be visible on the artists dashboard <text:span text:style-name="T208">and will be used for their sponsorship.</text:span></text:p>
      <text:p text:style-name="P291">Secondly, anybody can invest in an artist. <text:span text:style-name="T209">You mustn’t be a music enthusiast to make a profitable investment! </text:span></text:p>
      <text:p text:style-name="P291">There are four investment <text:span text:style-name="T210">plans</text:span> namely:</text:p>
      <text:list xml:id="list4073161152" text:style-name="L7">
        <text:list-item>
          <text:p text:style-name="P266"><text:span text:style-name="T115">o</text:span>ne-to-one investment: one investor investing in one artist.</text:p>
        </text:list-item>
        <text:list-item>
          <text:p text:style-name="P266"><text:span text:style-name="T147">o</text:span>ne-to-many investment: one investor investing in many artists.</text:p>
        </text:list-item>
        <text:list-item>
          <text:p text:style-name="P266"><text:span text:style-name="T147">m</text:span>any-to-one investment: <text:span text:style-name="T125">many</text:span> investors investing in one artist.</text:p>
        </text:list-item>
        <text:list-item>
          <text:p text:style-name="P266"><text:span text:style-name="T147">m</text:span>any-to-many investment: many investors investing in many artists.</text:p>
        </text:list-item>
      </text:list>
      <text:p text:style-name="P8">Generally, investment procedures <text:span text:style-name="T116">involve</text:span> a three way communication between the investor, our investment team and the artist. If an investor shows interest in an artist, then we open a new business case where we provide detailed data <text:span text:style-name="T158">statistics</text:span> about the artist that <text:span text:style-name="T120">can</text:span> help <text:span text:style-name="T129">an</text:span> investor get better acquainted with the investment he/<text:span text:style-name="T120">she</text:span> is about to make. If the investor <text:span text:style-name="T120">decides</text:span> to invest, then we will open an instant messaging <text:span text:style-name="T129">(chat)</text:span> session <text:span text:style-name="T129">through which further interactions will be held.</text:span> The artist will be notified from the time an investor agrees to proceed with the deal.</text:p>
      <text:p text:style-name="P9">Considering that the investment procedures have completed successfully, we will engage in promoting the show. Promotion is always included in the investment budget and therefore no further calculations should be done at this level. Our promotion team will be fully engaged in making sure the right promotion is done and everything is setup as planned.</text:p>
      <text:p text:style-name="P15">The above aside 237First offers other interesting features:</text:p>
      <text:list xml:id="list2973198023" text:style-name="L8">
        <text:list-item>
          <text:p text:style-name="P250"><text:span text:style-name="T89">users in a network can browse, download and share content in-app or on other social media outlets namely Facebook and Twitter. </text:span></text:p>
        </text:list-item>
        <text:list-item>
          <text:p text:style-name="P269">every downloaded content is stored in-app.</text:p>
        </text:list-item>
        <text:list-item>
          <text:p text:style-name="P270">Users can access their content offline.</text:p>
        </text:list-item>
        <text:list-item>
          <text:p text:style-name="P271">Job offers are available. Applicants are free to apply as recommended</text:p>
        </text:list-item>
        <text:list-item>
          <text:p text:style-name="P272">Access control to app content is implemented based on the user’s priority level.</text:p>
        </text:list-item>
      </text:list>
      <text:p text:style-name="P292"><text:span text:style-name="T130">In conclusion, o</text:span>ur development team is passionate about music and its benefits in society: educationally, <text:span text:style-name="T112">economically</text:span>, culturally and socially. <text:span text:style-name="T121">During the development of this App we focus on building a platform that will be a useful implement in nourishing the growth of our music industry and nation. Artistry is a vital human resource that can develop major sectors of our country (as aforementioned) and therefore w</text:span>e thrive on pushing <text:span text:style-name="T211">our own</text:span> musicians beyond <text:span text:style-name="T112">any</text:span> limit<text:span text:style-name="T113">ations through passion, innovative technology and integrity.</text:span> <text:s/></text:p>
      <text:h text:style-name="P307" text:outline-level="3"><text:soft-page-break/>Technical specifications</text:h>
      <text:p text:style-name="P19"><text:span text:style-name="T12">The two tables below </text:span><text:span text:style-name="T19">enlist</text:span><text:span text:style-name="T12"> all </text:span><text:span text:style-name="T18">our Apps</text:span><text:span text:style-name="T12"> features’ namely secure payment, artist verification, offline access and many others</text:span><text:span text:style-name="T11">. </text:span><text:span text:style-name="T12">These features </text:span><text:span text:style-name="T18">equally have </text:span><text:span text:style-name="T12"><text:s/>technical </text:span><text:span text:style-name="T18">implementations that are </text:span><text:span text:style-name="T19">illustrated</text:span><text:span text:style-name="T18"> below.</text:span></text:p>
      <table:table table:name="Table4" table:style-name="Table4">
        <table:table-column table:style-name="Table4.A"/>
        <table:table-column table:style-name="Table4.B"/>
        <table:table-row table:style-name="Table4.1">
          <table:table-cell table:style-name="Table4.A1" office:value-type="string">
            <text:p text:style-name="P301"><text:s text:c="9"/>Features</text:p>
          </table:table-cell>
          <table:table-cell table:style-name="Table4.B1" office:value-type="string">
            <text:p text:style-name="P302">Technical requirements <text:span text:style-name="T149">(Android App)</text:span></text:p>
          </table:table-cell>
        </table:table-row>
        <table:table-row>
          <table:table-cell table:style-name="Table4.A2" office:value-type="string">
            <text:list xml:id="list3645164670" text:style-name="L9">
              <text:list-item>
                <text:p text:style-name="P74">Register users</text:p>
              </text:list-item>
              <text:list-item>
                <text:p text:style-name="P159">Make secure payments</text:p>
              </text:list-item>
              <text:list-item>
                <text:p text:style-name="P159">keep track of user events</text:p>
              </text:list-item>
              <text:list-item>
                <text:p text:style-name="P82">access control/user privileges</text:p>
              </text:list-item>
              <text:list-item>
                <text:p text:style-name="P94"><text:span text:style-name="T160">artist </text:span>verification</text:p>
              </text:list-item>
              <text:list-item>
                <text:p text:style-name="P123">upload from library </text:p>
              </text:list-item>
              <text:list-item>
                <text:p text:style-name="P102">Graph display</text:p>
              </text:list-item>
              <text:list-item>
                <text:p text:style-name="P106">table display</text:p>
              </text:list-item>
              <text:list-item>
                <text:p text:style-name="P74">SMS messaging</text:p>
              </text:list-item>
              <text:list-item>
                <text:p text:style-name="P140">Limited login attempts</text:p>
              </text:list-item>
              <text:list-item>
                <text:p text:style-name="P159">Notifications and updates</text:p>
              </text:list-item>
              <text:list-item>
                <text:p text:style-name="P74">Social networking</text:p>
              </text:list-item>
              <text:list-item>
                <text:p text:style-name="P159">great user experience </text:p>
              </text:list-item>
              <text:list-item>
                <text:p text:style-name="P217">Saved data can be accessed offline</text:p>
              </text:list-item>
              <text:list-item>
                <text:p text:style-name="P159">post on t<text:span text:style-name="T155">i</text:span>meline</text:p>
              </text:list-item>
              <text:list-item>
                <text:p text:style-name="P159">read news and other content</text:p>
              </text:list-item>
              <text:list-item>
                <text:p text:style-name="P74">media player</text:p>
              </text:list-item>
              <text:list-item>
                <text:p text:style-name="P114">Legal content</text:p>
              </text:list-item>
              <text:list-item>
                <text:p text:style-name="P159">the app shouldn’t crash</text:p>
              </text:list-item>
              <text:list-item>
                <text:p text:style-name="P114">High quality content</text:p>
              </text:list-item>
              <text:list-item>
                <text:p text:style-name="P182"><text:span text:style-name="T85">create</text:span> library </text:p>
              </text:list-item>
              <text:list-item>
                <text:p text:style-name="P182"><text:span text:style-name="T85">create</text:span> <text:span text:style-name="T84">playlists</text:span></text:p>
              </text:list-item>
              <text:list-item>
                <text:p text:style-name="P125">support invitation and registration via link</text:p>
              </text:list-item>
              <text:list-item>
                <text:p text:style-name="P198">Detailed documentation</text:p>
              </text:list-item>
              <text:list-item>
                <text:p text:style-name="P128">support screen rotation</text:p>
              </text:list-item>
              <text:list-item>
                <text:p text:style-name="P219">supports <text:span text:style-name="T86">multi processes/tasks </text:span></text:p>
              </text:list-item>
              <text:list-item>
                <text:p text:style-name="P156">easily accessible</text:p>
              </text:list-item>
              <text:list-item>
                <text:p text:style-name="P186"><text:span text:style-name="T26">The app must implement good </text:span><text:span text:style-name="T30">software development </text:span><text:span text:style-name="T26">practice</text:span><text:span text:style-name="T30">s</text:span><text:span text:style-name="T26"> </text:span></text:p>
              </text:list-item>
              <text:list-item>
                <text:p text:style-name="P191"><text:span text:style-name="T153">s</text:span>upport different languages</text:p>
              </text:list-item>
              <text:list-item>
                <text:p text:style-name="P191">te<text:span text:style-name="T153">st unit and UI on multiple devices</text:span></text:p>
              </text:list-item>
              <text:list-item>
                <text:p text:style-name="P220">Local storage </text:p>
              </text:list-item>
              <text:list-item>
                <text:p text:style-name="P191"><text:span text:style-name="T154">Easy</text:span> Navigation </text:p>
              </text:list-item>
              <text:list-item>
                <text:p text:style-name="P177"><text:span text:style-name="T163">High Quality </text:span>UI graphics</text:p>
              </text:list-item>
              <text:list-item>
                <text:p text:style-name="P192">Smart <text:span text:style-name="T82">Notification</text:span> </text:p>
              </text:list-item>
              <text:list-item>
                <text:p text:style-name="P202"><text:soft-page-break/>Deploying the app for publication</text:p>
              </text:list-item>
              <text:list-item>
                <text:p text:style-name="P191">Use of <text:span text:style-name="T153">analytics</text:span></text:p>
              </text:list-item>
              <text:list-item>
                <text:p text:style-name="P65">handling cache</text:p>
              </text:list-item>
              <text:list-item>
                <text:p text:style-name="P221"><text:span text:style-name="T164">handling</text:span> history</text:p>
              </text:list-item>
              <text:list-item>
                <text:p text:style-name="P205">share content to other apps</text:p>
              </text:list-item>
              <text:list-item>
                <text:p text:style-name="P211">use of the phone camera for videos </text:p>
              </text:list-item>
              <text:list-item>
                <text:p text:style-name="P206">use of phone recorder</text:p>
              </text:list-item>
              <text:list-item>
                <text:p text:style-name="P198">Documentation</text:p>
              </text:list-item>
              <text:list-item>
                <text:p text:style-name="P222">Minimum permissions required</text:p>
              </text:list-item>
              <text:list-item>
                <text:p text:style-name="P209">user interactions</text:p>
              </text:list-item>
              <text:list-item>
                <text:p text:style-name="P100">professional email</text:p>
              </text:list-item>
            </text:list>
          </table:table-cell>
          <table:table-cell table:style-name="Table4.B2" office:value-type="string">
            <text:list xml:id="list3104568835" text:style-name="L10">
              <text:list-item>
                <text:p text:style-name="P218">The SOLID principles of software development must be implemented</text:p>
              </text:list-item>
            </text:list>
            <text:list xml:id="list903476850" text:style-name="L11">
              <text:list-item>
                <text:p text:style-name="P223">The app must use <text:span text:style-name="T25">MVP</text:span> to control interaction between different layers.</text:p>
              </text:list-item>
              <text:list-item>
                <text:p text:style-name="P224">Firebase authentication for user login and <text:span text:style-name="T87">registration</text:span></text:p>
              </text:list-item>
              <text:list-item>
                <text:p text:style-name="P225">Firebase <text:span text:style-name="T161">R</text:span>ealtime <text:span text:style-name="T168">D</text:span>atabase <text:span text:style-name="T161">(realtime synchronization)</text:span></text:p>
              </text:list-item>
              <text:list-item>
                <text:p text:style-name="P225">PayPal SDK and API</text:p>
              </text:list-item>
              <text:list-item>
                <text:p text:style-name="P226">Use Facebook and Twitter APIs <text:span text:style-name="T150">and SDKs</text:span></text:p>
              </text:list-item>
              <text:list-item>
                <text:p text:style-name="P226">Use of libraries <text:span text:style-name="T82">to </text:span><text:span text:style-name="T27">handle data, images or media. </text:span><text:span text:style-name="T28">(Glide, <text:s/>JSON Parser (GSON), </text:span><text:span text:style-name="T29">MediaPlayer API</text:span><text:span text:style-name="T28">)</text:span></text:p>
              </text:list-item>
              <text:list-item>
                <text:p text:style-name="P160"><text:span text:style-name="T28">T</text:span><text:span text:style-name="T26">wilio </text:span></text:p>
              </text:list-item>
              <text:list-item>
                <text:p text:style-name="P157">speech recognition </text:p>
              </text:list-item>
              <text:list-item>
                <text:p text:style-name="P226"><text:span text:style-name="T29">API </text:span><text:span text:style-name="T31">26</text:span></text:p>
              </text:list-item>
              <text:list-item>
                <text:p text:style-name="P227">Content <text:span text:style-name="T164">P</text:span>roviders</text:p>
              </text:list-item>
              <text:list-item>
                <text:p text:style-name="P163">Material Design</text:p>
              </text:list-item>
              <text:list-item>
                <text:p text:style-name="P227">Shared preferences</text:p>
              </text:list-item>
              <text:list-item>
                <text:p text:style-name="P227">Facebook analytics</text:p>
              </text:list-item>
              <text:list-item>
                <text:p text:style-name="P228">news authenticity (getting information from the source)</text:p>
              </text:list-item>
              <text:list-item>
                <text:p text:style-name="P227">Firebase analytics</text:p>
              </text:list-item>
              <text:list-item>
                <text:p text:style-name="P227">Fabric <text:span text:style-name="T212">c</text:span>rashlytics</text:p>
              </text:list-item>
              <text:list-item>
                <text:p text:style-name="P165">Android layouts</text:p>
              </text:list-item>
              <text:list-item>
                <text:p text:style-name="P229">Creating graphic content</text:p>
              </text:list-item>
              <text:list-item>
                <text:p text:style-name="P227">Dagger2 <text:span text:style-name="T170">(Dependency Injection)</text:span></text:p>
              </text:list-item>
              <text:list-item>
                <text:p text:style-name="P227">resource files <text:span text:style-name="T152">(strings.xml)</text:span></text:p>
              </text:list-item>
              <text:list-item>
                <text:p text:style-name="P230">Deep Link</text:p>
              </text:list-item>
              <text:list-item>
                <text:p text:style-name="P195">Firebase messaging</text:p>
              </text:list-item>
              <text:list-item>
                <text:p text:style-name="P231"><text:span text:style-name="T83">Content</text:span> organized per country, genre and date</text:p>
              </text:list-item>
              <text:list-item>
                <text:p text:style-name="P232">tokenization for support invitation and registration link</text:p>
              </text:list-item>
              <text:list-item>
                <text:p text:style-name="P195">Junit/<text:span text:style-name="T157">Robolectric</text:span> and Mockito <text:span text:style-name="T151">API/Firebase test lab/espresso</text:span></text:p>
              </text:list-item>
              <text:list-item>
                <text:p text:style-name="P233">Content Descriptors</text:p>
              </text:list-item>
              <text:list-item>
                <text:p text:style-name="P168">Flavors</text:p>
              </text:list-item>
              <text:list-item>
                <text:p text:style-name="P234"><text:span text:style-name="T171">State</text:span> laws </text:p>
              </text:list-item>
              <text:list-item>
                <text:p text:style-name="P168">Gestures</text:p>
              </text:list-item>
              <text:list-item>
                <text:p text:style-name="P163">ORM (Sugar ORM)</text:p>
              </text:list-item>
              <text:list-item>
                <text:p text:style-name="P163">Retrofit</text:p>
              </text:list-item>
              <text:list-item>
                <text:p text:style-name="P163">Permissions</text:p>
              </text:list-item>
              <text:list-item>
                <text:p text:style-name="P163">Java Documentation</text:p>
              </text:list-item>
              <text:list-item>
                <text:p text:style-name="P63"><text:a xlink:type="simple" xlink:href="http://www.icons8.com/" text:style-name="Internet_20_link" text:visited-style-name="Visited_20_Internet_20_Link"><text:span text:style-name="T173">www.icons8.com</text:span></text:a></text:p>
              </text:list-item>
              <text:list-item>
                <text:p text:style-name="P203">Use of flavors for deploying the APK</text:p>
              </text:list-item>
              <text:list-item>
                <text:p text:style-name="P235">SMTP server</text:p>
              </text:list-item>
              <text:list-item>
                <text:p text:style-name="P236"><text:soft-page-break/>HTTPS</text:p>
              </text:list-item>
              <text:list-item>
                <text:p text:style-name="P237">Testing (White Box, Black box and grey box)</text:p>
              </text:list-item>
              <text:list-item>
                <text:p text:style-name="P238">MediaPlayer <text:span text:style-name="T162">API</text:span></text:p>
              </text:list-item>
            </text:list>
          </table:table-cell>
        </table:table-row>
      </table:table>
      <text:p text:style-name="P1"/>
      <text:p text:style-name="P1"/>
      <table:table table:name="Table5" table:style-name="Table5">
        <table:table-column table:style-name="Table5.A"/>
        <table:table-column table:style-name="Table5.B"/>
        <table:table-row>
          <table:table-cell table:style-name="Table5.A1" office:value-type="string">
            <text:p text:style-name="P351"><text:s text:c="9"/>Features</text:p>
          </table:table-cell>
          <table:table-cell table:style-name="Table5.B1" office:value-type="string">
            <text:p text:style-name="P351"><text:s text:c="9"/>Technical requirements (Website)</text:p>
          </table:table-cell>
        </table:table-row>
        <table:table-row table:style-name="Table5.2">
          <table:table-cell table:style-name="Table5.A2" office:value-type="string">
            <text:list xml:id="list124844052377613" text:continue-list="list3104568835" text:style-name="L10">
              <text:list-item>
                <text:p text:style-name="P75">Register users</text:p>
              </text:list-item>
              <text:list-item>
                <text:p text:style-name="P75">Make secure payments</text:p>
              </text:list-item>
              <text:list-item>
                <text:p text:style-name="P75">keep track of user events</text:p>
              </text:list-item>
              <text:list-item>
                <text:p text:style-name="P83">access control/user privileges</text:p>
              </text:list-item>
              <text:list-item>
                <text:p text:style-name="P95"><text:span text:style-name="T160">artist </text:span>verification</text:p>
              </text:list-item>
              <text:list-item>
                <text:p text:style-name="P124">upload from library </text:p>
              </text:list-item>
              <text:list-item>
                <text:p text:style-name="P103">Graph display</text:p>
              </text:list-item>
              <text:list-item>
                <text:p text:style-name="P107">table display</text:p>
              </text:list-item>
              <text:list-item>
                <text:p text:style-name="P75">SMS messaging</text:p>
              </text:list-item>
              <text:list-item>
                <text:p text:style-name="P141">Limited login attempts</text:p>
              </text:list-item>
              <text:list-item>
                <text:p text:style-name="P75">Notifications and updates</text:p>
              </text:list-item>
              <text:list-item>
                <text:p text:style-name="P75">Social networking</text:p>
              </text:list-item>
              <text:list-item>
                <text:p text:style-name="P75">great <text:span text:style-name="T165">U</text:span>ser <text:span text:style-name="T165">E</text:span>xperience </text:p>
              </text:list-item>
              <text:list-item>
                <text:p text:style-name="P88">Saved data can be accessed offline</text:p>
              </text:list-item>
              <text:list-item>
                <text:p text:style-name="P75">post on t<text:span text:style-name="T155">i</text:span>meline</text:p>
              </text:list-item>
              <text:list-item>
                <text:p text:style-name="P75">read news and other content</text:p>
              </text:list-item>
              <text:list-item>
                <text:p text:style-name="P75">media player</text:p>
              </text:list-item>
              <text:list-item>
                <text:p text:style-name="P115">Legal content</text:p>
              </text:list-item>
              <text:list-item>
                <text:p text:style-name="P75">the app shouldn’t crash</text:p>
              </text:list-item>
              <text:list-item>
                <text:p text:style-name="P115">High quality content</text:p>
              </text:list-item>
              <text:list-item>
                <text:p text:style-name="P118"><text:span text:style-name="T85">create</text:span> library </text:p>
              </text:list-item>
              <text:list-item>
                <text:p text:style-name="P118"><text:span text:style-name="T85">create</text:span> <text:span text:style-name="T84">playlists</text:span></text:p>
              </text:list-item>
              <text:list-item>
                <text:p text:style-name="P126">support invitation and registration via link</text:p>
              </text:list-item>
              <text:list-item>
                <text:p text:style-name="P130">Detailed documentation</text:p>
              </text:list-item>
              <text:list-item>
                <text:p text:style-name="P129">support screen rotation</text:p>
              </text:list-item>
              <text:list-item>
                <text:p text:style-name="P111">supports <text:span text:style-name="T86">multi processes/tasks </text:span></text:p>
              </text:list-item>
              <text:list-item>
                <text:p text:style-name="P150">easily accessible</text:p>
              </text:list-item>
              <text:list-item>
                <text:p text:style-name="P131"><text:span text:style-name="T26">The app must implement good </text:span><text:span text:style-name="T30">software development </text:span><text:span text:style-name="T26">practice</text:span><text:span text:style-name="T30">s</text:span></text:p>
              </text:list-item>
              <text:list-item>
                <text:p text:style-name="P78"><text:soft-page-break/><text:span text:style-name="T153">s</text:span>upport different languages</text:p>
              </text:list-item>
              <text:list-item>
                <text:p text:style-name="P78">te<text:span text:style-name="T153">st unit and UI on multiple devices</text:span></text:p>
              </text:list-item>
              <text:list-item>
                <text:p text:style-name="P91">Local storage </text:p>
              </text:list-item>
              <text:list-item>
                <text:p text:style-name="P78"><text:span text:style-name="T154">Easy</text:span> Navigation </text:p>
              </text:list-item>
              <text:list-item>
                <text:p text:style-name="P132"><text:span text:style-name="T163">High Quality </text:span>UI graphics</text:p>
              </text:list-item>
              <text:list-item>
                <text:p text:style-name="P79">Smart <text:span text:style-name="T82">Notification</text:span> </text:p>
              </text:list-item>
              <text:list-item>
                <text:p text:style-name="P133">Deploying the app for publication</text:p>
              </text:list-item>
              <text:list-item>
                <text:p text:style-name="P78">Use of <text:span text:style-name="T153">analytics</text:span></text:p>
              </text:list-item>
              <text:list-item>
                <text:p text:style-name="P134">handling <text:span text:style-name="T166">c</text:span>ache</text:p>
              </text:list-item>
              <text:list-item>
                <text:p text:style-name="P124"><text:span text:style-name="T164">handling</text:span> history</text:p>
              </text:list-item>
              <text:list-item>
                <text:p text:style-name="P126">share content to other apps</text:p>
              </text:list-item>
              <text:list-item>
                <text:p text:style-name="P135">use of the phone camera for videos </text:p>
              </text:list-item>
              <text:list-item>
                <text:p text:style-name="P126">use of phone recorder</text:p>
              </text:list-item>
              <text:list-item>
                <text:p text:style-name="P130">Documentation</text:p>
              </text:list-item>
              <text:list-item>
                <text:p text:style-name="P136">Minimum permissions required</text:p>
              </text:list-item>
              <text:list-item>
                <text:p text:style-name="P127">user interactions</text:p>
              </text:list-item>
              <text:list-item>
                <text:p text:style-name="P67"><text:span text:style-name="T167">professional</text:span> <text:span text:style-name="T167">email</text:span></text:p>
                <text:p text:style-name="P69"><text:s/></text:p>
              </text:list-item>
            </text:list>
          </table:table-cell>
          <table:table-cell table:style-name="Table5.B2" office:value-type="string">
            <text:list xml:id="list124843006273329" text:continue-numbering="true" text:style-name="L10">
              <text:list-item>
                <text:p text:style-name="P341">The SOLID principles of software development must be implemented</text:p>
              </text:list-item>
              <text:list-item>
                <text:p text:style-name="P341">HTML5 sectioning and structuring</text:p>
              </text:list-item>
              <text:list-item>
                <text:p text:style-name="P341">CSS for localizing web page</text:p>
              </text:list-item>
              <text:list-item>
                <text:p text:style-name="P341">Implement secure coding best practices</text:p>
              </text:list-item>
              <text:list-item>
                <text:p text:style-name="P341">back-end access control</text:p>
              </text:list-item>
              <text:list-item>
                <text:p text:style-name="P342">Firebase Authentication</text:p>
              </text:list-item>
              <text:list-item>
                <text:p text:style-name="P341">Firebase Realtime Database</text:p>
              </text:list-item>
              <text:list-item>
                <text:p text:style-name="P341">PayPal <text:span text:style-name="T169">(Braintree)</text:span> API</text:p>
              </text:list-item>
              <text:list-item>
                <text:p text:style-name="P341">Facebook and Twitter APIs</text:p>
              </text:list-item>
              <text:list-item>
                <text:p text:style-name="P341">Code methods and algorithms</text:p>
              </text:list-item>
              <text:list-item>
                <text:p text:style-name="P341">Google analytics</text:p>
              </text:list-item>
              <text:list-item>
                <text:p text:style-name="P341">search engine optimization techniques</text:p>
              </text:list-item>
              <text:list-item>
                <text:p text:style-name="P341">video and audio recording </text:p>
              </text:list-item>
              <text:list-item>
                <text:p text:style-name="P341">Web Audio API</text:p>
              </text:list-item>
              <text:list-item>
                <text:p text:style-name="P341">Twilio</text:p>
              </text:list-item>
              <text:list-item>
                <text:p text:style-name="P341">Firebase Messaging</text:p>
              </text:list-item>
              <text:list-item>
                <text:p text:style-name="P341">Policies</text:p>
              </text:list-item>
              <text:list-item>
                <text:p text:style-name="P341">Web Stora<text:span text:style-name="T156">g</text:span>e <text:span text:style-name="T156">API</text:span></text:p>
              </text:list-item>
              <text:list-item>
                <text:p text:style-name="P341">Graph API </text:p>
              </text:list-item>
              <text:list-item>
                <text:p text:style-name="P341">SMTP server</text:p>
              </text:list-item>
              <text:list-item>
                <text:p text:style-name="P343">HTTPS/SSL Certification</text:p>
              </text:list-item>
              <text:list-item>
                <text:p text:style-name="P344">Intel XDK, Visual Studio, CodePen, JsBin, NetBeans, BlueGriffon, <text:span text:style-name="T213">Atom</text:span> <text:span text:style-name="T213">and others</text:span></text:p>
              </text:list-item>
              <text:list-item>
                <text:p text:style-name="P345">online editors/browser</text:p>
                <text:p text:style-name="P346"/>
                <text:p text:style-name="P68"/>
                <text:p text:style-name="P68"/>
              </text:list-item>
            </text:list>
          </table:table-cell>
        </table:table-row>
      </table:table>
      <text:p text:style-name="P62"/>
      <text:p text:style-name="P62">Relationships and dependencies</text:p>
      <text:p text:style-name="P21">In this section we group our features and the technical requirements that we will use to implement them.</text:p>
      <table:table table:name="Table2" table:style-name="Table2">
        <table:table-column table:style-name="Table2.A"/>
        <table:table-column table:style-name="Table2.B"/>
        <table:table-row>
          <table:table-cell table:style-name="Table2.A1" table:number-columns-spanned="2" office:value-type="string">
            <text:list xml:id="list124843656761108" text:continue-list="list3645164670" text:style-name="L9">
              <text:list-header>
                <text:p text:style-name="P286">Android App</text:p>
              </text:list-header>
            </text:list>
          </table:table-cell>
          <table:covered-table-cell/>
        </table:table-row>
        <table:table-row>
          <table:table-cell table:style-name="Table2.A2" office:value-type="string">
            <text:list xml:id="list124842208463772" text:continue-numbering="true" text:style-name="L9">
              <text:list-header>
                <text:p text:style-name="P138"><text:span text:style-name="T220">F</text:span>eatures</text:p>
              </text:list-header>
            </text:list>
          </table:table-cell>
          <table:table-cell table:style-name="Table2.B2" office:value-type="string">
            <text:list xml:id="list124843191243568" text:continue-numbering="true" text:style-name="L9">
              <text:list-header>
                <text:p text:style-name="P285">Technical requirements</text:p>
              </text:list-header>
            </text:list>
          </table:table-cell>
        </table:table-row>
        <table:table-row>
          <table:table-cell table:style-name="Table2.A2" office:value-type="string">
            <text:list xml:id="list124842978320785" text:continue-numbering="true" text:style-name="L9">
              <text:list-item>
                <text:p text:style-name="P71">Register users</text:p>
              </text:list-item>
              <text:list-item>
                <text:p text:style-name="P139">Limited login attempts</text:p>
              </text:list-item>
              <text:list-item>
                <text:p text:style-name="P143">limited <text:span text:style-name="T214">SignUp</text:span> attempts</text:p>
              </text:list-item>
            </text:list>
          </table:table-cell>
          <table:table-cell table:style-name="Table2.B2" office:value-type="string">
            <text:list xml:id="list124843422376201" text:continue-numbering="true" text:style-name="L9">
              <text:list-item>
                <text:p text:style-name="P283">Firebase Authentication</text:p>
              </text:list-item>
            </text:list>
          </table:table-cell>
        </table:table-row>
        <table:table-row>
          <table:table-cell table:style-name="Table2.A2" office:value-type="string">
            <text:list xml:id="list124844220808359" text:continue-numbering="true" text:style-name="L9">
              <text:list-item>
                <text:p text:style-name="P72">Make secure payments</text:p>
              </text:list-item>
            </text:list>
          </table:table-cell>
          <table:table-cell table:style-name="Table2.B2" office:value-type="string">
            <text:list xml:id="list124843986065085" text:continue-numbering="true" text:style-name="L9">
              <text:list-item>
                <text:p text:style-name="P347">Monetbil</text:p>
              </text:list-item>
              <text:list-item>
                <text:p text:style-name="P322"><text:span text:style-name="T201">H</text:span>TTPS</text:p>
              </text:list-item>
            </text:list>
          </table:table-cell>
        </table:table-row>
        <table:table-row>
          <table:table-cell table:style-name="Table2.A2" office:value-type="string">
            <text:list xml:id="list124842483138334" text:continue-numbering="true" text:style-name="L9">
              <text:list-item>
                <text:p text:style-name="P158">keep track of user events</text:p>
              </text:list-item>
              <text:list-item>
                <text:p text:style-name="P77">Use of <text:span text:style-name="T153">analytics</text:span></text:p>
              </text:list-item>
            </text:list>
          </table:table-cell>
          <table:table-cell table:style-name="Table2.B2" office:value-type="string">
            <text:list xml:id="list124842810255440" text:continue-numbering="true" text:style-name="L9">
              <text:list-item>
                <text:p text:style-name="P324">Google Analytics for Firebase</text:p>
              </text:list-item>
            </text:list>
          </table:table-cell>
        </table:table-row>
        <table:table-row>
          <table:table-cell table:style-name="Table2.A2" office:value-type="string">
            <text:list xml:id="list124842904976507" text:continue-numbering="true" text:style-name="L9">
              <text:list-item>
                <text:p text:style-name="P81">access control/user privileges</text:p>
              </text:list-item>
              <text:list-item>
                <text:p text:style-name="P85">upload from library</text:p>
              </text:list-item>
              <text:list-item>
                <text:p text:style-name="P87">Saved data can be accessed offline</text:p>
              </text:list-item>
              <text:list-item>
                <text:p text:style-name="P90">Local storage </text:p>
              </text:list-item>
            </text:list>
          </table:table-cell>
          <table:table-cell table:style-name="Table2.B2" office:value-type="string">
            <text:list xml:id="list124842256766668" text:continue-numbering="true" text:style-name="L9">
              <text:list-item>
                <text:p text:style-name="P324">Firebase Realtime Database</text:p>
              </text:list-item>
              <text:list-item>
                <text:p text:style-name="P330"><text:span text:style-name="T201">S</text:span>hared Preferences</text:p>
              </text:list-item>
            </text:list>
          </table:table-cell>
        </table:table-row>
        <table:table-row>
          <table:table-cell table:style-name="Table2.A2" office:value-type="string">
            <text:list xml:id="list124842808745296" text:continue-numbering="true" text:style-name="L9">
              <text:list-item>
                <text:p text:style-name="P93"><text:span text:style-name="T160">artist </text:span>verification</text:p>
                <text:p text:style-name="P97"/>
              </text:list-item>
            </text:list>
          </table:table-cell>
          <table:table-cell table:style-name="Table2.B2" office:value-type="string">
            <text:list xml:id="list124842571888571" text:continue-numbering="true" text:style-name="L9">
              <text:list-item>
                <text:p text:style-name="P324">Firebase Authentication</text:p>
              </text:list-item>
            </text:list>
            <text:list xml:id="list362212091" text:style-name="L12">
              <text:list-item>
                <text:p text:style-name="P326">List of registered record labels</text:p>
              </text:list-item>
            </text:list>
            <text:p text:style-name="P327"/>
          </table:table-cell>
        </table:table-row>
        <table:table-row>
          <table:table-cell table:style-name="Table2.A2" office:value-type="string">
            <text:list xml:id="list124842701610107" text:continue-list="list124842571888571" text:style-name="L9">
              <text:list-item>
                <text:p text:style-name="P101">Graph display</text:p>
              </text:list-item>
              <text:list-item>
                <text:p text:style-name="P105"><text:soft-page-break/>table display</text:p>
              </text:list-item>
            </text:list>
          </table:table-cell>
          <table:table-cell table:style-name="Table2.B2" office:value-type="string">
            <text:list xml:id="list124843285822266" text:continue-numbering="true" text:style-name="L9">
              <text:list-item>
                <text:p text:style-name="P324">Firebase Cloud Functions</text:p>
              </text:list-item>
            </text:list>
          </table:table-cell>
        </table:table-row>
        <table:table-row>
          <table:table-cell table:style-name="Table2.A2" office:value-type="string">
            <text:list xml:id="list124843177267055" text:continue-numbering="true" text:style-name="L9">
              <text:list-item>
                <text:p text:style-name="P72">Notifications and updates</text:p>
              </text:list-item>
            </text:list>
          </table:table-cell>
          <table:table-cell table:style-name="Table2.B2" office:value-type="string">
            <text:list xml:id="list124842910097840" text:continue-numbering="true" text:style-name="L9">
              <text:list-item>
                <text:p text:style-name="P325">Firebase Cloud Messaging</text:p>
              </text:list-item>
            </text:list>
          </table:table-cell>
        </table:table-row>
        <table:table-row>
          <table:table-cell table:style-name="Table2.A2" office:value-type="string">
            <text:list xml:id="list124843523835161" text:continue-numbering="true" text:style-name="L9">
              <text:list-item>
                <text:p text:style-name="P145">SMS messaging</text:p>
              </text:list-item>
            </text:list>
          </table:table-cell>
          <table:table-cell table:style-name="Table2.B2" office:value-type="string">
            <text:list xml:id="list124844130510239" text:continue-numbering="true" text:style-name="L9">
              <text:list-item>
                <text:p text:style-name="P347">Orange SMS API</text:p>
              </text:list-item>
            </text:list>
          </table:table-cell>
        </table:table-row>
        <table:table-row>
          <table:table-cell table:style-name="Table2.A2" office:value-type="string">
            <text:list xml:id="list124843423834673" text:continue-numbering="true" text:style-name="L9">
              <text:list-item>
                <text:p text:style-name="P147">Email messaging </text:p>
              </text:list-item>
              <text:list-item>
                <text:p text:style-name="P145">Social networking</text:p>
              </text:list-item>
              <text:list-item>
                <text:p text:style-name="P149">invitation and registration via link</text:p>
              </text:list-item>
              <text:list-item>
                <text:p text:style-name="P109"><text:span text:style-name="T32">multi process</text:span><text:span text:style-name="T33">ing</text:span><text:span text:style-name="T32">/task</text:span><text:span text:style-name="T33">ing</text:span><text:span text:style-name="T32"> </text:span></text:p>
              </text:list-item>
              <text:list-item>
                <text:p text:style-name="P152">the app shouldn’t crash</text:p>
              </text:list-item>
              <text:list-item>
                <text:p text:style-name="P152">support screen rotation</text:p>
              </text:list-item>
              <text:list-item>
                <text:p text:style-name="P152">easy accessibility</text:p>
              </text:list-item>
              <text:list-item>
                <text:p text:style-name="P64">handling cache</text:p>
              </text:list-item>
              <text:list-item>
                <text:p text:style-name="P154"><text:span text:style-name="T164">handling</text:span> history</text:p>
              </text:list-item>
            </text:list>
          </table:table-cell>
          <table:table-cell table:style-name="Table2.B2" office:value-type="string">
            <text:list xml:id="list124842449370659" text:continue-numbering="true" text:style-name="L9">
              <text:list-item>
                <text:p text:style-name="P331">Code implementation</text:p>
                <text:p text:style-name="P331"/>
              </text:list-item>
            </text:list>
          </table:table-cell>
        </table:table-row>
        <table:table-row>
          <table:table-cell table:style-name="Table2.A2" office:value-type="string">
            <text:list xml:id="list124843936634034" text:continue-numbering="true" text:style-name="L9">
              <text:list-item>
                <text:p text:style-name="P73">great user experience</text:p>
              </text:list-item>
              <text:list-item>
                <text:p text:style-name="P73">post on t<text:span text:style-name="T155">i</text:span>meline </text:p>
              </text:list-item>
              <text:list-item>
                <text:p text:style-name="P73">read news and other content</text:p>
              </text:list-item>
              <text:list-item>
                <text:p text:style-name="P112">High quality content</text:p>
              </text:list-item>
              <text:list-item>
                <text:p text:style-name="P77"><text:span text:style-name="T154">Easy</text:span> Navigation </text:p>
              </text:list-item>
            </text:list>
          </table:table-cell>
          <table:table-cell table:style-name="Table2.B2" office:value-type="string">
            <text:list xml:id="list3571649018" text:style-name="L13">
              <text:list-item>
                <text:p text:style-name="P162">Material Design</text:p>
              </text:list-item>
            </text:list>
            <text:list xml:id="list3422179835" text:style-name="L14">
              <text:list-item>
                <text:p text:style-name="P164">Android layouts</text:p>
              </text:list-item>
            </text:list>
            <text:list xml:id="list124844253369130" text:continue-list="list3571649018" text:style-name="L13">
              <text:list-item>
                <text:p text:style-name="P166"><text:span text:style-name="T83">Content organized per country, genre and date</text:span></text:p>
              </text:list-item>
              <text:list-item>
                <text:p text:style-name="P167">Gestures</text:p>
              </text:list-item>
              <text:list-item>
                <text:p text:style-name="P170">Firebase Remote Config</text:p>
              </text:list-item>
              <text:list-item>
                <text:p text:style-name="P172">www.icons8.com</text:p>
              </text:list-item>
            </text:list>
            <text:list xml:id="list124842988646068" text:continue-list="list124843936634034" text:style-name="L9">
              <text:list-item>
                <text:p text:style-name="P176"><text:span text:style-name="T163">High Quality </text:span>UI graphics</text:p>
              </text:list-item>
              <text:list-item>
                <text:p text:style-name="P179">MockPlus</text:p>
              </text:list-item>
            </text:list>
          </table:table-cell>
        </table:table-row>
        <table:table-row>
          <table:table-cell table:style-name="Table2.A2" office:value-type="string">
            <text:list xml:id="list124842678789487" text:continue-numbering="true" text:style-name="L9">
              <text:list-item>
                <text:p text:style-name="P181"><text:span text:style-name="T85">create</text:span> library </text:p>
              </text:list-item>
              <text:list-item>
                <text:p text:style-name="P117"><text:span text:style-name="T85">create</text:span> <text:span text:style-name="T84">playlists</text:span></text:p>
              </text:list-item>
              <text:list-item>
                <text:p text:style-name="P120">media player</text:p>
              </text:list-item>
            </text:list>
          </table:table-cell>
          <table:table-cell table:style-name="Table2.B2" office:value-type="string">
            <text:list xml:id="list124842541365674" text:continue-numbering="true" text:style-name="L9">
              <text:list-item>
                <text:p text:style-name="P184"><text:span text:style-name="T25">Use of libraries to </text:span><text:span text:style-name="T27">handle data, images or media. </text:span><text:span text:style-name="T28">(Glide, <text:s/>JSON Parser (GSON), </text:span><text:span text:style-name="T29">MediaPlayer API</text:span><text:span text:style-name="T28">)</text:span></text:p>
              </text:list-item>
            </text:list>
          </table:table-cell>
        </table:table-row>
        <table:table-row>
          <table:table-cell table:style-name="Table2.A2" office:value-type="string">
            <text:list xml:id="list124843737034876" text:continue-numbering="true" text:style-name="L9">
              <text:list-item>
                <text:p text:style-name="P185"><text:span text:style-name="T26">The app must implement good </text:span><text:span text:style-name="T30">software development </text:span><text:span text:style-name="T26">practice</text:span><text:span text:style-name="T30">s</text:span></text:p>
                <text:p text:style-name="P155"/>
              </text:list-item>
            </text:list>
          </table:table-cell>
          <table:table-cell table:style-name="Table2.B2" office:value-type="string">
            <text:list xml:id="list124843597529844" text:continue-numbering="true" text:style-name="L9">
              <text:list-item>
                <text:p text:style-name="P188">SOLID Principles</text:p>
              </text:list-item>
              <text:list-item>
                <text:p text:style-name="P188">MVP</text:p>
              </text:list-item>
              <text:list-item>
                <text:p text:style-name="P173">Retrofit</text:p>
              </text:list-item>
              <text:list-item>
                <text:p text:style-name="P173">Dagger2 (Dependency Injection)</text:p>
              </text:list-item>
              <text:list-item>
                <text:p text:style-name="P173">ORM (Sugar ORM)</text:p>
              </text:list-item>
            </text:list>
          </table:table-cell>
        </table:table-row>
        <table:table-row>
          <table:table-cell table:style-name="Table2.A2" office:value-type="string">
            <text:list xml:id="list124843204042994" text:continue-numbering="true" text:style-name="L9">
              <text:list-item>
                <text:p text:style-name="P190">te<text:span text:style-name="T153">st unit and UI on multiple devices</text:span></text:p>
              </text:list-item>
            </text:list>
          </table:table-cell>
          <table:table-cell table:style-name="Table2.B2" office:value-type="string">
            <text:list xml:id="list124842871962397" text:continue-numbering="true" text:style-name="L9">
              <text:list-item>
                <text:p text:style-name="P194">J<text:span text:style-name="T180">U</text:span>nit/<text:span text:style-name="T157">Robolectric</text:span> and Mockito <text:span text:style-name="T151">API/Firebase test lab/espresso</text:span></text:p>
              </text:list-item>
              <text:list-item>
                <text:p text:style-name="P196">Android Studio Emulator </text:p>
              </text:list-item>
              <text:list-item>
                <text:p text:style-name="P196">Android Studio Debugger</text:p>
              </text:list-item>
            </text:list>
          </table:table-cell>
        </table:table-row>
        <table:table-row>
          <table:table-cell table:style-name="Table2.A2" office:value-type="string">
            <text:list xml:id="list124843669952908" text:continue-numbering="true" text:style-name="L9">
              <text:list-item>
                <text:p text:style-name="P197">Detailed documentation</text:p>
              </text:list-item>
            </text:list>
          </table:table-cell>
          <table:table-cell table:style-name="Table2.B2" office:value-type="string">
            <text:list xml:id="list124844109044267" text:continue-numbering="true" text:style-name="L9">
              <text:list-item>
                <text:p text:style-name="P331">Javadoc</text:p>
              </text:list-item>
            </text:list>
          </table:table-cell>
        </table:table-row>
        <table:table-row>
          <table:table-cell table:style-name="Table2.A2" office:value-type="string">
            <text:list xml:id="list124843506010251" text:continue-numbering="true" text:style-name="L9">
              <text:list-item>
                <text:p text:style-name="P200">Deploying the app for publication</text:p>
              </text:list-item>
            </text:list>
          </table:table-cell>
          <table:table-cell table:style-name="Table2.B2" office:value-type="string">
            <text:list xml:id="list124844204443756" text:continue-numbering="true" text:style-name="L9">
              <text:list-item>
                <text:p text:style-name="P332">Flavors</text:p>
              </text:list-item>
            </text:list>
          </table:table-cell>
        </table:table-row>
        <table:table-row>
          <table:table-cell table:style-name="Table2.A2" office:value-type="string">
            <text:list xml:id="list124843344253163" text:continue-numbering="true" text:style-name="L9">
              <text:list-item>
                <text:p text:style-name="P204">share content to other apps</text:p>
              </text:list-item>
            </text:list>
          </table:table-cell>
          <table:table-cell table:style-name="Table2.B2" office:value-type="string">
            <text:list xml:id="list124843267625215" text:continue-numbering="true" text:style-name="L9">
              <text:list-item>
                <text:p text:style-name="P332">Content Providers</text:p>
              </text:list-item>
            </text:list>
          </table:table-cell>
        </table:table-row>
        <table:table-row>
          <table:table-cell table:style-name="Table2.A2" office:value-type="string">
            <text:list xml:id="list124843405502314" text:continue-numbering="true" text:style-name="L9">
              <text:list-item>
                <text:p text:style-name="P210">use of the phone camera for videos </text:p>
              </text:list-item>
              <text:list-item>
                <text:p text:style-name="P204">use of phone recorder</text:p>
              </text:list-item>
            </text:list>
          </table:table-cell>
          <table:table-cell table:style-name="Table2.B2" office:value-type="string">
            <text:list xml:id="list124842431763007" text:continue-numbering="true" text:style-name="L9">
              <text:list-item>
                <text:p text:style-name="P332">Permissions</text:p>
              </text:list-item>
            </text:list>
          </table:table-cell>
        </table:table-row>
        <table:table-row>
          <table:table-cell table:style-name="Table2.A2" office:value-type="string">
            <text:list xml:id="list124843874502304" text:continue-numbering="true" text:style-name="L9">
              <text:list-item>
                <text:p text:style-name="P113">Legal content</text:p>
              </text:list-item>
            </text:list>
          </table:table-cell>
          <table:table-cell table:style-name="Table2.B2" office:value-type="string">
            <text:list xml:id="list124843793349243" text:continue-numbering="true" text:style-name="L9">
              <text:list-item>
                <text:p text:style-name="P334">State laws</text:p>
              </text:list-item>
            </text:list>
          </table:table-cell>
        </table:table-row>
        <table:table-row>
          <table:table-cell table:style-name="Table2.A2" office:value-type="string">
            <text:list xml:id="list124842740148482" text:continue-numbering="true" text:style-name="L9">
              <text:list-item>
                <text:p text:style-name="P190"><text:span text:style-name="T153">S</text:span>upport different languages</text:p>
              </text:list-item>
            </text:list>
          </table:table-cell>
          <table:table-cell table:style-name="Table2.B2" office:value-type="string">
            <text:list xml:id="list124843401566923" text:continue-numbering="true" text:style-name="L9">
              <text:list-item>
                <text:p text:style-name="P334">Resource strings</text:p>
              </text:list-item>
            </text:list>
          </table:table-cell>
        </table:table-row>
        <table:table-row>
          <table:table-cell table:style-name="Table2.A2" office:value-type="string">
            <text:list xml:id="list124842810940118" text:continue-numbering="true" text:style-name="L9">
              <text:list-item>
                <text:p text:style-name="P207">user interactions</text:p>
              </text:list-item>
            </text:list>
          </table:table-cell>
          <table:table-cell table:style-name="Table2.B2" office:value-type="string">
            <text:list xml:id="list124843096511970" text:continue-numbering="true" text:style-name="L9">
              <text:list-item>
                <text:p text:style-name="P334">Keyboard layouts as per OS <text:soft-page-break/>language</text:p>
              </text:list-item>
            </text:list>
          </table:table-cell>
        </table:table-row>
        <table:table-row>
          <table:table-cell table:style-name="Table2.A2" office:value-type="string">
            <text:list xml:id="list124842622498781" text:continue-numbering="true" text:style-name="L9">
              <text:list-item>
                <text:p text:style-name="P98">professional email</text:p>
              </text:list-item>
            </text:list>
          </table:table-cell>
          <table:table-cell table:style-name="Table2.B2" office:value-type="string">
            <text:list xml:id="list124843521742091" text:continue-numbering="true" text:style-name="L9">
              <text:list-item>
                <text:p text:style-name="P336">SMTP server/regular email</text:p>
              </text:list-item>
            </text:list>
          </table:table-cell>
        </table:table-row>
      </table:table>
      <text:h text:style-name="P309" text:outline-level="3"/>
      <table:table table:name="Table1" table:style-name="Table1">
        <table:table-column table:style-name="Table1.A"/>
        <table:table-column table:style-name="Table1.B"/>
        <table:table-row>
          <table:table-cell table:style-name="Table1.A1" table:number-columns-spanned="2" office:value-type="string">
            <text:list xml:id="list124843747514396" text:continue-numbering="true" text:style-name="L9">
              <text:list-header>
                <text:p text:style-name="P287">Web<text:span text:style-name="T179">site</text:span></text:p>
              </text:list-header>
            </text:list>
          </table:table-cell>
          <table:covered-table-cell/>
        </table:table-row>
        <table:table-row>
          <table:table-cell table:style-name="Table1.A2" office:value-type="string">
            <text:list xml:id="list124844246893288" text:continue-numbering="true" text:style-name="L9">
              <text:list-header>
                <text:p text:style-name="P245"><text:span text:style-name="T220">F</text:span>eatures</text:p>
              </text:list-header>
            </text:list>
          </table:table-cell>
          <table:table-cell table:style-name="Table1.B2" office:value-type="string">
            <text:list xml:id="list124843797247573" text:continue-numbering="true" text:style-name="L9">
              <text:list-header>
                <text:p text:style-name="P299">Technical requirements</text:p>
              </text:list-header>
            </text:list>
          </table:table-cell>
        </table:table-row>
        <table:table-row>
          <table:table-cell table:style-name="Table1.A2" office:value-type="string">
            <text:list xml:id="list124842428356906" text:continue-numbering="true" text:style-name="L9">
              <text:list-item>
                <text:p text:style-name="P76">Register users</text:p>
              </text:list-item>
              <text:list-item>
                <text:p text:style-name="P142">Limited login attempts</text:p>
              </text:list-item>
              <text:list-item>
                <text:p text:style-name="P144">limited signup attempts</text:p>
              </text:list-item>
            </text:list>
          </table:table-cell>
          <table:table-cell table:style-name="Table1.B2" office:value-type="string">
            <text:list xml:id="list124843680473266" text:continue-numbering="true" text:style-name="L9">
              <text:list-item>
                <text:p text:style-name="P284">Firebase Authentication</text:p>
              </text:list-item>
            </text:list>
          </table:table-cell>
        </table:table-row>
        <table:table-row>
          <table:table-cell table:style-name="Table1.A2" office:value-type="string">
            <text:list xml:id="list124843000496938" text:continue-numbering="true" text:style-name="L9">
              <text:list-item>
                <text:p text:style-name="P76">Make secure payments</text:p>
              </text:list-item>
            </text:list>
          </table:table-cell>
          <table:table-cell table:style-name="Table1.B2" office:value-type="string">
            <text:list xml:id="list124844274361798" text:continue-numbering="true" text:style-name="L9">
              <text:list-item>
                <text:p text:style-name="P348">Monetbil</text:p>
              </text:list-item>
              <text:list-item>
                <text:p text:style-name="P323"><text:span text:style-name="T201">H</text:span>TTPS</text:p>
              </text:list-item>
            </text:list>
          </table:table-cell>
        </table:table-row>
        <table:table-row>
          <table:table-cell table:style-name="Table1.A2" office:value-type="string">
            <text:list xml:id="list124843360086946" text:continue-numbering="true" text:style-name="L9">
              <text:list-item>
                <text:p text:style-name="P161">keep track of user events</text:p>
              </text:list-item>
              <text:list-item>
                <text:p text:style-name="P80">Use of <text:span text:style-name="T153">analytics</text:span></text:p>
              </text:list-item>
            </text:list>
          </table:table-cell>
          <table:table-cell table:style-name="Table1.B2" office:value-type="string">
            <text:list xml:id="list124844272994793" text:continue-numbering="true" text:style-name="L9">
              <text:list-item>
                <text:p text:style-name="P328">Google Analytics for Firebase</text:p>
              </text:list-item>
            </text:list>
          </table:table-cell>
        </table:table-row>
        <table:table-row>
          <table:table-cell table:style-name="Table1.A2" office:value-type="string">
            <text:list xml:id="list124842598025303" text:continue-numbering="true" text:style-name="L9">
              <text:list-item>
                <text:p text:style-name="P84">access control/user privileges</text:p>
              </text:list-item>
              <text:list-item>
                <text:p text:style-name="P86">upload from library</text:p>
              </text:list-item>
              <text:list-item>
                <text:p text:style-name="P89">Saved data can be accessed offline</text:p>
              </text:list-item>
              <text:list-item>
                <text:p text:style-name="P92">Local storage </text:p>
              </text:list-item>
            </text:list>
          </table:table-cell>
          <table:table-cell table:style-name="Table1.B2" office:value-type="string">
            <text:list xml:id="list124842273198729" text:continue-numbering="true" text:style-name="L9">
              <text:list-item>
                <text:p text:style-name="P328">Firebase Realtime Database</text:p>
              </text:list-item>
              <text:list-item>
                <text:p text:style-name="P338">Web Storage API</text:p>
              </text:list-item>
            </text:list>
          </table:table-cell>
        </table:table-row>
        <table:table-row>
          <table:table-cell table:style-name="Table1.A2" office:value-type="string">
            <text:list xml:id="list124842996803514" text:continue-numbering="true" text:style-name="L9">
              <text:list-item>
                <text:p text:style-name="P96"><text:span text:style-name="T160">artist </text:span>verification</text:p>
              </text:list-item>
            </text:list>
          </table:table-cell>
          <table:table-cell table:style-name="Table1.B2" office:value-type="string">
            <text:list xml:id="list124843027883426" text:continue-numbering="true" text:style-name="L9">
              <text:list-item>
                <text:p text:style-name="P328">Firebase Authentication</text:p>
              </text:list-item>
            </text:list>
            <text:list xml:id="list3130344496" text:style-name="L15">
              <text:list-item>
                <text:p text:style-name="P329">List of registered record labels</text:p>
              </text:list-item>
            </text:list>
          </table:table-cell>
        </table:table-row>
        <table:table-row>
          <table:table-cell table:style-name="Table1.A2" office:value-type="string">
            <text:list xml:id="list124843410242335" text:continue-list="list124843027883426" text:style-name="L9">
              <text:list-item>
                <text:p text:style-name="P104">Graph display</text:p>
              </text:list-item>
              <text:list-item>
                <text:p text:style-name="P108">table display</text:p>
              </text:list-item>
            </text:list>
          </table:table-cell>
          <table:table-cell table:style-name="Table1.B2" office:value-type="string">
            <text:list xml:id="list124843369632363" text:continue-numbering="true" text:style-name="L9">
              <text:list-item>
                <text:p text:style-name="P328">Firebase Cloud Functions</text:p>
              </text:list-item>
            </text:list>
          </table:table-cell>
        </table:table-row>
        <table:table-row>
          <table:table-cell table:style-name="Table1.A2" office:value-type="string">
            <text:list xml:id="list124843203474131" text:continue-numbering="true" text:style-name="L9">
              <text:list-item>
                <text:p text:style-name="P76">Notifications and updates</text:p>
              </text:list-item>
            </text:list>
          </table:table-cell>
          <table:table-cell table:style-name="Table1.B2" office:value-type="string">
            <text:list xml:id="list124844096726641" text:continue-numbering="true" text:style-name="L9">
              <text:list-item>
                <text:p text:style-name="P328">Firebase Cloud Messaging</text:p>
              </text:list-item>
            </text:list>
          </table:table-cell>
        </table:table-row>
        <table:table-row>
          <table:table-cell table:style-name="Table1.A2" office:value-type="string">
            <text:list xml:id="list124843567161686" text:continue-numbering="true" text:style-name="L9">
              <text:list-item>
                <text:p text:style-name="P146">SMS messaging</text:p>
              </text:list-item>
            </text:list>
          </table:table-cell>
          <table:table-cell table:style-name="Table1.B2" office:value-type="string">
            <text:list xml:id="list124842886785254" text:continue-numbering="true" text:style-name="L9">
              <text:list-item>
                <text:p text:style-name="P349">Orange SMS API</text:p>
              </text:list-item>
            </text:list>
          </table:table-cell>
        </table:table-row>
        <table:table-row>
          <table:table-cell table:style-name="Table1.A2" office:value-type="string">
            <text:list xml:id="list124842344845766" text:continue-numbering="true" text:style-name="L9">
              <text:list-item>
                <text:p text:style-name="P148">Email messaging </text:p>
              </text:list-item>
              <text:list-item>
                <text:p text:style-name="P146">Social networking</text:p>
              </text:list-item>
              <text:list-item>
                <text:p text:style-name="P151">support invitation and registration via link</text:p>
              </text:list-item>
              <text:list-item>
                <text:p text:style-name="P110"><text:span text:style-name="T26">supports </text:span><text:span text:style-name="T32">multi processes/tasks </text:span></text:p>
              </text:list-item>
              <text:list-item>
                <text:p text:style-name="P153">the app shouldn’t crash</text:p>
              </text:list-item>
              <text:list-item>
                <text:p text:style-name="P153">support screen rotation</text:p>
              </text:list-item>
              <text:list-item>
                <text:p text:style-name="P153">easy accessibility</text:p>
              </text:list-item>
              <text:list-item>
                <text:p text:style-name="P66">handling cache</text:p>
              </text:list-item>
              <text:list-item>
                <text:p text:style-name="P154"><text:span text:style-name="T164">handling</text:span> history</text:p>
              </text:list-item>
            </text:list>
          </table:table-cell>
          <table:table-cell table:style-name="Table1.B2" office:value-type="string">
            <text:list xml:id="list124842965175011" text:continue-numbering="true" text:style-name="L9">
              <text:list-item>
                <text:p text:style-name="P350"><text:span text:style-name="T202">Code implementation </text:span></text:p>
              </text:list-item>
            </text:list>
          </table:table-cell>
        </table:table-row>
        <table:table-row>
          <table:table-cell table:style-name="Table1.A2" office:value-type="string">
            <text:list xml:id="list124842366208077" text:continue-numbering="true" text:style-name="L9">
              <text:list-item>
                <text:p text:style-name="P76">great user experience</text:p>
              </text:list-item>
              <text:list-item>
                <text:p text:style-name="P76">post on t<text:span text:style-name="T155">i</text:span>meline </text:p>
              </text:list-item>
              <text:list-item>
                <text:p text:style-name="P76">read news and other content</text:p>
              </text:list-item>
              <text:list-item>
                <text:p text:style-name="P116">High quality content</text:p>
              </text:list-item>
              <text:list-item>
                <text:p text:style-name="P80"><text:span text:style-name="T154">Easy</text:span> Navigation </text:p>
              </text:list-item>
            </text:list>
            <text:p text:style-name="P122"/>
          </table:table-cell>
          <table:table-cell table:style-name="Table1.B2" office:value-type="string">
            <text:list xml:id="list2592554406" text:style-name="L16">
              <text:list-item>
                <text:p text:style-name="P213"><text:span text:style-name="T203">H</text:span>TML section elements</text:p>
              </text:list-item>
            </text:list>
            <text:list xml:id="list906620773" text:style-name="L17">
              <text:list-item>
                <text:p text:style-name="P214"><text:span text:style-name="T204">C</text:span>SS</text:p>
              </text:list-item>
            </text:list>
            <text:list xml:id="list124844146038564" text:continue-list="list2592554406" text:style-name="L16">
              <text:list-item>
                <text:p text:style-name="P239"><text:span text:style-name="T83">Content organized per country, genre and date</text:span></text:p>
              </text:list-item>
              <text:list-item>
                <text:p text:style-name="P169">Gestures</text:p>
              </text:list-item>
              <text:list-item>
                <text:p text:style-name="P174">www.icons8.com</text:p>
              </text:list-item>
            </text:list>
            <text:list xml:id="list124843476263008" text:continue-list="list124842366208077" text:style-name="L9">
              <text:list-item>
                <text:p text:style-name="P178"><text:span text:style-name="T163">High Quality </text:span>UI graphics</text:p>
              </text:list-item>
              <text:list-item>
                <text:p text:style-name="P171">Firebase Remote Config</text:p>
              </text:list-item>
              <text:list-item>
                <text:p text:style-name="P180"><text:soft-page-break/>MockPlus</text:p>
              </text:list-item>
            </text:list>
          </table:table-cell>
        </table:table-row>
        <table:table-row>
          <table:table-cell table:style-name="Table1.A2" office:value-type="string">
            <text:list xml:id="list124843846552639" text:continue-numbering="true" text:style-name="L9">
              <text:list-item>
                <text:p text:style-name="P183"><text:span text:style-name="T85">create</text:span> library </text:p>
              </text:list-item>
              <text:list-item>
                <text:p text:style-name="P119"><text:span text:style-name="T85">create</text:span> <text:span text:style-name="T84">playlists</text:span></text:p>
              </text:list-item>
              <text:list-item>
                <text:p text:style-name="P121">media player</text:p>
              </text:list-item>
            </text:list>
          </table:table-cell>
          <table:table-cell table:style-name="Table1.B2" office:value-type="string">
            <text:list xml:id="list124842658393858" text:continue-numbering="true" text:style-name="L9">
              <text:list-item>
                <text:p text:style-name="P215"><text:span text:style-name="T25">J</text:span>avascript </text:p>
              </text:list-item>
              <text:list-item>
                <text:p text:style-name="P215">Web Audio API</text:p>
              </text:list-item>
            </text:list>
          </table:table-cell>
        </table:table-row>
        <table:table-row>
          <table:table-cell table:style-name="Table1.A2" office:value-type="string">
            <text:list xml:id="list124842457602842" text:continue-numbering="true" text:style-name="L9">
              <text:list-item>
                <text:p text:style-name="P187"><text:span text:style-name="T26">The app must implement good </text:span><text:span text:style-name="T30">software development </text:span><text:span text:style-name="T26">practice</text:span><text:span text:style-name="T30">s</text:span></text:p>
              </text:list-item>
            </text:list>
          </table:table-cell>
          <table:table-cell table:style-name="Table1.B2" office:value-type="string">
            <text:list xml:id="list124844099289428" text:continue-numbering="true" text:style-name="L9">
              <text:list-item>
                <text:p text:style-name="P189">SOLID Principles</text:p>
              </text:list-item>
            </text:list>
            <text:p text:style-name="P175"/>
          </table:table-cell>
        </table:table-row>
        <table:table-row>
          <table:table-cell table:style-name="Table1.A2" office:value-type="string">
            <text:list xml:id="list124843467143961" text:continue-numbering="true" text:style-name="L9">
              <text:list-item>
                <text:p text:style-name="P193">te<text:span text:style-name="T153">st unit and UI on multiple devices</text:span></text:p>
              </text:list-item>
            </text:list>
          </table:table-cell>
          <table:table-cell table:style-name="Table1.B2" office:value-type="string">
            <text:list xml:id="list124843318654299" text:continue-numbering="true" text:style-name="L9">
              <text:list-item>
                <text:p text:style-name="P216">Browser/IDEs/Online editors</text:p>
              </text:list-item>
            </text:list>
          </table:table-cell>
        </table:table-row>
        <table:table-row>
          <table:table-cell table:style-name="Table1.A2" office:value-type="string">
            <text:list xml:id="list124842645667648" text:continue-numbering="true" text:style-name="L9">
              <text:list-item>
                <text:p text:style-name="P199">Detailed documentation</text:p>
              </text:list-item>
            </text:list>
          </table:table-cell>
          <table:table-cell table:style-name="Table1.B2" office:value-type="string">
            <text:list xml:id="list124842655760867" text:continue-numbering="true" text:style-name="L9">
              <text:list-item>
                <text:p text:style-name="P339"><text:span text:style-name="T202">G</text:span>host Doc</text:p>
              </text:list-item>
              <text:list-item>
                <text:p text:style-name="P339">Php Documentor</text:p>
              </text:list-item>
            </text:list>
          </table:table-cell>
        </table:table-row>
        <table:table-row>
          <table:table-cell table:style-name="Table1.A2" office:value-type="string">
            <text:list xml:id="list124843511162484" text:continue-numbering="true" text:style-name="L9">
              <text:list-item>
                <text:p text:style-name="P201">Deploying the app for publication</text:p>
              </text:list-item>
            </text:list>
          </table:table-cell>
          <table:table-cell table:style-name="Table1.B2" office:value-type="string">
            <text:list xml:id="list124842266391931" text:continue-numbering="true" text:style-name="L9">
              <text:list-item>
                <text:p text:style-name="P340"><text:span text:style-name="T205">F</text:span>irebase Hosting</text:p>
              </text:list-item>
              <text:list-item>
                <text:p text:style-name="P340">Web hosting on a server</text:p>
              </text:list-item>
            </text:list>
          </table:table-cell>
        </table:table-row>
        <table:table-row>
          <table:table-cell table:style-name="Table1.A2" office:value-type="string">
            <text:list xml:id="list124842476649022" text:continue-numbering="true" text:style-name="L9">
              <text:list-item>
                <text:p text:style-name="P208">share content to other apps</text:p>
              </text:list-item>
            </text:list>
          </table:table-cell>
          <table:table-cell table:style-name="Table1.B2" office:value-type="string">
            <text:list xml:id="list124843114042292" text:continue-numbering="true" text:style-name="L9">
              <text:list-item>
                <text:p text:style-name="P333">Content Providers</text:p>
              </text:list-item>
            </text:list>
          </table:table-cell>
        </table:table-row>
        <table:table-row>
          <table:table-cell table:style-name="Table1.A2" office:value-type="string">
            <text:list xml:id="list124842398470525" text:continue-numbering="true" text:style-name="L9">
              <text:list-item>
                <text:p text:style-name="P212">use of the phone camera for videos </text:p>
              </text:list-item>
              <text:list-item>
                <text:p text:style-name="P208">use of phone recorder</text:p>
              </text:list-item>
            </text:list>
          </table:table-cell>
          <table:table-cell table:style-name="Table1.B2" office:value-type="string">
            <text:list xml:id="list124843388396631" text:continue-numbering="true" text:style-name="L9">
              <text:list-item>
                <text:p text:style-name="P333">Permissions</text:p>
              </text:list-item>
            </text:list>
          </table:table-cell>
        </table:table-row>
        <table:table-row>
          <table:table-cell table:style-name="Table1.A2" office:value-type="string">
            <text:list xml:id="list124842864712645" text:continue-numbering="true" text:style-name="L9">
              <text:list-item>
                <text:p text:style-name="P116">Legal content</text:p>
              </text:list-item>
            </text:list>
          </table:table-cell>
          <table:table-cell table:style-name="Table1.B2" office:value-type="string">
            <text:list xml:id="list124843546749534" text:continue-numbering="true" text:style-name="L9">
              <text:list-item>
                <text:p text:style-name="P335">State laws</text:p>
              </text:list-item>
            </text:list>
          </table:table-cell>
        </table:table-row>
        <table:table-row>
          <table:table-cell table:style-name="Table1.A2" office:value-type="string">
            <text:list xml:id="list124844064240192" text:continue-numbering="true" text:style-name="L9">
              <text:list-item>
                <text:p text:style-name="P193"><text:span text:style-name="T153">S</text:span>upport different languages</text:p>
              </text:list-item>
            </text:list>
          </table:table-cell>
          <table:table-cell table:style-name="Table1.B2" office:value-type="string">
            <text:list xml:id="list124842542125409" text:continue-numbering="true" text:style-name="L9">
              <text:list-item>
                <text:p text:style-name="P335">Resource strings</text:p>
              </text:list-item>
            </text:list>
          </table:table-cell>
        </table:table-row>
        <table:table-row>
          <table:table-cell table:style-name="Table1.A2" office:value-type="string">
            <text:list xml:id="list124843240860418" text:continue-numbering="true" text:style-name="L9">
              <text:list-item>
                <text:p text:style-name="P208">user interactions</text:p>
              </text:list-item>
            </text:list>
          </table:table-cell>
          <table:table-cell table:style-name="Table1.B2" office:value-type="string">
            <text:list xml:id="list124843822422901" text:continue-numbering="true" text:style-name="L9">
              <text:list-item>
                <text:p text:style-name="P335">Keyboard layouts as per OS language</text:p>
              </text:list-item>
            </text:list>
          </table:table-cell>
        </table:table-row>
        <table:table-row>
          <table:table-cell table:style-name="Table1.A2" office:value-type="string">
            <text:list xml:id="list124842587412817" text:continue-numbering="true" text:style-name="L9">
              <text:list-item>
                <text:p text:style-name="P99">professional email</text:p>
              </text:list-item>
            </text:list>
          </table:table-cell>
          <table:table-cell table:style-name="Table1.B2" office:value-type="string">
            <text:list xml:id="list124844283667827" text:continue-numbering="true" text:style-name="L9">
              <text:list-item>
                <text:p text:style-name="P337">SMTP server/regular email</text:p>
              </text:list-item>
            </text:list>
          </table:table-cell>
        </table:table-row>
        <table:table-row>
          <table:table-cell table:style-name="Table1.B2" table:number-columns-spanned="2" office:value-type="string">
            <text:list xml:id="list124844167706014" text:continue-numbering="true" text:style-name="L9">
              <text:list-header>
                <text:p text:style-name="P137">Other Platforms</text:p>
              </text:list-header>
            </text:list>
          </table:table-cell>
          <table:covered-table-cell/>
        </table:table-row>
        <table:table-row>
          <table:table-cell table:style-name="Table1.B2" table:number-columns-spanned="2" office:value-type="string">
            <text:list xml:id="list124844184165764" text:continue-numbering="true" text:style-name="L9">
              <text:list-item>
                <text:p text:style-name="P70">Source code will be uploaded on GitHub for collaborative development with peers.</text:p>
              </text:list-item>
            </text:list>
          </table:table-cell>
          <table:covered-table-cell/>
        </table:table-row>
      </table:table>
      <text:h text:style-name="P308" text:outline-level="3"/>
      <text:h text:style-name="P315" text:outline-level="3"><text:span text:style-name="T8">U</text:span><text:span text:style-name="T7">SER EXPERIENCE</text:span></text:h>
      <text:h text:style-name="P316" text:outline-level="3"><text:span text:style-name="T159">(</text:span>User Interface and work flow design<text:span text:style-name="T159">)</text:span></text:h>
      <text:p text:style-name="P22"><text:a xlink:type="simple" xlink:href="https://github.com/MPLB-litvine/237First-FrontEnd-Web" text:style-name="Internet_20_link" text:visited-style-name="Visited_20_Internet_20_Link"><text:span text:style-name="T174">Web Development</text:span></text:a></text:p>
      <text:p text:style-name="P294"><text:a xlink:type="simple" xlink:href="https://github.com/MPLB-litvine/237First_Android_APP_UI" text:style-name="Internet_20_link" text:visited-style-name="Visited_20_Internet_20_Link"><text:span text:style-name="T219">Mobile App </text:span></text:a></text:p>
      <text:p text:style-name="P297"><text:span text:style-name="T9"/></text:p>
      <text:h text:style-name="P313" text:outline-level="3"><text:span text:style-name="T9">B</text:span><text:span text:style-name="T7">USINE</text:span><text:span text:style-name="T10">S</text:span><text:span text:style-name="T7">S MODEL</text:span></text:h>
      <text:h text:style-name="P311" text:outline-level="3"><text:span text:style-name="T8">A</text:span><text:span text:style-name="T7">nalyzing and defining the target audience</text:span></text:h>
      <text:p text:style-name="P20">In this section, we are analyzing the people who will use our App.</text:p>
      <text:p text:style-name="P288"><text:span text:style-name="T131">Our App</text:span> targets <text:span text:style-name="T122">three</text:span> <text:span text:style-name="T148">primary</text:span> groups of people: musicians, <text:span text:style-name="T122">music lovers and investors</text:span>.<text:span text:style-name="T24"> Musicians registered to 237First are strictly Cameroonian. Generally, a Cameroonian artist has five (05) major needs:</text:span></text:p>
      <text:list xml:id="list2551232485" text:style-name="L18">
        <text:list-item>
          <text:p text:style-name="P276"><text:soft-page-break/>Free/inexpensive music distribution</text:p>
        </text:list-item>
        <text:list-item>
          <text:p text:style-name="P276">Press/media/publicity</text:p>
        </text:list-item>
        <text:list-item>
          <text:p text:style-name="P276">Income/business</text:p>
        </text:list-item>
        <text:list-item>
          <text:p text:style-name="P276">shows/promotion</text:p>
        </text:list-item>
        <text:list-item>
          <text:p text:style-name="P276">deals/endorsements</text:p>
        </text:list-item>
      </text:list>
      <text:p text:style-name="P273">237First appeals to the first four (04) needs <text:span text:style-name="T126">satisfactorily whereas g</text:span>etting deals/endorsements is usually <text:span text:style-name="T175">done by</text:span> <text:span text:style-name="T132">third-party</text:span> organizations or cooperations. <text:span text:style-name="T172">However, we offer promotion services for artists (or companies that deal with artists) to promote their products</text:span></text:p>
      <text:p text:style-name="P273">Music lovers are a global audience. This group is made up of people of different nationalities, cultures and demographics. Music enthusiasts require:</text:p>
      <text:list xml:id="list1084987616" text:style-name="L19">
        <text:list-item>
          <text:p text:style-name="P274">affordable/free music</text:p>
        </text:list-item>
        <text:list-item>
          <text:p text:style-name="P274">good quality music</text:p>
        </text:list-item>
        <text:list-item>
          <text:p text:style-name="P274">news/blogs/information about artists</text:p>
        </text:list-item>
        <text:list-item>
          <text:p text:style-name="P274">supporting artists</text:p>
        </text:list-item>
        <text:list-item>
          <text:p text:style-name="P274">meeting artists</text:p>
        </text:list-item>
        <text:list-item>
          <text:p text:style-name="P277">easily accessible platforms</text:p>
        </text:list-item>
      </text:list>
      <text:p text:style-name="P273">Fortunately, 237First satisfies these requirements.</text:p>
      <text:p text:style-name="P275">Investors too are a global audience. Similar to music lovers, investors are people of diverse cultures and demographics. <text:span text:style-name="T215">I</text:span>nvestors have one thing in common, <text:span text:style-name="T90">making financial profit, </text:span><text:span text:style-name="T103">and therefore </text:span><text:span text:style-name="T104"><text:s/></text:span><text:span text:style-name="T133">our App</text:span> provides a service for investors to make more money!</text:p>
      <text:p text:style-name="P289">The <text:span text:style-name="T90">forum</text:span> <text:span text:style-name="T134">is</text:span> an interface <text:span text:style-name="T134">where</text:span> users <text:span text:style-name="T134">can</text:span> ask questions and make suggestions. <text:span text:style-name="T134">Our team is committed to customer feedback!</text:span></text:p>
      <text:p text:style-name="P290"><text:span text:style-name="T135">We believe our app is unique because it is the first of its kind</text:span>. <text:s/></text:p>
      <text:p text:style-name="P14"/>
      <text:h text:style-name="P310" text:outline-level="3">Monetization strategy and model</text:h>
      <text:p text:style-name="P23"><text:span text:style-name="T34">237First</text:span><text:span text:style-name="T26"> uses a </text:span><text:span text:style-name="T45">hybrid model for monetization which is made up of I</text:span><text:span text:style-name="T26">n-</text:span><text:span text:style-name="T45">A</text:span><text:span text:style-name="T26">pp </text:span><text:span text:style-name="T45">P</text:span><text:span text:style-name="T26">urchase </text:span><text:span text:style-name="T45">(IAP)</text:span><text:span text:style-name="T26"> </text:span><text:span text:style-name="T45">and </text:span><text:span text:style-name="T36"><text:s/>advertisement</text:span><text:span text:style-name="T35">. </text:span><text:span text:style-name="T45">With our IAP model the users have access to</text:span><text:span text:style-name="T37"> </text:span><text:span text:style-name="T67">our </text:span><text:span text:style-name="T45">features </text:span><text:span text:style-name="T67">as per </text:span><text:span text:style-name="T45">their user level (</text:span><text:span text:style-name="T57">basic user, registered user, user on a network and artist</text:span><text:span text:style-name="T45">). This model is known as </text:span><text:span text:style-name="T77">Freemium</text:span><text:span text:style-name="T38">. </text:span><text:span text:style-name="T58">The advantage of</text:span><text:span text:style-name="T45"> us</text:span><text:span text:style-name="T58">ing</text:span><text:span text:style-name="T45"> </text:span><text:span text:style-name="T67">Freemium</text:span><text:span text:style-name="T45"> </text:span><text:span text:style-name="T58">is that it</text:span><text:span text:style-name="T45"> give</text:span><text:span text:style-name="T58">s</text:span><text:span text:style-name="T45"> users the chance to</text:span><text:span text:style-name="T38"> have a great experience without purchasing any additional features. </text:span><text:span text:style-name="T46">Some of the extra features include </text:span><text:span text:style-name="T59">j</text:span><text:span text:style-name="T38">oining a network, expanding your network </text:span><text:span text:style-name="T59">(invitation), </text:span><text:span text:style-name="T38">uploading content (for artists only), marketing, investing and promoting content. </text:span></text:p>
      <text:p text:style-name="P24"><text:soft-page-break/><text:span text:style-name="T13">Adverti</text:span><text:span text:style-name="T14">sing is </text:span><text:span text:style-name="T15">done with</text:span><text:span text:style-name="T14"> </text:span><text:span text:style-name="T21">Facebook </text:span><text:span text:style-name="T22">Audience Networks,</text:span><text:span text:style-name="T21"> Facebook advertising </text:span><text:span text:style-name="T22">for user acquisition and Facebook analytics</text:span><text:span text:style-name="T15">. Facebook provides well integrated tools to handle performance advertisement (advertisement target</text:span><text:span text:style-name="T20">ing</text:span><text:span text:style-name="T15"> specific users that take specific actions) for the marketer. Another efficient means of advertisement is </text:span><text:span text:style-name="T13">vi</text:span><text:span text:style-name="T16">a </text:span><text:span text:style-name="T23">Email marketing.</text:span><text:span text:style-name="T13"> </text:span><text:span text:style-name="T16">Initially we want Cameroonian artists to install our App and therefore launching a Facebook campaign that targets artists </text:span><text:span text:style-name="T20">who</text:span><text:span text:style-name="T16"> click on the install button will be effic</text:span><text:span text:style-name="T17">ient.</text:span><text:span text:style-name="T13"> </text:span><text:span text:style-name="T66"><text:s/></text:span></text:p>
      <text:p text:style-name="P25"><text:span text:style-name="T68">Furthermore,</text:span><text:span text:style-name="T47"> w</text:span><text:span text:style-name="T40">e rely on 237First’s </text:span><text:span text:style-name="T65">inbound </text:span><text:span text:style-name="T40">networking strategy to automatically advertise our App</text:span><text:span text:style-name="T72"> (incentive:</text:span><text:span text:style-name="T40"> </text:span><text:span text:style-name="T72">d</text:span><text:span text:style-name="T70">uring the first month of utilization, we offer a free package whereby the registered user can add 5 people to their network, upload 5 songs and a video</text:span><text:span text:style-name="T71">)</text:span><text:span text:style-name="T70">.</text:span><text:span text:style-name="T40"> </text:span><text:span text:style-name="T47">U</text:span><text:span text:style-name="T41">sers can share the App </text:span><text:span text:style-name="T68">by inviting numerous users at a time or by sharing a link to our platform different outlets namely </text:span><text:span text:style-name="T41">Facebook, Twitter, </text:span><text:span text:style-name="T42">Wha</text:span><text:span text:style-name="T43">t</text:span><text:span text:style-name="T42">s</text:span><text:span text:style-name="T43">A</text:span><text:span text:style-name="T42">pp</text:span><text:span text:style-name="T41"> </text:span><text:span text:style-name="T42">and other</text:span><text:span text:style-name="T68">s.</text:span><text:span text:style-name="T41"> </text:span><text:span text:style-name="T44">In addition, we </text:span><text:span text:style-name="T59">use</text:span><text:span text:style-name="T44"> IAP </text:span><text:span text:style-name="T55">Native</text:span><text:span text:style-name="T44"> ads to </text:span><text:span text:style-name="T48">promote targeted advertisements</text:span><text:span text:style-name="T44">. </text:span><text:span text:style-name="T56">Native</text:span><text:span text:style-name="T47"> ads are implemented using AdMob. </text:span><text:span text:style-name="T48">With this method, AdMob verifies which users require a particular feature and presents it to them </text:span><text:span text:style-name="T59">on the UI.</text:span></text:p>
      <text:p text:style-name="P248"><text:span text:style-name="T68">T</text:span><text:span text:style-name="T50">here are other techniques used in </text:span><text:span text:style-name="T60">the</text:span><text:span text:style-name="T50"> App </text:span><text:span text:style-name="T26">to drive participation and </text:span><text:span text:style-name="T53">retention</text:span><text:span text:style-name="T26">. </text:span><text:span text:style-name="T50">W</text:span><text:span text:style-name="T26">e implement “gamification” techniques. </text:span><text:span text:style-name="T50">With this method u</text:span><text:span text:style-name="T49">sers are given “share points” as a reward for their shares. </text:span><text:span text:style-name="T69">Also, u</text:span><text:span text:style-name="T51">sing Key Performance Indicators </text:span><text:span text:style-name="T61">(KPI) </text:span><text:span text:style-name="T51">namely New User Referral Rate (NURR), Average Revenue Per User (ARPU), Lifetime Value </text:span><text:span text:style-name="T61">(LTV)</text:span><text:span text:style-name="T51"> and </text:span><text:span text:style-name="T69">more</text:span><text:span text:style-name="T51"> will provide us with insight about our overall performance. </text:span><text:span text:style-name="T52">Below is a table that illustrates the KPIs we use in our App</text:span></text:p>
      <text:p text:style-name="P248"><text:span text:style-name="T52"/></text:p>
      <table:table table:name="Table3" table:style-name="Table3">
        <table:table-column table:style-name="Table3.A"/>
        <table:table-column table:style-name="Table3.B"/>
        <table:table-row>
          <table:table-cell table:style-name="Table3.A1" office:value-type="string">
            <text:p text:style-name="P354">KPI</text:p>
          </table:table-cell>
          <table:table-cell table:style-name="Table3.B1" office:value-type="string">
            <text:p text:style-name="P354">Role</text:p>
          </table:table-cell>
        </table:table-row>
        <table:table-row>
          <table:table-cell table:style-name="Table3.A3" office:value-type="string">
            <text:p text:style-name="P11"><text:span text:style-name="T51">New User Referral Rate (</text:span><text:span text:style-name="T54">NURR</text:span><text:span text:style-name="T51">)</text:span></text:p>
          </table:table-cell>
          <table:table-cell table:style-name="Table3.B3" office:value-type="string">
            <text:p text:style-name="P32">How many new users does each of <text:span text:style-name="T178">Our</text:span> acquired users refer?</text:p>
          </table:table-cell>
        </table:table-row>
        <table:table-row>
          <table:table-cell table:style-name="Table3.A3" office:value-type="string">
            <text:p text:style-name="P32"><text:span text:style-name="T177">ARPU</text:span> (average revenue per user<text:span text:style-name="T176">)</text:span></text:p>
          </table:table-cell>
          <table:table-cell table:style-name="Table3.B3" office:value-type="string">
            <text:p text:style-name="P32">which take<text:span text:style-name="T176">s</text:span> into account revenue attributed to ads <text:span text:style-name="T176">and IAP</text:span></text:p>
          </table:table-cell>
        </table:table-row>
        <table:table-row>
          <table:table-cell table:style-name="Table3.A4" office:value-type="string">
            <text:p text:style-name="P32"><text:span text:style-name="T177">LTV</text:span> (lifetime value<text:span text:style-name="T176">)</text:span></text:p>
          </table:table-cell>
          <table:table-cell table:style-name="Table3.B4" office:value-type="string">
            <text:p text:style-name="P32">lifetime value of a user/customer, which takes ARPU one step further into considering things like churn rate, referrals and repeat purchases</text:p>
          </table:table-cell>
        </table:table-row>
        <table:table-row>
          <table:table-cell table:style-name="Table3.A5" office:value-type="string">
            <text:p text:style-name="P32"><text:span text:style-name="T177">CAC</text:span> (customer acquisition cost<text:span text:style-name="T176">)</text:span></text:p>
          </table:table-cell>
          <table:table-cell table:style-name="Table3.B5" office:value-type="string">
            <text:p text:style-name="P32">how much you pay to acquire each</text:p>
            <text:p text:style-name="P32">new customer/user <text:span text:style-name="T176">during Facebook campaign</text:span></text:p>
          </table:table-cell>
        </table:table-row>
        <table:table-row>
          <table:table-cell table:style-name="Table3.A6" office:value-type="string">
            <text:p text:style-name="P32"><text:span text:style-name="T177">Churn rate</text:span> </text:p>
          </table:table-cell>
          <table:table-cell table:style-name="Table3.B6" office:value-type="string">
            <text:p text:style-name="P2">a measure of how many users stop using your app after a period of time — there are many ways to calculate churn rate, depending on how complex or accurate you want to get</text:p>
          </table:table-cell>
        </table:table-row>
      </table:table>
      <text:h text:style-name="P306" text:outline-level="3"><text:span text:style-name="T1"/></text:h>
      <text:p text:style-name="P293"><text:span text:style-name="T1"/></text:p>
      <text:p text:style-name="P293"><text:span text:style-name="T1"/></text:p>
      <text:h text:style-name="P306" text:outline-level="3"><text:soft-page-break/><text:span text:style-name="T1">User acquisition</text:span></text:h>
      <text:p text:style-name="P27"><text:span text:style-name="T39">L</text:span><text:span text:style-name="T64">et’s strategize </text:span><text:span text:style-name="T73">more and find other ways to obtain valuable</text:span><text:span text:style-name="T64"> users. </text:span></text:p>
      <text:p text:style-name="P29"><text:span text:style-name="T26">Another user acquisition strategy is </text:span><text:span text:style-name="T74">Search Engine Optimization</text:span><text:span text:style-name="T26"> which requires that we specify on-</text:span><text:span text:style-name="T62">metadata</text:span><text:span text:style-name="T26"> and off-metadata. </text:span></text:p>
      <text:p text:style-name="P29"><text:span text:style-name="T62">On-metadata </text:span><text:span text:style-name="T63">are</text:span><text:span text:style-name="T62">:</text:span></text:p>
      <text:list xml:id="list2013616286" text:style-name="L20">
        <text:list-item>
          <text:p text:style-name="P278">App title</text:p>
        </text:list-item>
        <text:list-item>
          <text:p text:style-name="P278">App description</text:p>
        </text:list-item>
        <text:list-item>
          <text:p text:style-name="P278">Keyword field</text:p>
        </text:list-item>
        <text:list-item>
          <text:p text:style-name="P278">icon</text:p>
        </text:list-item>
        <text:list-item>
          <text:p text:style-name="P278">screen shots</text:p>
        </text:list-item>
      </text:list>
      <text:p text:style-name="P30"><text:span text:style-name="T26">Off-metadata </text:span><text:span text:style-name="T63">are</text:span><text:span text:style-name="T26">:</text:span></text:p>
      <text:list xml:id="list1017271358" text:style-name="L21">
        <text:list-item>
          <text:p text:style-name="P279">ratings</text:p>
        </text:list-item>
        <text:list-item>
          <text:p text:style-name="P279">reviews</text:p>
        </text:list-item>
        <text:list-item>
          <text:p text:style-name="P280">link – building</text:p>
        </text:list-item>
      </text:list>
      <text:p text:style-name="P4"><text:span text:style-name="T216">Also, u</text:span>sing Google SEO for acquiring users for our Website.</text:p>
      <text:p text:style-name="P29"><text:span text:style-name="T75">Our</text:span><text:span text:style-name="T26"> success will be measured by search ranks, top charts, ratings and reviews, downloads, conversion and revenue.</text:span></text:p>
      <text:h text:style-name="P312" text:outline-level="3"/>
      <text:h text:style-name="P312" text:outline-level="3">Budget Planning <text:span text:style-name="T185">(one year)</text:span></text:h>
      <table:table table:name="Table6" table:style-name="Table6">
        <table:table-column table:style-name="Table6.A" table:number-columns-repeated="2"/>
        <table:table-column table:style-name="Table6.C"/>
        <table:table-column table:style-name="Table6.D"/>
        <table:table-row>
          <table:table-cell table:style-name="Table6.A1" office:value-type="string">
            <text:p text:style-name="P353">Feature</text:p>
          </table:table-cell>
          <table:table-cell table:style-name="Table6.A1" office:value-type="string">
            <text:p text:style-name="P353">Description</text:p>
          </table:table-cell>
          <table:table-cell table:style-name="Table6.A1" office:value-type="string">
            <text:p text:style-name="P353">company</text:p>
          </table:table-cell>
          <table:table-cell table:style-name="Table6.D1" office:value-type="string">
            <text:p text:style-name="P353">cost</text:p>
          </table:table-cell>
        </table:table-row>
        <table:table-row>
          <table:table-cell table:style-name="Table6.A10" office:value-type="string">
            <text:p text:style-name="P33">Create a company</text:p>
          </table:table-cell>
          <table:table-cell table:style-name="Table6.B8" office:value-type="string">
            <text:p text:style-name="P33">A registered company in Cameroon</text:p>
          </table:table-cell>
          <table:table-cell table:style-name="Table6.C2" office:value-type="string">
            <text:p text:style-name="P33">Small and medium size enterprises</text:p>
          </table:table-cell>
          <table:table-cell table:style-name="Table6.D2" office:value-type="string">
            <text:p text:style-name="P33">300,000 - 500,000</text:p>
          </table:table-cell>
        </table:table-row>
        <table:table-row>
          <table:table-cell table:style-name="Table6.A10" office:value-type="string">
            <text:p text:style-name="P51">Back-end services</text:p>
          </table:table-cell>
          <table:table-cell table:style-name="Table6.B8" office:value-type="string">
            <text:p text:style-name="P52">Firebase offers products for integrating back-end services in your app and website. </text:p>
          </table:table-cell>
          <table:table-cell table:style-name="Table6.C3" office:value-type="string">
            <text:p text:style-name="P35"><text:a xlink:type="simple" xlink:href="https://firebase.google.com/pricing/" text:style-name="Internet_20_link" text:visited-style-name="Visited_20_Internet_20_Link">Firebase pricing</text:a></text:p>
          </table:table-cell>
          <table:table-cell table:style-name="Table6.D3" office:value-type="string">
            <text:p text:style-name="P36">Spark plan – free</text:p>
            <text:p text:style-name="P36">Flame plan - $25/month</text:p>
            <text:p text:style-name="P36">Blaze plan – pay as you go</text:p>
          </table:table-cell>
        </table:table-row>
        <table:table-row>
          <table:table-cell table:style-name="Table6.A10" office:value-type="string">
            <text:p text:style-name="P38">Firebase Hosting</text:p>
          </table:table-cell>
          <table:table-cell table:style-name="Table6.B8" office:value-type="string">
            <text:p text:style-name="P39"><text:span text:style-name="T189">Firebase</text:span> offers Hosting websites with free SSL certifications and support for custom domains</text:p>
            <text:p text:style-name="P38"/>
            <text:p text:style-name="P38"><text:soft-page-break/></text:p>
          </table:table-cell>
          <table:table-cell table:style-name="Table6.C4" office:value-type="string">
            <text:p text:style-name="P34"><text:a xlink:type="simple" xlink:href="https://firebase.google.com/pricing/" text:style-name="Internet_20_link" text:visited-style-name="Visited_20_Internet_20_Link">Firebase pricing</text:a></text:p>
          </table:table-cell>
          <table:table-cell table:style-name="Table6.D4" office:value-type="string">
            <text:p text:style-name="P37">Spark plan – free</text:p>
            <text:p text:style-name="P37">Flame plan - <text:span text:style-name="T186">free</text:span></text:p>
            <text:p text:style-name="P37">Blaze plan – </text:p>
            <text:p text:style-name="P31">GB stored - $0.02<text:span text:style-name="T181">6/GB</text:span></text:p>
            <text:p text:style-name="P28"><text:span text:style-name="T182">G</text:span><text:span text:style-name="T183">B</text:span><text:span text:style-name="T182"> transferred - $0.15/GB <text:s/></text:span></text:p>
            <text:p text:style-name="P26"><text:soft-page-break/></text:p>
          </table:table-cell>
        </table:table-row>
        <table:table-row>
          <table:table-cell table:style-name="Table6.A10" office:value-type="string">
            <text:p text:style-name="P51">Online payments</text:p>
          </table:table-cell>
          <table:table-cell table:style-name="Table6.B8" office:value-type="string">
            <text:p text:style-name="P40">Online payment services for web and mobile.</text:p>
            <text:p text:style-name="P40">They support payment via MTN, Orange and Express Union</text:p>
          </table:table-cell>
          <table:table-cell table:style-name="Table6.C5" office:value-type="string">
            <text:p text:style-name="P43"><text:a xlink:type="simple" xlink:href="https://fr.monetbil.com/" text:style-name="Internet_20_link" text:visited-style-name="Visited_20_Internet_20_Link">Mone</text:a><text:a xlink:type="simple" xlink:href="https://fr.monetbil.com/" text:style-name="Internet_20_link" text:visited-style-name="Visited_20_Internet_20_Link"><text:span text:style-name="T187">t</text:span></text:a><text:a xlink:type="simple" xlink:href="https://fr.monetbil.com/" text:style-name="Internet_20_link" text:visited-style-name="Visited_20_Internet_20_Link">bil</text:a> </text:p>
          </table:table-cell>
          <table:table-cell table:style-name="Table6.D5" office:value-type="string">
            <text:p text:style-name="P49">3% of each amount through the platform</text:p>
          </table:table-cell>
        </table:table-row>
        <table:table-row>
          <table:table-cell table:style-name="Table6.A6" office:value-type="string">
            <text:p text:style-name="P41">Artist verification</text:p>
          </table:table-cell>
          <table:table-cell table:style-name="Table6.B6" office:value-type="string">
            <text:p text:style-name="P41">Getting a list of registered <text:span text:style-name="T184">Cameroon</text:span> artists</text:p>
          </table:table-cell>
          <table:table-cell table:style-name="Table6.C6" office:value-type="string">
            <text:p text:style-name="P42">Administrative documents</text:p>
          </table:table-cell>
          <table:table-cell table:style-name="Table6.D6" office:value-type="string">
            <text:p text:style-name="P32"/>
          </table:table-cell>
        </table:table-row>
        <table:table-row>
          <table:table-cell table:style-name="Table6.A10" office:value-type="string">
            <text:p text:style-name="P50">Send SMS notifications</text:p>
          </table:table-cell>
          <table:table-cell table:style-name="Table6.B8" office:value-type="string">
            <text:p text:style-name="P50">-Send SMS messages to Orange and non-orange operators in Cameroon</text:p>
            <text:p text:style-name="P50">- free sender name customization</text:p>
          </table:table-cell>
          <table:table-cell table:style-name="Table6.C7" office:value-type="string">
            <text:p text:style-name="P48"><text:a xlink:type="simple" xlink:href="https://developer.orange.com/apis/sms-cm/pricing" text:style-name="Internet_20_link" text:visited-style-name="Visited_20_Internet_20_Link">Orange SMS API</text:a></text:p>
          </table:table-cell>
          <table:table-cell table:style-name="Table6.D7" office:value-type="string">
            <text:p text:style-name="P53">Bundles from 50 to 10000+ messages.</text:p>
            <text:p text:style-name="P53"/>
            <text:p text:style-name="P53"/>
          </table:table-cell>
        </table:table-row>
        <table:table-row>
          <table:table-cell table:style-name="Table6.A10" office:value-type="string">
            <text:p text:style-name="P44">Translating the resource files</text:p>
          </table:table-cell>
          <table:table-cell table:style-name="Table6.B8" office:value-type="string">
            <text:p text:style-name="P44">All the files have to translated from <text:span text:style-name="T187">English</text:span> to <text:span text:style-name="T187">French</text:span></text:p>
          </table:table-cell>
          <table:table-cell table:style-name="Table6.C8" office:value-type="string">
            <text:p text:style-name="P44">Freelancing</text:p>
          </table:table-cell>
          <table:table-cell table:style-name="Table6.D8" office:value-type="string">
            <text:p text:style-name="P44">Payment <text:span text:style-name="T188">options will be done on the number of words. Or on a fixed price.</text:span></text:p>
          </table:table-cell>
        </table:table-row>
        <table:table-row>
          <table:table-cell table:style-name="Table6.A9" office:value-type="string">
            <text:p text:style-name="P45">Deploying app </text:p>
          </table:table-cell>
          <table:table-cell table:style-name="Table6.B9" office:value-type="string">
            <text:p text:style-name="P46">Registering App on google play</text:p>
          </table:table-cell>
          <table:table-cell table:style-name="Table6.C9" office:value-type="string">
            <text:p text:style-name="P46"><text:a xlink:type="simple" xlink:href="https://play.google.com/apps/publish/signup/" text:style-name="Internet_20_link" text:visited-style-name="Visited_20_Internet_20_Link">Google Play </text:a></text:p>
          </table:table-cell>
          <table:table-cell table:style-name="Table6.D9" office:value-type="string">
            <text:p text:style-name="P46">$25</text:p>
          </table:table-cell>
        </table:table-row>
        <table:table-row>
          <table:table-cell table:style-name="Table6.A10" office:value-type="string">
            <text:p text:style-name="P47">total</text:p>
          </table:table-cell>
          <table:table-cell table:style-name="Table6.B10" office:value-type="string">
            <text:p text:style-name="P32"/>
          </table:table-cell>
          <table:table-cell table:style-name="Table6.C10" office:value-type="string">
            <text:p text:style-name="P32"/>
          </table:table-cell>
          <table:table-cell table:style-name="Table6.D10" office:value-type="string">
            <text:p text:style-name="P32"/>
          </table:table-cell>
        </table:table-row>
      </table:table>
      <text:p text:style-name="P3"/>
      <text:h text:style-name="P314" text:outline-level="3">PROJECT TIMELINE</text:h>
      <text:p text:style-name="P254"><text:span text:style-name="T76">Finally, w</text:span><text:span text:style-name="T78">e made it to the end of the document! </text:span></text:p>
      <text:p text:style-name="P282">In this section we’ll create a project timeline <text:span text:style-name="T190">or development cycle</text:span>. <text:span text:style-name="T191">We have been using the Waterfall Methodology hitherto for defining and designing the project. Considering that our team works remotely, GitHub will be the ideal development platform. </text:span></text:p>
      <text:p text:style-name="P282"><text:span text:style-name="T191">They offer several vital features:</text:span></text:p>
      <text:list xml:id="list4058339052" text:style-name="L22">
        <text:list-item>
          <text:p text:style-name="P281">code review</text:p>
        </text:list-item>
        <text:list-item>
          <text:p text:style-name="P281">Project management</text:p>
        </text:list-item>
        <text:list-item>
          <text:p text:style-name="P281">integrations </text:p>
        </text:list-item>
        <text:list-item>
          <text:p text:style-name="P281">team management</text:p>
        </text:list-item>
        <text:list-item>
          <text:p text:style-name="P281">social coding</text:p>
        </text:list-item>
        <text:list-item>
          <text:p text:style-name="P281">documentation</text:p>
        </text:list-item>
        <text:list-item>
          <text:p text:style-name="P281">code hosting</text:p>
        </text:list-item>
      </text:list>
      <text:p text:style-name="P255"><text:soft-page-break/><text:span text:style-name="T79">Without ranting on about </text:span><text:span text:style-name="T80">our</text:span><text:span text:style-name="T79"> </text:span><text:span text:style-name="T80">possessions</text:span><text:span text:style-name="T79"> let’s preview a sample of 237First’s software development </text:span><text:span text:style-name="T81">process</text:span><text:span text:style-name="T79">.</text:span></text:p>
      <text:p text:style-name="P293"><text:span text:style-name="T5"/></text:p>
      <text:h text:style-name="P306" text:outline-level="3"><text:span text:style-name="T5">Software development </text:span><text:span text:style-name="T6">process</text:span> </text:h>
      <text:p text:style-name="Text_20_body"><text:span text:style-name="T5">(</text:span><text:span text:style-name="T1">Waterfall methodology</text:span><text:span text:style-name="T5">)</text:span></text:p>
      <text:p text:style-name="P6"><draw:g text:anchor-type="paragraph" draw:z-index="0" draw:style-name="gr1"><draw:custom-shape draw:name="Shape1" draw:style-name="gr2" draw:text-style-name="P357" svg:width="1.5004in" svg:height="1.098in" svg:x="-0.5429in" svg:y="0.0953in"><text:p text:style-name="P356"><text:span text:style-name="T221">Requirements</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frame draw:name="Shape2" draw:style-name="gr3" draw:text-style-name="P359" svg:width="1.9335in" svg:height="0.5996in" svg:x="1.137in" svg:y="0.189in"><draw:text-box><text:p text:style-name="P358"><text:span text:style-name="T222">Describing the project requirements and features.</text:span><text:span text:style-name="T223"> </text:span><text:span text:style-name="T222">Also</text:span><text:span text:style-name="T223">, </text:span><text:span text:style-name="T222">illustrating the relationship between our features and technical requirements.</text:span></text:p></draw:text-box></draw:frame></draw:g></text:p>
      <text:p text:style-name="P5"/>
      <text:p text:style-name="P5"/>
      <text:p text:style-name="P5"><draw:g text:anchor-type="paragraph" draw:z-index="1" draw:style-name="gr1"><draw:custom-shape draw:name="Shape3" draw:style-name="gr4" draw:text-style-name="P361" svg:width="1.4449in" svg:height="1.1634in" svg:x="-0.0091in" svg:y="0.3161in"><text:p text:style-name="P360"><text:span text:style-name="T221">UX design</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frame draw:name="Shape4" draw:style-name="gr5" draw:text-style-name="P362" svg:width="1.6323in" svg:height="0.5594in" svg:x="1.5811in" svg:y="0.4232in"><draw:text-box><text:p><text:span text:style-name="T195">A blueprint design of the UI and Workflow is created. The sketch is generated using Mockplus and includes hmtl, css and JS files.</text:span></text:p></draw:text-box></draw:frame></draw:g><draw:g text:anchor-type="paragraph" draw:z-index="2" draw:style-name="gr1"><draw:custom-shape draw:name="Shape3" draw:style-name="gr4" draw:text-style-name="P361" svg:width="1.4449in" svg:height="1.1634in" svg:x="0.4862in" svg:y="1.6264in"><text:p text:style-name="P360"><text:span text:style-name="T221">Implementation</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frame draw:name="Shape4" draw:style-name="gr5" draw:text-style-name="P362" svg:width="1.6323in" svg:height="0.5594in" svg:x="2.0906in" svg:y="1.7681in"><draw:text-box><text:p><text:span text:style-name="T195">Creating the UI blueprint facilitates implementation. At this stage we code the UI and functionalities.</text:span></text:p></draw:text-box></draw:frame></draw:g><draw:g text:anchor-type="paragraph" draw:z-index="4" draw:style-name="gr1"><draw:custom-shape draw:name="Shape3" draw:style-name="gr4" draw:text-style-name="P361" svg:width="1.4449in" svg:height="1.1634in" svg:x="1.7193in" svg:y="4.2146in"><text:p text:style-name="P360"><text:span text:style-name="T221">Application</text:span></text:p><text:p text:style-name="P360"><text:span text:style-name="T221">deployment</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frame draw:name="Shape4" draw:style-name="gr5" draw:text-style-name="P362" svg:width="1.6323in" svg:height="0.5594in" svg:x="3.3236in" svg:y="4.3563in"><draw:text-box><text:p><text:span text:style-name="T195">When verification and testing is successful, we deploy the application in a live environment</text:span></text:p></draw:text-box></draw:frame></draw:g></text:p>
      <text:p text:style-name="P5"/>
      <text:p text:style-name="P5"/>
      <text:p text:style-name="P5"/>
      <text:p text:style-name="P5"/>
      <text:p text:style-name="P5"/>
      <text:p text:style-name="P5"/>
      <text:p text:style-name="P5"/>
      <text:p text:style-name="P5"/>
      <text:p text:style-name="P5"><draw:g text:anchor-type="paragraph" draw:z-index="3" draw:style-name="gr1"><draw:custom-shape draw:name="Shape3" draw:style-name="gr6" draw:text-style-name="P363" svg:width="1.4449in" svg:height="1.1661in" svg:x="1.1228in" svg:y="0.0256in"><text:p text:style-name="P360"><text:span text:style-name="T224">Verification and </text:span></text:p><text:p text:style-name="P360"><text:span text:style-name="T224">testing</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frame draw:name="Shape4" draw:style-name="gr7" draw:text-style-name="P362" svg:width="1.6323in" svg:height="0.3862in" svg:x="2.7272in" svg:y="0.1673in"><draw:text-box><text:p><text:span text:style-name="T195">After implementing the code we test and verify both the UI and units of our Apps. </text:span></text:p></draw:text-box></draw:frame></draw:g></text:p>
      <text:p text:style-name="P5"/>
      <text:p text:style-name="P5"/>
      <text:p text:style-name="P5"/>
      <text:p text:style-name="P5"/>
      <text:p text:style-name="P5"/>
      <text:p text:style-name="P5"/>
      <text:p text:style-name="P5"/>
      <text:p text:style-name="P298"><draw:g text:anchor-type="paragraph" draw:z-index="7" draw:style-name="gr10"><draw:frame draw:name="Shape4" draw:style-name="gr11" draw:text-style-name="P362" svg:width="1.6323in" svg:height="0.515in" svg:x="3.4051in" svg:y="0.0673in"><draw:text-box><text:p><text:span text:style-name="T195">Our App is now live and accessible to users. At this point we are fixing bugs, upgrading the code and implementing changes.</text:span></text:p></draw:text-box></draw:frame><draw:custom-shape draw:name="Shape3" draw:style-name="gr12" draw:text-style-name="P360" svg:width="1.6098in" svg:height="0.8717in" svg:x="1.6917in" svg:y="-0.0874in"><text:p text:style-name="P360"><text:span text:style-name="T224">Software </text:span></text:p><text:p text:style-name="P360"><text:span text:style-name="T224">maintenance</text:span></text:p><draw:enhanced-geometry svg:viewBox="0 0 21600 21600" draw:type="rectangle" draw:enhanced-path="M 0 0 L 21600 0 21600 21600 0 21600 0 0 Z N"/></draw:custom-shape></draw:g><text:span text:style-name="T90"/></text:p>
      <text:p text:style-name="P295"><text:span text:style-name="T90"/></text:p>
      <text:p text:style-name="P300"><text:soft-page-break/><text:span text:style-name="T90">Project timeline</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52">Objective</text:p>
          </table:table-cell>
          <table:table-cell table:style-name="Table7.A1" office:value-type="string">
            <text:p text:style-name="P352">Start date </text:p>
          </table:table-cell>
          <table:table-cell table:style-name="Table7.A1" office:value-type="string">
            <text:p text:style-name="P352">End date</text:p>
          </table:table-cell>
          <table:table-cell table:style-name="Table7.A1" office:value-type="string">
            <text:p text:style-name="P352">Duration (deadline)</text:p>
          </table:table-cell>
          <table:table-cell table:style-name="Table7.E1" office:value-type="string">
            <text:p text:style-name="P352">status</text:p>
          </table:table-cell>
        </table:table-row>
        <table:table-row>
          <table:table-cell table:style-name="Table7.A9" office:value-type="string">
            <text:p text:style-name="P56">Define <text:span text:style-name="T192">and design </text:span>the project</text:p>
          </table:table-cell>
          <table:table-cell table:style-name="Table7.B9" office:value-type="string">
            <text:p text:style-name="P58">Feb 8<text:span text:style-name="T193">th</text:span>, 2018</text:p>
          </table:table-cell>
          <table:table-cell table:style-name="Table7.C9" office:value-type="string">
            <text:p text:style-name="P58">March 8<text:span text:style-name="T193">th</text:span>, 2018</text:p>
          </table:table-cell>
          <table:table-cell table:style-name="Table7.D9" office:value-type="string">
            <text:p text:style-name="P56">4 weeks </text:p>
          </table:table-cell>
          <table:table-cell table:style-name="Table7.E9" office:value-type="string">
            <text:p text:style-name="P55">👌</text:p>
          </table:table-cell>
        </table:table-row>
        <table:table-row>
          <table:table-cell table:style-name="Table7.A9" office:value-type="string">
            <text:p text:style-name="P60">Web front-end design</text:p>
          </table:table-cell>
          <table:table-cell table:style-name="Table7.B9" office:value-type="string">
            <text:p text:style-name="P59">March 10<text:span text:style-name="T193">th</text:span>, 2018</text:p>
          </table:table-cell>
          <table:table-cell table:style-name="Table7.C9" office:value-type="string">
            <text:p text:style-name="P59">March 17<text:span text:style-name="T193">th</text:span>, 2018</text:p>
          </table:table-cell>
          <table:table-cell table:style-name="Table7.D9" office:value-type="string">
            <text:p text:style-name="P60">1 week</text:p>
          </table:table-cell>
          <table:table-cell table:style-name="Table7.E9" office:value-type="string">
            <text:p text:style-name="P61"/>
          </table:table-cell>
        </table:table-row>
        <table:table-row>
          <table:table-cell table:style-name="Table7.A9" office:value-type="string">
            <text:p text:style-name="P60">Android app UX design</text:p>
          </table:table-cell>
          <table:table-cell table:style-name="Table7.B9" office:value-type="string">
            <text:p text:style-name="P59">March 10<text:span text:style-name="T193">th</text:span>, 2018</text:p>
          </table:table-cell>
          <table:table-cell table:style-name="Table7.C9" office:value-type="string">
            <text:p text:style-name="P59">March 17<text:span text:style-name="T193">th</text:span>, 2018</text:p>
          </table:table-cell>
          <table:table-cell table:style-name="Table7.D9" office:value-type="string">
            <text:p text:style-name="P60">1 week</text:p>
          </table:table-cell>
          <table:table-cell table:style-name="Table7.E9" office:value-type="string">
            <text:p text:style-name="P61"/>
          </table:table-cell>
        </table:table-row>
        <table:table-row>
          <table:table-cell table:style-name="Table7.A9" office:value-type="string">
            <text:p text:style-name="P57">Coding functionalities (web and app)</text:p>
          </table:table-cell>
          <table:table-cell table:style-name="Table7.B9" office:value-type="string">
            <text:p text:style-name="P319">March 18<text:span text:style-name="T193">th</text:span>, 2018</text:p>
          </table:table-cell>
          <table:table-cell table:style-name="Table7.C9" office:value-type="string">
            <text:p text:style-name="P319">June 12<text:span text:style-name="T193">th</text:span>, 2018</text:p>
          </table:table-cell>
          <table:table-cell table:style-name="Table7.D9" office:value-type="string">
            <text:p text:style-name="P57">8 weeks </text:p>
          </table:table-cell>
          <table:table-cell table:style-name="Table7.E9" office:value-type="string">
            <text:p text:style-name="P54"/>
          </table:table-cell>
        </table:table-row>
        <table:table-row>
          <table:table-cell table:style-name="Table7.A9" office:value-type="string">
            <text:p text:style-name="P57">Testing UI and units</text:p>
          </table:table-cell>
          <table:table-cell table:style-name="Table7.B9" office:value-type="string">
            <text:p text:style-name="P319">June 13<text:span text:style-name="T193">th</text:span>, 2018</text:p>
          </table:table-cell>
          <table:table-cell table:style-name="Table7.C9" office:value-type="string">
            <text:p text:style-name="P319">June 20<text:span text:style-name="T193">th</text:span>, 2018</text:p>
          </table:table-cell>
          <table:table-cell table:style-name="Table7.D9" office:value-type="string">
            <text:p text:style-name="P57">1 week</text:p>
          </table:table-cell>
          <table:table-cell table:style-name="Table7.E9" office:value-type="string">
            <text:p text:style-name="P54"/>
          </table:table-cell>
        </table:table-row>
        <table:table-row>
          <table:table-cell table:style-name="Table7.A9" office:value-type="string">
            <text:p text:style-name="P57">Deploy the apps</text:p>
          </table:table-cell>
          <table:table-cell table:style-name="Table7.B9" office:value-type="string">
            <text:p text:style-name="P321">June 21<text:span text:style-name="T193">st</text:span>, 2018</text:p>
          </table:table-cell>
          <table:table-cell table:style-name="Table7.C9" office:value-type="string">
            <text:p text:style-name="P321">June 22<text:span text:style-name="T193">nd</text:span>, 2018</text:p>
          </table:table-cell>
          <table:table-cell table:style-name="Table7.D9" office:value-type="string">
            <text:p text:style-name="P57">1 day</text:p>
          </table:table-cell>
          <table:table-cell table:style-name="Table7.E9" office:value-type="string">
            <text:p text:style-name="P54"/>
          </table:table-cell>
        </table:table-row>
        <table:table-row>
          <table:table-cell table:style-name="Table7.A9" office:value-type="string">
            <text:p text:style-name="P57">Marketing and advertising</text:p>
          </table:table-cell>
          <table:table-cell table:style-name="Table7.B9" office:value-type="string">
            <text:p text:style-name="P320">June 12<text:span text:style-name="T193">th</text:span>, 2018</text:p>
          </table:table-cell>
          <table:table-cell table:style-name="Table7.C9" office:value-type="string">
            <text:p text:style-name="P321">unending</text:p>
          </table:table-cell>
          <table:table-cell table:style-name="Table7.D9" office:value-type="string">
            <text:p text:style-name="P57">Starts when coding functionalities are implemented.</text:p>
          </table:table-cell>
          <table:table-cell table:style-name="Table7.E9" office:value-type="string">
            <text:p text:style-name="P54"/>
          </table:table-cell>
        </table:table-row>
        <table:table-row>
          <table:table-cell table:style-name="Table7.A9" office:value-type="string">
            <text:p text:style-name="P57">Software maintenance</text:p>
          </table:table-cell>
          <table:table-cell table:style-name="Table7.B9" office:value-type="string">
            <text:p text:style-name="P321">June 22<text:span text:style-name="T193">nd</text:span>, 2018</text:p>
          </table:table-cell>
          <table:table-cell table:style-name="Table7.C9" office:value-type="string">
            <text:p text:style-name="P321">unending</text:p>
          </table:table-cell>
          <table:table-cell table:style-name="Table7.D9" office:value-type="string">
            <text:p text:style-name="P57">Continuous process</text:p>
          </table:table-cell>
          <table:table-cell table:style-name="Table7.E9" office:value-type="string">
            <text:p text:style-name="P54"/>
          </table:table-cell>
        </table:table-row>
      </table:table>
      <text:p text:style-name="P295"><draw:custom-shape text:anchor-type="paragraph" draw:z-index="5" draw:name="Shape1" draw:style-name="gr8" draw:text-style-name="P364" svg:width="0.1898in" svg:height="0.1898in" svg:x="-0.0693in" svg:y="0.4346in"><text:p/><draw:enhanced-geometry svg:viewBox="0 0 21600 21600" draw:type="rectangle" draw:enhanced-path="M 0 0 L 21600 0 21600 21600 0 21600 0 0 Z N"/></draw:custom-shape><draw:frame text:anchor-type="paragraph" draw:z-index="6" draw:name="Shape2" draw:style-name="gr9" draw:text-style-name="P365" svg:width="1.6579in" svg:height="0.2185in" svg:x="0.1953in" svg:y="0.4445in"><draw:text-box><text:p><text:span text:style-name="T225">Si</text:span><text:span text:style-name="T225">m</text:span><text:span text:style-name="T225">ult</text:span><text:span text:style-name="T225">an</text:span><text:span text:style-name="T225">eo</text:span><text:span text:style-name="T225">us </text:span><text:span text:style-name="T225">ev</text:span><text:span text:style-name="T225">en</text:span><text:span text:style-name="T225">ts</text:span></text:p></draw:text-box></draw:frame></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center" style:justify-single-word="false"/>
      <style:text-properties style:text-underline-style="none" officeooo:rsid="03d5831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style:register-true="true" text:number-lines="false" text:line-number="0">
        <style:tab-stops>
          <style:tab-stop style:position="3.4626in" style:type="center"/>
          <style:tab-stop style:position="6.9252in" style:type="righ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style:register-true="tru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style:register-true="true" fo:text-indent="-0.25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er_20_left" text:citation-style-name="Page_20_Number" text:citation-body-style-name="Page_20_Numbe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7pt" officeooo:rsid="04129bb6" officeooo:paragraph-rsid="041392ee" style:font-size-asian="7pt" style:font-size-complex="7pt"/>
    </style:style>
    <style:style style:name="MP2" style:family="paragraph" style:parent-style-name="Footer">
      <style:paragraph-properties fo:text-align="center" style:justify-single-word="false"/>
      <style:text-properties fo:font-size="7pt" officeooo:rsid="04129bb6" officeooo:paragraph-rsid="04129bb6" style:font-size-asian="7pt" style:font-size-complex="7pt"/>
    </style:style>
    <style:page-layout style:name="Mpm1">
      <style:page-layout-properties fo:page-width="8.5in" fo:page-height="11in" style:num-format="1" style:print-orientation="portrait" fo:margin-top="0.7874in" fo:margin-bottom="0.7874in" fo:margin-left="0.7874in" fo:margin-right="0.7874in" style:shadow="none" fo:background-color="transparent" style:register-truth-ref-style-name="Footer"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ext:p text:style-name="MP1">Attention: this is intellectual property and should not be modified, sold or distributed without authorization from the author.</text:p>
      </style:footer>
    </style:master-page>
    <style:master-page style:name="Footnote" style:page-layout-name="Mpm2">
      <style:footer>
        <text:p text:style-name="MP2">Attention: this is intellectual property and should not be modified, sold or distributed without authorization from the autho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07:22:27.804417846</meta:creation-date>
    <dc:date>2018-03-08T12:48:41.872051468</dc:date>
    <meta:editing-duration>P7DT1H13M23S</meta:editing-duration>
    <meta:editing-cycles>848</meta:editing-cycles>
    <meta:generator>LibreOffice/5.4.5.1$Linux_X86_64 LibreOffice_project/40m0$Build-1</meta:generator>
    <meta:document-statistic meta:table-count="7" meta:image-count="0" meta:object-count="0" meta:page-count="15" meta:paragraph-count="547" meta:word-count="3560" meta:character-count="21622" meta:non-whitespace-character-count="18796"/>
  </office:meta>
</office:document-meta>
</file>